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4.14pt"/>
    </style:style>
    <style:style style:name="co2" style:family="table-column">
      <style:table-column-properties fo:break-before="auto" style:column-width="72.79pt"/>
    </style:style>
    <style:style style:name="co3" style:family="table-column">
      <style:table-column-properties fo:break-before="auto" style:column-width="43.94pt"/>
    </style:style>
    <style:style style:name="co4" style:family="table-column">
      <style:table-column-properties fo:break-before="auto" style:column-width="201.86pt"/>
    </style:style>
    <style:style style:name="co5" style:family="table-column">
      <style:table-column-properties fo:break-before="auto" style:column-width="121.8pt"/>
    </style:style>
    <style:style style:name="co6" style:family="table-column">
      <style:table-column-properties fo:break-before="auto" style:column-width="77.84pt"/>
    </style:style>
    <style:style style:name="co7" style:family="table-column">
      <style:table-column-properties fo:break-before="auto" style:column-width="473.6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Powers_20_-_20_Objectives">
      <style:table-properties table:display="true" style:writing-mode="lr-tb"/>
    </style:style>
    <style:style style:name="ta2" style:family="table" style:master-page-name="PageStyle_5f_DEA_20_Information_20_Sharing_20_Agreements">
      <style:table-properties table:display="true" style:writing-mode="lr-tb"/>
    </style:style>
    <style:style style:name="ta3" style:family="table" style:master-page-name="PageStyle_5f_Persons">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wers - Objectives"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2" table:number-columns-repeated="998" table:default-cell-style-name="Default"/>
        <table:table-row table:style-name="ro1">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status</text:p>
          </table:table-cell>
          <table:table-cell table:style-name="ce1" office:value-type="string" calcext:value-type="string">
            <text:p>start_date</text:p>
          </table:table-cell>
          <table:table-cell table:style-name="ce1" office:value-type="string" calcext:value-type="string">
            <text:p>end_date</text:p>
          </table:table-cell>
          <table:table-cell table:number-columns-repeated="1019"/>
        </table:table-row>
        <table:table-row table:style-name="ro1">
          <table:table-cell table:style-name="ce1" office:value-type="string" calcext:value-type="string">
            <text:p>PSD - Multiple disadvantages</text:p>
          </table:table-cell>
          <table:table-cell table:style-name="ce1" office:value-type="string" calcext:value-type="string">
            <text:p>Public service delivery - Assisting individuals or households who face multiple disadvantages</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table-cell table:style-name="ce1" office:value-type="string" calcext:value-type="string">
            <text:p>PSD - Fuel poverty</text:p>
          </table:table-cell>
          <table:table-cell table:style-name="ce1" office:value-type="string" calcext:value-type="string">
            <text:p>Public service delivery - Assisting people living in fuel poverty</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table-cell table:style-name="ce1" office:value-type="string" calcext:value-type="string">
            <text:p>PSD - Water poverty</text:p>
          </table:table-cell>
          <table:table-cell table:style-name="ce1" office:value-type="string" calcext:value-type="string">
            <text:p>Public service delivery - Assiting people living in water poverty</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table-cell table:style-name="ce1" office:value-type="string" calcext:value-type="string">
            <text:p>PSD - TV retuning</text:p>
          </table:table-cell>
          <table:table-cell table:style-name="ce1" office:value-type="string" calcext:value-type="string">
            <text:p>Public service delivery - Providing targeted assistance in re-tuning televisions following spectrum changes</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table-cell table:style-name="ce1" office:value-type="string" calcext:value-type="string">
            <text:p>Civil registration</text:p>
          </table:table-cell>
          <table:table-cell table:style-name="ce1" office:value-type="string" calcext:value-type="string">
            <text:p>Civil registration: Allowing information on births, marriages, civil partnerships and deaths to be shared more widely to allow public authorities to deliver their functions more effectively</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table-cell table:style-name="ce1" office:value-type="string" calcext:value-type="string">
            <text:p>Debt</text:p>
          </table:table-cell>
          <table:table-cell table:style-name="ce1" office:value-type="string" calcext:value-type="string">
            <text:p>Recovering debt owed to the public sector</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table-cell table:style-name="ce1" office:value-type="string" calcext:value-type="string">
            <text:p>Fraud</text:p>
          </table:table-cell>
          <table:table-cell table:style-name="ce1" office:value-type="string" calcext:value-type="string">
            <text:p>Combating fraud against the public sector</text:p>
          </table:table-cell>
          <table:table-cell table:style-name="ce1" office:value-type="string" calcext:value-type="string">
            <text:p>active</text:p>
          </table:table-cell>
          <table:table-cell table:style-name="ce1" table:number-columns-repeated="2"/>
          <table:table-cell table:number-columns-repeated="1019"/>
        </table:table-row>
        <table:table-row table:style-name="ro1" table:number-rows-repeated="99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DEA Information Sharing Agreements" table:style-name="ta2">
        <table:table-column table:style-name="co2" table:default-cell-style-name="Default"/>
        <table:table-column table:style-name="co4" table:default-cell-style-name="Default"/>
        <table:table-column table:style-name="co5" table:default-cell-style-name="Default"/>
        <table:table-column table:style-name="co2" table:number-columns-repeated="2" table:default-cell-style-name="Default"/>
        <table:table-column table:style-name="co6" table:default-cell-style-name="Default"/>
        <table:table-column table:style-name="co2" table:number-columns-repeated="8" table:default-cell-style-name="Default"/>
        <table:table-column table:style-name="co3" table:number-columns-repeated="12" table:default-cell-style-name="Default"/>
        <table:table-column table:style-name="co2" table:number-columns-repeated="998"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Purpose</text:p>
          </table:table-cell>
          <table:table-cell table:style-name="ce1" office:value-type="string" calcext:value-type="string">
            <text:p>Benefits</text:p>
          </table:table-cell>
          <table:table-cell table:style-name="ce1" office:value-type="string" calcext:value-type="string">
            <text:p>Power Disclosure</text:p>
          </table:table-cell>
          <table:table-cell table:style-name="ce1" office:value-type="string" calcext:value-type="string">
            <text:p>Disclosed Information</text:p>
          </table:table-cell>
          <table:table-cell table:style-name="ce1" office:value-type="string" calcext:value-type="string">
            <text:p>Controllers</text:p>
          </table:table-cell>
          <table:table-cell table:style-name="ce1" office:value-type="string" calcext:value-type="string">
            <text:p>Method</text:p>
          </table:table-cell>
          <table:table-cell table:style-name="ce1" office:value-type="string" calcext:value-type="string">
            <text:p>Processors</text:p>
          </table:table-cell>
          <table:table-cell table:style-name="ce1" office:value-type="string" calcext:value-type="string">
            <text:p>Retention Period</text:p>
          </table:table-cell>
          <table:table-cell table:style-name="ce1" office:value-type="string" calcext:value-type="string">
            <text:p>start_date</text:p>
          </table:table-cell>
          <table:table-cell table:style-name="ce1" office:value-type="string" calcext:value-type="string">
            <text:p>end_date</text:p>
          </table:table-cell>
          <table:table-cell table:style-name="ce1" office:value-type="string" calcext:value-type="string">
            <text:p>review_date</text:p>
          </table:table-cell>
          <table:table-cell table:style-name="ce1" office:value-type="string" calcext:value-type="string">
            <text:p>contact</text:p>
          </table:table-cell>
          <table:table-cell table:style-name="ce1"/>
          <table:table-cell table:number-columns-repeated="1009"/>
        </table:table-row>
        <table:table-row table:style-name="ro1">
          <table:table-cell table:style-name="ce2" office:value-type="float" office:value="1" calcext:value-type="float">
            <text:p>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British Gas Trading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HM Revenue and Customs,A licensed gas and/or electricity supplier: British Gas Trading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04" calcext:value-type="date">
            <text:p>2019-07-04</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2" calcext:value-type="float">
            <text:p>2</text:p>
          </table:table-cell>
          <table:table-cell table:style-name="ce1" office:value-type="string" calcext:value-type="string">
            <text:p>Exploring Potential Fraud in the Help to Buy Scheme</text:p>
          </table:table-cell>
          <table:table-cell table:style-name="ce1" office:value-type="string" calcext:value-type="string">
            <text:p>To identify whether there is potential fraud in the Help to Buy Scheme, relating to the overinflaton of income (fraud by misrepresentation) and the failure to declare existing property ownership at the point of application (fraud by omission).</text:p>
          </table:table-cell>
          <table:table-cell table:style-name="ce1" office:value-type="string" calcext:value-type="string">
            <text:p>This information sharing agreement will help Homes England to identify any fraud in the Help to Buy Scheme, and to qualify the nature of this fraud. In doing so, Homes England will be able to assess compliance and review policies for preventative purposes only.</text:p>
          </table:table-cell>
          <table:table-cell table:style-name="ce1" office:value-type="string" calcext:value-type="string">
            <text:p>Fraud</text:p>
          </table:table-cell>
          <table:table-cell table:style-name="ce1" office:value-type="string" calcext:value-type="string">
            <text:p>Data on earnings and income, on self-assessment, on benefits and credits, and on property ownership will be disclosed by Her Majesty’s Revenue and Customs to Homes England.</text:p>
          </table:table-cell>
          <table:table-cell table:style-name="ce1" office:value-type="string" calcext:value-type="string">
            <text:p>HM Revenue and Customs,Homes England</text:p>
          </table:table-cell>
          <table:table-cell table:style-name="ce3" office:value-type="string" calcext:value-type="string">
            <text:p>Government Secure Email</text:p>
          </table:table-cell>
          <table:table-cell table:style-name="ce1"/>
          <table:table-cell table:style-name="ce1" office:value-type="string" calcext:value-type="string">
            <text:p>P3M</text:p>
          </table:table-cell>
          <table:table-cell table:style-name="ce4" office:value-type="date" office:date-value="2018-09-06" calcext:value-type="date">
            <text:p>2018-09-06</text:p>
          </table:table-cell>
          <table:table-cell table:style-name="ce4" office:value-type="date" office:date-value="2019-05-31" calcext:value-type="date">
            <text:p>2019-05-31</text:p>
          </table:table-cell>
          <table:table-cell table:style-name="ce4" office:value-type="date" office:date-value="2019-01-17" calcext:value-type="date">
            <text:p>2019-01-17</text:p>
          </table:table-cell>
          <table:table-cell table:style-name="ce3" office:value-type="string" calcext:value-type="string">
            <text:p>DPO@homesengland.gov.uk</text:p>
          </table:table-cell>
          <table:table-cell table:style-name="ce1"/>
          <table:table-cell table:number-columns-repeated="1009"/>
        </table:table-row>
        <table:table-row table:style-name="ro1">
          <table:table-cell table:style-name="ce2" office:value-type="float" office:value="3" calcext:value-type="float">
            <text:p>3</text:p>
          </table:table-cell>
          <table:table-cell table:style-name="ce1" office:value-type="string" calcext:value-type="string">
            <text:p>National Fraud Initiative - HMRC and Local Authority Counter Fraud Pilot</text:p>
          </table:table-cell>
          <table:table-cell table:style-name="ce1" office:value-type="string" calcext:value-type="string">
            <text:p>The National Fraud Initiative (NFI) is the Cabinet Office’s UK-wide data matching exercise. It is exploring the potential value and effectiveness of using HMRC data to better identify and prevent fraud. We will share records containing personal data with HMRC. These will be matched against HMRC records and additional HMRC information appended and fed back to the NFI to be evaluated as to how it may improve the NFI national exercise.</text:p>
          </table:table-cell>
          <table:table-cell table:style-name="ce1" office:value-type="string" calcext:value-type="string">
            <text:p>The expected benefits are; 1. To provide additional intelligence on data matches already generated and released by the NFI for participant organisations to consider and investigate where appropriate; 2. To allow the NFI to update its fraud risk scoring of these released matches; 3. To assist with the reduction of potential false positive data match disclosure within the existing NFI data matching: and 4. To allow additional counter fraud data matches to be generated from just the additional HMRC results.</text:p>
          </table:table-cell>
          <table:table-cell table:style-name="ce1" office:value-type="string" calcext:value-type="string">
            <text:p>Fraud</text:p>
          </table:table-cell>
          <table:table-cell table:style-name="ce1" office:value-type="string" calcext:value-type="string">
            <text:p>Data items will relate to: Employed and self-employed earnings, Household composition, Property ownership</text:p>
          </table:table-cell>
          <table:table-cell table:style-name="ce1" office:value-type="string" calcext:value-type="string">
            <text:p>HM Revenue and Customs</text:p>
          </table:table-cell>
          <table:table-cell table:style-name="ce1" office:value-type="string" calcext:value-type="string">
            <text:p>Secure File Transfer (batch basis)</text:p>
          </table:table-cell>
          <table:table-cell table:style-name="ce1" office:value-type="string" calcext:value-type="string">
            <text:p>HM Revenue and Customs</text:p>
          </table:table-cell>
          <table:table-cell table:style-name="ce1" office:value-type="string" calcext:value-type="string">
            <text:p>P2Y</text:p>
          </table:table-cell>
          <table:table-cell table:style-name="ce4" office:value-type="date" office:date-value="2018-12-01" calcext:value-type="date">
            <text:p>2018-12-01</text:p>
          </table:table-cell>
          <table:table-cell table:style-name="ce4" office:value-type="date" office:date-value="2020-12-31" calcext:value-type="date">
            <text:p>2020-12-31</text:p>
          </table:table-cell>
          <table:table-cell table:style-name="ce4" office:value-type="date" office:date-value="2019-12-01" calcext:value-type="date">
            <text:p>2019-12-01</text:p>
          </table:table-cell>
          <table:table-cell table:style-name="ce3" office:value-type="string" calcext:value-type="string">
            <text:p>nfiqueries@cabinetoffice.gov.uk</text:p>
          </table:table-cell>
          <table:table-cell table:style-name="ce1"/>
          <table:table-cell table:number-columns-repeated="1009"/>
        </table:table-row>
        <table:table-row table:style-name="ro1">
          <table:table-cell table:style-name="ce2" office:value-type="float" office:value="4" calcext:value-type="float">
            <text:p>4</text:p>
          </table:table-cell>
          <table:table-cell table:style-name="ce1" office:value-type="string" calcext:value-type="string">
            <text:p>Testing the feasibility of data matching between VOA and DWP data for improved fuel poverty targeting</text:p>
          </table:table-cell>
          <table:table-cell table:style-name="ce1" office:value-type="string" calcext:value-type="string">
            <text:p>To test the matching of two data sets to enable Government to better identify households at risk of fuel poverty and improve the targeting of support to tackle fuel poverty</text:p>
          </table:table-cell>
          <table:table-cell table:style-name="ce1" office:value-type="string" calcext:value-type="string">
            <text:p>The testing will help BEIS understand the feasibility of the matching between the two datasets, identify areas of error or non-match and investigate mitigations in order to maximise the datasets' matching success rates. The data matching mechanism would enable more effective targeting of fuel poverty policies.</text:p>
          </table:table-cell>
          <table:table-cell table:style-name="ce1" office:value-type="string" calcext:value-type="string">
            <text:p>PSD - Fuel poverty</text:p>
          </table:table-cell>
          <table:table-cell table:style-name="ce1" office:value-type="string" calcext:value-type="string">
            <text:p>Valuation Office Agency (VOA) data relating to property characteristics will be shared with the Department for Business Energy and Industrial Strategy (BEIS) for ranking according to potential energy costs. Data to be onwardly shared with the Department for Work and Pensions (DWP) for the matching feasibility exercise, where the relationship between property data and benefits data will be compared</text:p>
          </table:table-cell>
          <table:table-cell table:style-name="ce1" office:value-type="string" calcext:value-type="string">
            <text:p>"Secretary of State for Business, Energy, and Industrial Strategy",Secretary of State for Work and Pensions,HM Revenue and Customs</text:p>
          </table:table-cell>
          <table:table-cell table:style-name="ce1" office:value-type="string" calcext:value-type="string">
            <text:p>Egress file sharing</text:p>
          </table:table-cell>
          <table:table-cell table:style-name="ce1" office:value-type="string" calcext:value-type="string">
            <text:p>"Secretary of State for Business, Energy, and Industrial Strategy",Department for Work and Pensions</text:p>
          </table:table-cell>
          <table:table-cell table:style-name="ce1" office:value-type="string" calcext:value-type="string">
            <text:p>P3Y11M</text:p>
          </table:table-cell>
          <table:table-cell table:style-name="ce4" office:value-type="date" office:date-value="2019-02-18" calcext:value-type="date">
            <text:p>2019-02-18</text:p>
          </table:table-cell>
          <table:table-cell table:style-name="ce4" office:value-type="date" office:date-value="2019-12-31" calcext:value-type="date">
            <text:p>2019-12-31</text:p>
          </table:table-cell>
          <table:table-cell table:style-name="ce4" office:value-type="date" office:date-value="2019-07-01" calcext:value-type="date">
            <text:p>2019-07-01</text:p>
          </table:table-cell>
          <table:table-cell table:style-name="ce3" office:value-type="string" calcext:value-type="string">
            <text:p>dataprotection@beis.gov.uk</text:p>
          </table:table-cell>
          <table:table-cell table:style-name="ce1"/>
          <table:table-cell table:number-columns-repeated="1009"/>
        </table:table-row>
        <table:table-row table:style-name="ro1">
          <table:table-cell table:style-name="ce2" office:value-type="float" office:value="5" calcext:value-type="float">
            <text:p>5</text:p>
          </table:table-cell>
          <table:table-cell table:style-name="ce1" office:value-type="string" calcext:value-type="string">
            <text:p>For the provision of the Energy Company Obligation (ECO) data matching and sharing service</text:p>
          </table:table-cell>
          <table:table-cell table:style-name="ce1" office:value-type="string" calcext:value-type="string">
            <text:p>To provide benefit eligibility checks to support delivery of the ECO scheme</text:p>
          </table:table-cell>
          <table:table-cell table:style-name="ce1" office:value-type="string" calcext:value-type="string">
            <text:p>Information sharing between the Energy Saving Trust (EST) and the Department for Work and Pensions (DWP) to confirm the eligibility of customers who have applied for the installation of energy saving measures under the ECO scheme.</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text:p>
          </table:table-cell>
          <table:table-cell table:style-name="ce1" office:value-type="string" calcext:value-type="string">
            <text:p>Encrypted files via email</text:p>
          </table:table-cell>
          <table:table-cell table:style-name="ce1" office:value-type="string" calcext:value-type="string">
            <text:p>A licensed gas and/or electricity supplier,Energy Saving Trust</text:p>
          </table:table-cell>
          <table:table-cell table:style-name="ce1" office:value-type="string" calcext:value-type="string">
            <text:p>P3Y9M27D</text:p>
          </table:table-cell>
          <table:table-cell table:style-name="ce4" office:value-type="date" office:date-value="2018-12-03" calcext:value-type="date">
            <text:p>2018-12-03</text:p>
          </table:table-cell>
          <table:table-cell table:style-name="ce4" office:value-type="date" office:date-value="2022-03-31" calcext:value-type="date">
            <text:p>2022-03-31</text:p>
          </table:table-cell>
          <table:table-cell table:style-name="ce4" office:value-type="date" office:date-value="2019-12-03" calcext:value-type="date">
            <text:p>2019-12-03</text:p>
          </table:table-cell>
          <table:table-cell table:style-name="ce3" office:value-type="string" calcext:value-type="string">
            <text:p>data.protectionofficer@dwp.gsi.gov.uk</text:p>
          </table:table-cell>
          <table:table-cell table:style-name="ce3"/>
          <table:table-cell table:number-columns-repeated="1009"/>
        </table:table-row>
        <table:table-row table:style-name="ro1">
          <table:table-cell table:style-name="ce2" office:value-type="float" office:value="6" calcext:value-type="float">
            <text:p>6</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specified objective (within the meaning of section 35) to a specified person who is a public authority</text:p>
          </table:table-cell>
          <table:table-cell table:style-name="ce1" office:value-type="string" calcext:value-type="string">
            <text:p>Encrypted files via email</text:p>
          </table:table-cell>
          <table:table-cell table:style-name="ce1" office:value-type="string" calcext:value-type="string">
            <text:p>A licensed gas and/or electricity supplier,Energy Saving Trust</text:p>
          </table:table-cell>
          <table:table-cell table:style-name="ce1" office:value-type="string" calcext:value-type="string">
            <text:p>P1M</text:p>
          </table:table-cell>
          <table:table-cell table:style-name="ce4" office:value-type="date" office:date-value="2018-12-17" calcext:value-type="date">
            <text:p>2018-12-17</text:p>
          </table:table-cell>
          <table:table-cell table:style-name="ce4" office:value-type="date" office:date-value="2019-12-31" calcext:value-type="date">
            <text:p>2019-12-31</text:p>
          </table:table-cell>
          <table:table-cell table:style-name="ce4" office:value-type="date" office:date-value="2019-06-17" calcext:value-type="date">
            <text:p>2019-06-17</text:p>
          </table:table-cell>
          <table:table-cell table:style-name="ce3" office:value-type="string" calcext:value-type="string">
            <text:p>data.protectionofficer@dwp.gsi.gov.uk</text:p>
          </table:table-cell>
          <table:table-cell table:style-name="ce3"/>
          <table:table-cell table:number-columns-repeated="1009"/>
        </table:table-row>
        <table:table-row table:style-name="ro1">
          <table:table-cell table:style-name="ce2" office:value-type="float" office:value="7" calcext:value-type="float">
            <text:p>7</text:p>
          </table:table-cell>
          <table:table-cell table:style-name="ce1" office:value-type="string" calcext:value-type="string">
            <text:p>For the provision of data matching and sharing services to support Shell Energy (previously known as First Utility) deliver debt reduction assistance to eligible domestic energy customers.</text:p>
          </table:table-cell>
          <table:table-cell table:style-name="ce1" office:value-type="string" calcext:value-type="string">
            <text:p>To provide benefit eligibility checks to support Shell Energy provide financial assistance to domestic energy customers under an Industry Initiative scheme delivered as part of the Warm Home Discount Scheme.</text:p>
          </table:table-cell>
          <table:table-cell table:style-name="ce1" office:value-type="string" calcext:value-type="string">
            <text:p>Information sharing between the Department for Work and Pensions (DWP) and Shell Energy to confirm the eligibility of domestic energy customers who have applied for financial assistance with outstanding debt on energy bills.</text:p>
          </table:table-cell>
          <table:table-cell table:style-name="ce1" office:value-type="string" calcext:value-type="string">
            <text:p>PSD - Fuel poverty</text:p>
          </table:table-cell>
          <table:table-cell table:style-name="ce1" office:value-type="string" calcext:value-type="string">
            <text:p>Shell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3-25" calcext:value-type="date">
            <text:p>2019-03-25</text:p>
          </table:table-cell>
          <table:table-cell table:style-name="ce4" office:value-type="date" office:date-value="2019-06-30" calcext:value-type="date">
            <text:p>2019-06-30</text:p>
          </table:table-cell>
          <table:table-cell table:style-name="ce1"/>
          <table:table-cell table:style-name="ce3" office:value-type="string" calcext:value-type="string">
            <text:p>data.protectionofficer@dwp.gsi.gov.uk</text:p>
          </table:table-cell>
          <table:table-cell table:style-name="ce3"/>
          <table:table-cell table:number-columns-repeated="1009"/>
        </table:table-row>
        <table:table-row table:style-name="ro1">
          <table:table-cell table:style-name="ce2" office:value-type="float" office:value="8" calcext:value-type="float">
            <text:p>8</text:p>
          </table:table-cell>
          <table:table-cell table:style-name="ce1" office:value-type="string" calcext:value-type="string">
            <text:p>Exploring differences in company accounts filed between Companies House and HMRC</text:p>
          </table:table-cell>
          <table:table-cell table:style-name="ce1" office:value-type="string" calcext:value-type="string">
            <text:p>To identify where differences in accounts filed between HMRC and Companies House over the last 48 months indicate fraudulent activity</text:p>
          </table:table-cell>
          <table:table-cell table:style-name="ce1" office:value-type="string" calcext:value-type="string">
            <text:p>This pilot will help Companies House to identify potential fraud and error and, in establishing improvements to the operation of the account filing process, ensure that Companies House are presenting a more accurate picture of the financial health of businesses. This pilot will also enable HMRC to identify where companies are understating accounts and thereby reducing tax liabilities. In doing so, HMRC will be able to redeem extra public funds through increased tax dividends</text:p>
          </table:table-cell>
          <table:table-cell table:style-name="ce1" office:value-type="string" calcext:value-type="string">
            <text:p>Fraud</text:p>
          </table:table-cell>
          <table:table-cell table:style-name="ce1" office:value-type="string" calcext:value-type="string">
            <text:p>Company names and registration numbers, selected accounts items, and the names of associated company directors, partners, and third party accountants where relevant.</text:p>
          </table:table-cell>
          <table:table-cell table:style-name="ce1" office:value-type="string" calcext:value-type="string">
            <text:p>HM Revenue and Customs,A person providing services in connection with a specified objective (within the meaning of section 35) to a specified person who is a public authority</text:p>
          </table:table-cell>
          <table:table-cell table:style-name="ce3" office:value-type="string" calcext:value-type="string">
            <text:p>Government security email</text:p>
          </table:table-cell>
          <table:table-cell table:style-name="ce1"/>
          <table:table-cell table:style-name="ce1" office:value-type="string" calcext:value-type="string">
            <text:p>P11M</text:p>
          </table:table-cell>
          <table:table-cell table:style-name="ce4" office:value-type="date" office:date-value="2018-09-06" calcext:value-type="date">
            <text:p>2018-09-06</text:p>
          </table:table-cell>
          <table:table-cell table:style-name="ce4" office:value-type="date" office:date-value="2019-03-31" calcext:value-type="date">
            <text:p>2019-03-31</text:p>
          </table:table-cell>
          <table:table-cell table:style-name="ce4" office:value-type="date" office:date-value="2019-03-21" calcext:value-type="date">
            <text:p>2019-03-21</text:p>
          </table:table-cell>
          <table:table-cell table:style-name="ce3" office:value-type="string" calcext:value-type="string">
            <text:p>informationrights@companieshouse.gov.uk</text:p>
          </table:table-cell>
          <table:table-cell table:style-name="ce3"/>
          <table:table-cell table:number-columns-repeated="1009"/>
        </table:table-row>
        <table:table-row table:style-name="ro1">
          <table:table-cell table:style-name="ce2" office:value-type="float" office:value="9" calcext:value-type="float">
            <text:p>9</text:p>
          </table:table-cell>
          <table:table-cell table:style-name="ce1" office:value-type="string" calcext:value-type="string">
            <text:p>Childcare Pilot 001</text:p>
          </table:table-cell>
          <table:table-cell table:style-name="ce1" office:value-type="string" calcext:value-type="string">
            <text:p>The objective is to initiate an initial data exchange with HMRC in order to share information on customers who could potentially be claiming funding towards their childcare costs through multiple sources. The project will aim to identify any cases where customers appear to be double funded and investigate whether there has been a breach in their terms and conditions for receiving the childcare grant through SLC</text:p>
          </table:table-cell>
          <table:table-cell table:style-name="ce1" office:value-type="string" calcext:value-type="string">
            <text:p>There will be tangible benefits in reducing fraudulent claims In addition: - Contribution to Government strategy to reduce fraud and error - Improved reputation - Improved data sharing capability - Publicising results to deter others leading to loss reductions</text:p>
          </table:table-cell>
          <table:table-cell table:style-name="ce1" office:value-type="string" calcext:value-type="string">
            <text:p>Fraud</text:p>
          </table:table-cell>
          <table:table-cell table:style-name="ce1" office:value-type="string" calcext:value-type="string">
            <text:p>It is expected that SLC will send the following information for matching purposes. • Forename • Surname • DOB • Address • NINO • Child Name • Child DOB • Childcare Provider Name • Childcare OFSTED number</text:p>
            <text:p/>
            <text:p>Initial assumption is that SLC would require the following from HMRC: • Match found on customer– working tax credits • Match found on child • Periods in which childcare funded was awarded (assume would want in last 2 tax years to cover the 17/18 academic year) • Childcare funding application date</text:p>
          </table:table-cell>
          <table:table-cell table:style-name="ce1" office:value-type="string" calcext:value-type="string">
            <text:p>The Student Loans Company</text:p>
          </table:table-cell>
          <table:table-cell table:style-name="ce1" office:value-type="string" calcext:value-type="string">
            <text:p>The single file transfer will be completed by existing arrangements, Secure Data Exchange Service (SDES), plus excel file will also be encrypted (password protected and sent out of band)</text:p>
          </table:table-cell>
          <table:table-cell table:style-name="ce1" office:value-type="string" calcext:value-type="string">
            <text:p>HM Revenue and Customs</text:p>
          </table:table-cell>
          <table:table-cell table:style-name="ce1" office:value-type="string" calcext:value-type="string">
            <text:p>P8M</text:p>
          </table:table-cell>
          <table:table-cell table:style-name="ce4" office:value-type="date" office:date-value="2019-06-03" calcext:value-type="date">
            <text:p>2019-06-03</text:p>
          </table:table-cell>
          <table:table-cell table:number-columns-repeated="2" table:style-name="ce4" office:value-type="date" office:date-value="2019-09-27" calcext:value-type="date">
            <text:p>2019-09-27</text:p>
          </table:table-cell>
          <table:table-cell table:style-name="ce1" table:number-columns-repeated="2"/>
          <table:table-cell table:number-columns-repeated="1009"/>
        </table:table-row>
        <table:table-row table:style-name="ro1">
          <table:table-cell table:style-name="ce2" office:value-type="float" office:value="10" calcext:value-type="float">
            <text:p>10</text:p>
          </table:table-cell>
          <table:table-cell table:style-name="ce1" office:value-type="string" calcext:value-type="string">
            <text:p>Pilot data share between Birmingham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irmingham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irmingham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governance@birmingham.gov.uk</text:p>
          </table:table-cell>
          <table:table-cell table:style-name="ce3"/>
          <table:table-cell table:number-columns-repeated="1009"/>
        </table:table-row>
        <table:table-row table:style-name="ro1">
          <table:table-cell table:style-name="ce2" office:value-type="float" office:value="11" calcext:value-type="float">
            <text:p>11</text:p>
          </table:table-cell>
          <table:table-cell table:style-name="ce1" office:value-type="string" calcext:value-type="string">
            <text:p>Pilot data share between Bolton Council and HMRC to manage and reduce Council Tax deb</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ol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olton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rmation.security@bolton.gov.uk</text:p>
          </table:table-cell>
          <table:table-cell table:style-name="ce3"/>
          <table:table-cell table:number-columns-repeated="1009"/>
        </table:table-row>
        <table:table-row table:style-name="ro1">
          <table:table-cell table:style-name="ce2" office:value-type="float" office:value="12" calcext:value-type="float">
            <text:p>12</text:p>
          </table:table-cell>
          <table:table-cell table:style-name="ce1" office:value-type="string" calcext:value-type="string">
            <text:p>Pilot data share between Bradford Metropolitan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radford Metropolitan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radford Metropolitan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council.tax@bradford.gov.uk</text:p>
          </table:table-cell>
          <table:table-cell table:style-name="ce1"/>
          <table:table-cell table:number-columns-repeated="1009"/>
        </table:table-row>
        <table:table-row table:style-name="ro1">
          <table:table-cell table:style-name="ce2" office:value-type="float" office:value="13" calcext:value-type="float">
            <text:p>13</text:p>
          </table:table-cell>
          <table:table-cell table:style-name="ce1" office:value-type="string" calcext:value-type="string">
            <text:p>Pilot data share between Brighton and Hove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righton and Hove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righton and Hove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reedomofinformation@brighton-hove.gov.uk</text:p>
          </table:table-cell>
          <table:table-cell table:style-name="ce3"/>
          <table:table-cell table:number-columns-repeated="1009"/>
        </table:table-row>
        <table:table-row table:style-name="ro1">
          <table:table-cell table:style-name="ce2" office:value-type="float" office:value="14" calcext:value-type="float">
            <text:p>14</text:p>
          </table:table-cell>
          <table:table-cell table:style-name="ce1" office:value-type="string" calcext:value-type="string">
            <text:p>Pilot data share between Carmarthenshire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armarthenshire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county borough council in Wales: Carmarthenshire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oia@carmarthenshire.gov.uk</text:p>
          </table:table-cell>
          <table:table-cell table:style-name="ce1"/>
          <table:table-cell table:number-columns-repeated="1009"/>
        </table:table-row>
        <table:table-row table:style-name="ro1">
          <table:table-cell table:style-name="ce2" office:value-type="float" office:value="15" calcext:value-type="float">
            <text:p>15</text:p>
          </table:table-cell>
          <table:table-cell table:style-name="ce1" office:value-type="string" calcext:value-type="string">
            <text:p>Pilot data share between City of Wolverhampton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ity of Wolverhamp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City of Wolverhampton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data.protection@wolverhampton.gov.uk</text:p>
          </table:table-cell>
          <table:table-cell table:style-name="ce3"/>
          <table:table-cell table:number-columns-repeated="1009"/>
        </table:table-row>
        <table:table-row table:style-name="ro1">
          <table:table-cell table:style-name="ce2" office:value-type="float" office:value="16" calcext:value-type="float">
            <text:p>16</text:p>
          </table:table-cell>
          <table:table-cell table:style-name="ce1" office:value-type="string" calcext:value-type="string">
            <text:p>Pilot data share between Cornwall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ornwal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county council in England: Cornwall Coun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dataprotection@cornwall.gov.uk</text:p>
          </table:table-cell>
          <table:table-cell table:style-name="ce1"/>
          <table:table-cell table:number-columns-repeated="1009"/>
        </table:table-row>
        <table:table-row table:style-name="ro1">
          <table:table-cell table:style-name="ce2" office:value-type="float" office:value="17" calcext:value-type="float">
            <text:p>17</text:p>
          </table:table-cell>
          <table:table-cell table:style-name="ce1" office:value-type="string" calcext:value-type="string">
            <text:p>Pilot data share between Coventry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oventry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Coventry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gov@coventry.gov.uk</text:p>
          </table:table-cell>
          <table:table-cell table:style-name="ce1"/>
          <table:table-cell table:number-columns-repeated="1009"/>
        </table:table-row>
        <table:table-row table:style-name="ro1">
          <table:table-cell table:style-name="ce2" office:value-type="float" office:value="18" calcext:value-type="float">
            <text:p>18</text:p>
          </table:table-cell>
          <table:table-cell table:style-name="ce1" office:value-type="string" calcext:value-type="string">
            <text:p>Pilot data share between Dudley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Dudley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Dudley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rmation.governance@dudley.gov.uk</text:p>
          </table:table-cell>
          <table:table-cell table:style-name="ce3"/>
          <table:table-cell table:number-columns-repeated="1009"/>
        </table:table-row>
        <table:table-row table:style-name="ro1">
          <table:table-cell table:style-name="ce2" office:value-type="float" office:value="19" calcext:value-type="float">
            <text:p>19</text:p>
          </table:table-cell>
          <table:table-cell table:style-name="ce1" office:value-type="string" calcext:value-type="string">
            <text:p>Pilot data share between Ealing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Ealing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oirequests@ealing.gov.uk</text:p>
          </table:table-cell>
          <table:table-cell table:style-name="ce1"/>
          <table:table-cell table:number-columns-repeated="1009"/>
        </table:table-row>
        <table:table-row table:style-name="ro1">
          <table:table-cell table:style-name="ce2" office:value-type="float" office:value="20" calcext:value-type="float">
            <text:p>20</text:p>
          </table:table-cell>
          <table:table-cell table:style-name="ce1" office:value-type="string" calcext:value-type="string">
            <text:p>Pilot data share between Eastbourne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Eastbourne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oi@lewes-eastbourne.gov.uk</text:p>
          </table:table-cell>
          <table:table-cell table:style-name="ce1"/>
          <table:table-cell table:number-columns-repeated="1009"/>
        </table:table-row>
        <table:table-row table:style-name="ro1">
          <table:table-cell table:style-name="ce2" office:value-type="float" office:value="21" calcext:value-type="float">
            <text:p>21</text:p>
          </table:table-cell>
          <table:table-cell table:style-name="ce1" office:value-type="string" calcext:value-type="string">
            <text:p>Pilot data share between Islington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Isling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Islington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oia@islington.gov.uk</text:p>
          </table:table-cell>
          <table:table-cell table:style-name="ce1"/>
          <table:table-cell table:number-columns-repeated="1009"/>
        </table:table-row>
        <table:table-row table:style-name="ro1">
          <table:table-cell table:style-name="ce2" office:value-type="float" office:value="22" calcext:value-type="float">
            <text:p>22</text:p>
          </table:table-cell>
          <table:table-cell table:style-name="ce1" office:value-type="string" calcext:value-type="string">
            <text:p>Pilot data share between Kirklees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Kirklees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Kirklees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reedom.info@kirklees.gov.uk</text:p>
          </table:table-cell>
          <table:table-cell table:style-name="ce1"/>
          <table:table-cell table:number-columns-repeated="1009"/>
        </table:table-row>
        <table:table-row table:style-name="ro1">
          <table:table-cell table:style-name="ce2" office:value-type="float" office:value="23" calcext:value-type="float">
            <text:p>23</text:p>
          </table:table-cell>
          <table:table-cell table:style-name="ce1" office:value-type="string" calcext:value-type="string">
            <text:p>Pilot data share between Lewes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Lewes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Lewes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oi@lewes-eastbourne.gov.uk</text:p>
          </table:table-cell>
          <table:table-cell table:style-name="ce1"/>
          <table:table-cell table:number-columns-repeated="1009"/>
        </table:table-row>
        <table:table-row table:style-name="ro1">
          <table:table-cell table:style-name="ce2" office:value-type="float" office:value="24" calcext:value-type="float">
            <text:p>24</text:p>
          </table:table-cell>
          <table:table-cell table:style-name="ce1" office:value-type="string" calcext:value-type="string">
            <text:p>Pilot data share between Manchester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Manchester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Manchester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rmationcompliance@manchester.gov.uk</text:p>
          </table:table-cell>
          <table:table-cell table:style-name="ce3"/>
          <table:table-cell table:number-columns-repeated="1009"/>
        </table:table-row>
        <table:table-row table:style-name="ro1">
          <table:table-cell table:style-name="ce2" office:value-type="float" office:value="25" calcext:value-type="float">
            <text:p>25</text:p>
          </table:table-cell>
          <table:table-cell table:style-name="ce1" office:value-type="string" calcext:value-type="string">
            <text:p>Pilot data share between Medwa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Medwa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county council in England</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gdpr@medway.gov.uk</text:p>
          </table:table-cell>
          <table:table-cell table:style-name="ce1"/>
          <table:table-cell table:number-columns-repeated="1009"/>
        </table:table-row>
        <table:table-row table:style-name="ro1">
          <table:table-cell table:style-name="ce2" office:value-type="float" office:value="26" calcext:value-type="float">
            <text:p>26</text:p>
          </table:table-cell>
          <table:table-cell table:style-name="ce1" office:value-type="string" calcext:value-type="string">
            <text:p>Pilot data share between Newham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New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Newham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rmation.governance@newham.gov.uk</text:p>
          </table:table-cell>
          <table:table-cell table:style-name="ce3"/>
          <table:table-cell table:number-columns-repeated="1009"/>
        </table:table-row>
        <table:table-row table:style-name="ro1">
          <table:table-cell table:style-name="ce2" office:value-type="float" office:value="27" calcext:value-type="float">
            <text:p>27</text:p>
          </table:table-cell>
          <table:table-cell table:style-name="ce1" office:value-type="string" calcext:value-type="string">
            <text:p>Pilot data share between North Hertfordshire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North Hertfordshire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text:p>
          </table:table-cell>
          <table:table-cell table:style-name="ce1" office:value-type="string" calcext:value-type="string">
            <text:p>HM Revenue and Customs,A district council in England: North Hertfordshire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datacontroller@north-herts.gov.uk</text:p>
          </table:table-cell>
          <table:table-cell table:style-name="ce3"/>
          <table:table-cell table:number-columns-repeated="1009"/>
        </table:table-row>
        <table:table-row table:style-name="ro1">
          <table:table-cell table:style-name="ce2" office:value-type="float" office:value="28" calcext:value-type="float">
            <text:p>28</text:p>
          </table:table-cell>
          <table:table-cell table:style-name="ce1" office:value-type="string" calcext:value-type="string">
            <text:p>Pilot data share between Rotherham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Rotherham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Rotherham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GU@rotherham.gov.uk</text:p>
          </table:table-cell>
          <table:table-cell table:style-name="ce1"/>
          <table:table-cell table:number-columns-repeated="1009"/>
        </table:table-row>
        <table:table-row table:style-name="ro1">
          <table:table-cell table:style-name="ce2" office:value-type="float" office:value="29" calcext:value-type="float">
            <text:p>29</text:p>
          </table:table-cell>
          <table:table-cell table:style-name="ce1" office:value-type="string" calcext:value-type="string">
            <text:p>Pilot data share between Royal Borough of Kensington and Chelsea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Royal Borough of Kensington and Chelsea'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Kensington and Chelsea</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1" office:value-type="string" calcext:value-type="string">
            <text:p>foi@rbkc.gov.uk</text:p>
          </table:table-cell>
          <table:table-cell table:style-name="ce1"/>
          <table:table-cell table:number-columns-repeated="1009"/>
        </table:table-row>
        <table:table-row table:style-name="ro1">
          <table:table-cell table:style-name="ce2" office:value-type="float" office:value="30" calcext:value-type="float">
            <text:p>3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text:p>
          </table:table-cell>
          <table:table-cell table:style-name="ce1" office:value-type="string" calcext:value-type="string">
            <text:p>Information sharing between the Department for Work and Pensions (DWP) and Shell Energy Retail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Shell Energy Retail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02" calcext:value-type="date">
            <text:p>2019-07-02</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31" calcext:value-type="float">
            <text:p>31</text:p>
          </table:table-cell>
          <table:table-cell table:style-name="ce1" office:value-type="string" calcext:value-type="string">
            <text:p>Pilot data share between Sandwell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Sandwell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Sandwell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_management@sandwell.gov.uk</text:p>
          </table:table-cell>
          <table:table-cell table:style-name="ce3"/>
          <table:table-cell table:number-columns-repeated="1009"/>
        </table:table-row>
        <table:table-row table:style-name="ro1">
          <table:table-cell table:style-name="ce2" office:value-type="float" office:value="32" calcext:value-type="float">
            <text:p>32</text:p>
          </table:table-cell>
          <table:table-cell table:style-name="ce1" office:value-type="string" calcext:value-type="string">
            <text:p>Pilot data share between Solihull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Solihull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Solihull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gov@solihull.gov.uk</text:p>
          </table:table-cell>
          <table:table-cell table:style-name="ce1"/>
          <table:table-cell table:number-columns-repeated="1009"/>
        </table:table-row>
        <table:table-row table:style-name="ro1">
          <table:table-cell table:style-name="ce2" office:value-type="float" office:value="33" calcext:value-type="float">
            <text:p>33</text:p>
          </table:table-cell>
          <table:table-cell table:style-name="ce1" office:value-type="string" calcext:value-type="string">
            <text:p>Pilot data share between Southwark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Southwar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Southwark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dpo@southwark.gov.uk</text:p>
          </table:table-cell>
          <table:table-cell table:style-name="ce1"/>
          <table:table-cell table:number-columns-repeated="1009"/>
        </table:table-row>
        <table:table-row table:style-name="ro1">
          <table:table-cell table:style-name="ce2" office:value-type="float" office:value="34" calcext:value-type="float">
            <text:p>34</text:p>
          </table:table-cell>
          <table:table-cell table:style-name="ce1" office:value-type="string" calcext:value-type="string">
            <text:p>Pilot data share between Tower Hamlets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Tower Hamlets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Tower Hamlets council</text:p>
          </table:table-cell>
          <table:table-cell table:style-name="ce1" office:value-type="string" calcext:value-type="string">
            <text:p>Secure CD and Government secure courier</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foi@towerhamlets.gov.uk</text:p>
          </table:table-cell>
          <table:table-cell table:style-name="ce1"/>
          <table:table-cell table:number-columns-repeated="1009"/>
        </table:table-row>
        <table:table-row table:style-name="ro1">
          <table:table-cell table:style-name="ce2" office:value-type="float" office:value="35" calcext:value-type="float">
            <text:p>35</text:p>
          </table:table-cell>
          <table:table-cell table:style-name="ce1" office:value-type="string" calcext:value-type="string">
            <text:p>Pilot data share between Wakefield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Wakefiel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Wakefield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dataprotection@wakefield.gov.uk</text:p>
          </table:table-cell>
          <table:table-cell table:style-name="ce1"/>
          <table:table-cell table:number-columns-repeated="1009"/>
        </table:table-row>
        <table:table-row table:style-name="ro1">
          <table:table-cell table:style-name="ce2" office:value-type="float" office:value="36" calcext:value-type="float">
            <text:p>36</text:p>
          </table:table-cell>
          <table:table-cell table:style-name="ce1" office:value-type="string" calcext:value-type="string">
            <text:p>Pilot data share between Walsall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Walsal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Walsall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number-columns-repeated="2" table:style-name="ce4" office:value-type="date" office:date-value="2020-03-28" calcext:value-type="date">
            <text:p>2020-03-28</text:p>
          </table:table-cell>
          <table:table-cell table:style-name="ce3" office:value-type="string" calcext:value-type="string">
            <text:p>informationrights@walsall.gov.uk</text:p>
          </table:table-cell>
          <table:table-cell table:style-name="ce1"/>
          <table:table-cell table:number-columns-repeated="1009"/>
        </table:table-row>
        <table:table-row table:style-name="ro1">
          <table:table-cell table:style-name="ce2" office:value-type="float" office:value="37" calcext:value-type="float">
            <text:p>37</text:p>
          </table:table-cell>
          <table:table-cell table:style-name="ce1" office:value-type="string" calcext:value-type="string">
            <text:p>DWP Universal Credit and DVLA registered keepers database data sharing</text:p>
          </table:table-cell>
          <table:table-cell table:style-name="ce1" office:value-type="string" calcext:value-type="string">
            <text:p>To enable DWP to determine whether data on DVLA registered keepers database can help in verification of an individual’s address to help prevent fraud related to household composition</text:p>
          </table:table-cell>
          <table:table-cell table:style-name="ce1" office:value-type="string" calcext:value-type="string">
            <text:p>To enable DWP to understand whether DVLA registered keepers database information can help in automating the process of verifying an individual is at the address to assist in the prevention of fraud relating to household composition.</text:p>
          </table:table-cell>
          <table:table-cell table:style-name="ce1" office:value-type="string" calcext:value-type="string">
            <text:p>Fraud</text:p>
          </table:table-cell>
          <table:table-cell table:style-name="ce1" office:value-type="string" calcext:value-type="string">
            <text:p>First names, Family name, Address lines 1-4 where held, Postcode</text:p>
          </table:table-cell>
          <table:table-cell table:style-name="ce1" office:value-type="string" calcext:value-type="string">
            <text:p>HM Revenue and Customs,Secretary of State for Transport</text:p>
          </table:table-cell>
          <table:table-cell table:style-name="ce1" office:value-type="string" calcext:value-type="string">
            <text:p>Encrypted USB stick using track and trace delivery</text:p>
          </table:table-cell>
          <table:table-cell table:style-name="ce1" office:value-type="string" calcext:value-type="string">
            <text:p>DVLA</text:p>
          </table:table-cell>
          <table:table-cell table:style-name="ce1" office:value-type="string" calcext:value-type="string">
            <text:p>P5M</text:p>
          </table:table-cell>
          <table:table-cell table:style-name="ce4" office:value-type="date" office:date-value="2019-07-01" calcext:value-type="date">
            <text:p>2019-07-01</text:p>
          </table:table-cell>
          <table:table-cell table:number-columns-repeated="2" table:style-name="ce4" office:value-type="date" office:date-value="2019-12-31" calcext:value-type="date">
            <text:p>2019-12-31</text:p>
          </table:table-cell>
          <table:table-cell table:style-name="ce3" office:value-type="string" calcext:value-type="string">
            <text:p>data.protection@dwp.gov.uk</text:p>
          </table:table-cell>
          <table:table-cell table:style-name="ce1"/>
          <table:table-cell table:number-columns-repeated="1009"/>
        </table:table-row>
        <table:table-row table:style-name="ro1">
          <table:table-cell table:style-name="ce2" office:value-type="float" office:value="38" calcext:value-type="float">
            <text:p>38</text:p>
          </table:table-cell>
          <table:table-cell table:style-name="ce1" office:value-type="string" calcext:value-type="string">
            <text:p>Pilot data share between Wealden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Wealden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Wealden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19-03-29" calcext:value-type="date">
            <text:p>2019-03-29</text:p>
          </table:table-cell>
          <table:table-cell table:style-name="ce4" office:value-type="date" office:date-value="2020-03-31" calcext:value-type="date">
            <text:p>2020-03-31</text:p>
          </table:table-cell>
          <table:table-cell table:style-name="ce4" office:value-type="date" office:date-value="2020-03-28" calcext:value-type="date">
            <text:p>2020-03-28</text:p>
          </table:table-cell>
          <table:table-cell table:style-name="ce3" office:value-type="string" calcext:value-type="string">
            <text:p>informationgovernance@wealden.gov.uk</text:p>
          </table:table-cell>
          <table:table-cell table:style-name="ce3"/>
          <table:table-cell table:number-columns-repeated="1009"/>
        </table:table-row>
        <table:table-row table:style-name="ro1">
          <table:table-cell table:style-name="ce2" office:value-type="float" office:value="39" calcext:value-type="float">
            <text:p>3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DF Energy Customers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EDF Energy Customers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23" calcext:value-type="date">
            <text:p>2019-07-23</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0" calcext:value-type="float">
            <text:p>4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lectricity Plus Suppl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Electricity Plus Suppl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lectricity Plus Suppl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10" calcext:value-type="date">
            <text:p>2019-07-10</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1" calcext:value-type="float">
            <text:p>4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cottish Power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Scottish Pow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cottish Power</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10" calcext:value-type="date">
            <text:p>2019-07-10</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2" calcext:value-type="float">
            <text:p>4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Utilita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Utilita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Utilita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8-01" calcext:value-type="date">
            <text:p>2019-08-01</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3" calcext:value-type="float">
            <text:p>4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hell Energy Retail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Utilita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02" calcext:value-type="date">
            <text:p>2019-07-02</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4" calcext:value-type="float">
            <text:p>4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British Gas Trading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British Gas Trading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04" calcext:value-type="date">
            <text:p>2019-07-04</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5" calcext:value-type="float">
            <text:p>4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Flow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Flow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Flow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8-15" calcext:value-type="date">
            <text:p>2019-08-15</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6" calcext:value-type="float">
            <text:p>46</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Co-Operative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Co-Operative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Co-Operative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8-15" calcext:value-type="date">
            <text:p>2019-08-15</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7" calcext:value-type="float">
            <text:p>47</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SE Electricit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SSE Electricit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SE Electricit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9-02" calcext:value-type="date">
            <text:p>2019-09-02</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8" calcext:value-type="float">
            <text:p>48</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ctopus Energy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Octopus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Octopus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8-01" calcext:value-type="date">
            <text:p>2019-08-01</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49" calcext:value-type="float">
            <text:p>4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Green Network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Green Network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Green Network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19-07-16" calcext:value-type="date">
            <text:p>2019-07-16</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50" calcext:value-type="float">
            <text:p>50</text:p>
          </table:table-cell>
          <table:table-cell table:style-name="ce1" office:value-type="string" calcext:value-type="string">
            <text:p>The sharing of marriage information between the Registrar General and Her Majesty's Courts and Tribunal Service</text:p>
          </table:table-cell>
          <table:table-cell table:style-name="ce1" office:value-type="string" calcext:value-type="string">
            <text:p>To enable HMCTS to verify details supplied by customers applying for divorce.</text:p>
          </table:table-cell>
          <table:table-cell table:style-name="ce1" office:value-type="string" calcext:value-type="string">
            <text:p>To benefit customers by providing an end to end service and reducing the need for paper documents.</text:p>
          </table:table-cell>
          <table:table-cell table:style-name="ce1" office:value-type="string" calcext:value-type="string">
            <text:p>Civil registration</text:p>
          </table:table-cell>
          <table:table-cell table:style-name="ce1" office:value-type="string" calcext:value-type="string">
            <text:p>• Marriage Solemnized at (marriage venue)</text:p>
            <text:p>• District or Parish name</text:p>
            <text:p>• Administrative • Area name</text:p>
            <text:p>• Date of Marriage</text:p>
            <text:p>• Name and Surname, of both Bride and Groom</text:p>
            <text:p>• Residence at time of marriage, for both Bride and Groom</text:p>
            <text:p>• System Number (unique ID for the marriage record) "</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4" office:value-type="date" office:date-value="2019-03-28" calcext:value-type="date">
            <text:p>2019-03-28</text:p>
          </table:table-cell>
          <table:table-cell table:style-name="ce4" office:value-type="date" office:date-value="2019-08-22" calcext:value-type="date">
            <text:p>2019-08-22</text:p>
          </table:table-cell>
          <table:table-cell table:style-name="ce1"/>
          <table:table-cell table:style-name="ce3" office:value-type="string" calcext:value-type="string">
            <text:p>access@justice.gov.uk</text:p>
          </table:table-cell>
          <table:table-cell table:style-name="ce1"/>
          <table:table-cell table:number-columns-repeated="1009"/>
        </table:table-row>
        <table:table-row table:style-name="ro1">
          <table:table-cell table:style-name="ce2" office:value-type="float" office:value="51" calcext:value-type="float">
            <text:p>51</text:p>
          </table:table-cell>
          <table:table-cell table:style-name="ce1" office:value-type="string" calcext:value-type="string">
            <text:p>The sharing of death registration information between the Registrar General and HMRC</text:p>
          </table:table-cell>
          <table:table-cell table:style-name="ce1" office:value-type="string" calcext:value-type="string">
            <text:p>To enable HMRC to verify dates of death in relation to benefit claims without applicants needing to supply paper documents</text:p>
          </table:table-cell>
          <table:table-cell table:style-name="ce1" office:value-type="string" calcext:value-type="string">
            <text:p>There will be a benefit to customers by speeding up the process of assessing benefit entitlement and reduce the need for paper documents to be sent by post.</text:p>
          </table:table-cell>
          <table:table-cell table:style-name="ce1" office:value-type="string" calcext:value-type="string">
            <text:p>Civil registration</text:p>
          </table:table-cell>
          <table:table-cell table:style-name="ce1" office:value-type="string" calcext:value-type="string">
            <text:p>System number, Surname, Forename(s), Date of Birth, Sex, Address, Date of Death, Registration sub district/district, Administrative area,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HM Revenue and Customs</text:p>
          </table:table-cell>
          <table:table-cell table:style-name="ce1" office:value-type="string" calcext:value-type="string">
            <text:p>P0D</text:p>
          </table:table-cell>
          <table:table-cell table:style-name="ce4" office:value-type="date" office:date-value="2019-08-22" calcext:value-type="date">
            <text:p>2019-08-22</text:p>
          </table:table-cell>
          <table:table-cell table:style-name="ce4" office:value-type="date" office:date-value="2019-11-10" calcext:value-type="date">
            <text:p>2019-11-10</text:p>
          </table:table-cell>
          <table:table-cell table:style-name="ce1"/>
          <table:table-cell table:style-name="ce3" office:value-type="string" calcext:value-type="string">
            <text:p>customerprocessingbusinessimprovement@hmrc.gov.uk</text:p>
          </table:table-cell>
          <table:table-cell table:style-name="ce3"/>
          <table:table-cell table:number-columns-repeated="1009"/>
        </table:table-row>
        <table:table-row table:style-name="ro1">
          <table:table-cell table:style-name="ce2" office:value-type="float" office:value="52" calcext:value-type="float">
            <text:p>52</text:p>
          </table:table-cell>
          <table:table-cell table:style-name="ce1" office:value-type="string" calcext:value-type="string">
            <text:p>The sharing of death registration information between the Registrar General and the Department for Work and Pensions</text:p>
          </table:table-cell>
          <table:table-cell table:style-name="ce1" office:value-type="string" calcext:value-type="string">
            <text:p>To ensure that benefit payment arrears are paid correctly.</text:p>
          </table:table-cell>
          <table:table-cell table:style-name="ce1" office:value-type="string" calcext:value-type="string">
            <text:p>DWP will be able to identify claimants who were not correctly converted and pay arrears of benefit due. For claimants who are now deceased, DWP will be able to make substantial savings of time and cost by not needing to trace potential next of kin by other methods.</text:p>
          </table:table-cell>
          <table:table-cell table:style-name="ce1" office:value-type="string" calcext:value-type="string">
            <text:p>Civil registration</text:p>
          </table:table-cell>
          <table:table-cell table:style-name="ce1" office:value-type="string" calcext:value-type="string">
            <text:p>Name and Surname of the informant, Qualification, <text:s/>Usual address of the informant at the time the death was registered</text:p>
          </table:table-cell>
          <table:table-cell table:style-name="ce1" office:value-type="string" calcext:value-type="string">
            <text:p>The Registrar General</text:p>
          </table:table-cell>
          <table:table-cell table:style-name="ce1" office:value-type="string" calcext:value-type="string">
            <text:p>Standard File Transfer Protocol</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4" office:value-type="date" office:date-value="2019-07-10" calcext:value-type="date">
            <text:p>2019-07-10</text:p>
          </table:table-cell>
          <table:table-cell table:style-name="ce4" office:value-type="date" office:date-value="2020-01-31" calcext:value-type="date">
            <text:p>2020-01-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53" calcext:value-type="float">
            <text:p>53</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fuel poverty objective (within the meaning of section 36) to a specified person who is a public authority,A licensed gas and/or electricity supplier: EST</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1-09" calcext:value-type="date">
            <text:p>2020-01-09</text:p>
          </table:table-cell>
          <table:table-cell table:style-name="ce4" office:value-type="date" office:date-value="2021-03-31" calcext:value-type="date">
            <text:p>2021-03-31</text:p>
          </table:table-cell>
          <table:table-cell table:style-name="ce4" office:value-type="date" office:date-value="2020-09-30" calcext:value-type="date">
            <text:p>2020-09-30</text:p>
          </table:table-cell>
          <table:table-cell table:style-name="ce3" office:value-type="string" calcext:value-type="string">
            <text:p>data.protectionofficer@dwp.gov</text:p>
          </table:table-cell>
          <table:table-cell table:style-name="ce1"/>
          <table:table-cell table:number-columns-repeated="1009"/>
        </table:table-row>
        <table:table-row table:style-name="ro1">
          <table:table-cell table:style-name="ce2" office:value-type="float" office:value="54" calcext:value-type="float">
            <text:p>54</text:p>
          </table:table-cell>
          <table:table-cell table:style-name="ce1" office:value-type="string" calcext:value-type="string">
            <text:p>For the provision of data matching and sharing services to support Shell Energy Retail Ltd deliver debt reduction assistance to eligible domestic energy customers.</text:p>
          </table:table-cell>
          <table:table-cell table:style-name="ce1" office:value-type="string" calcext:value-type="string">
            <text:p>To provide benefit eligibility checks to support Shell Energy provide financial assistance to domestic energy customers under an Industry Initiative scheme delivered as part of the Warm Home Discount Scheme.</text:p>
          </table:table-cell>
          <table:table-cell table:style-name="ce1" office:value-type="string" calcext:value-type="string">
            <text:p>Information sharing between the Department for Work and Pensions (DWP) and Shell Energy to confirm the eligibility of domestic energy customers who have applied for financial assistance with outstanding debt on energy bills.</text:p>
          </table:table-cell>
          <table:table-cell table:style-name="ce1" office:value-type="string" calcext:value-type="string">
            <text:p>PSD - Fuel poverty</text:p>
          </table:table-cell>
          <table:table-cell table:style-name="ce1" office:value-type="string" calcext:value-type="string">
            <text:p>Shell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2-05" calcext:value-type="date">
            <text:p>2020-02-05</text:p>
          </table:table-cell>
          <table:table-cell table:style-name="ce4" office:value-type="date" office:date-value="2020-03-31" calcext:value-type="date">
            <text:p>2020-03-31</text:p>
          </table:table-cell>
          <table:table-cell table:style-name="ce1"/>
          <table:table-cell table:style-name="ce3" office:value-type="string" calcext:value-type="string">
            <text:p>data.protectionofficer@dwp.gov</text:p>
          </table:table-cell>
          <table:table-cell table:style-name="ce1"/>
          <table:table-cell table:number-columns-repeated="1009"/>
        </table:table-row>
        <table:table-row table:style-name="ro1">
          <table:table-cell table:style-name="ce2" office:value-type="float" office:value="55" calcext:value-type="float">
            <text:p>55</text:p>
          </table:table-cell>
          <table:table-cell table:style-name="ce1" office:value-type="string" calcext:value-type="string">
            <text:p>Exploring Potential Fraud in Apprenticeship Learning Funding Programme</text:p>
          </table:table-cell>
          <table:table-cell table:style-name="ce1" office:value-type="string" calcext:value-type="string">
            <text:p>To identify whether there is any fraud in Apprenticeship Learning Funding scheme relating to the failure to declare cessation of learning by a Learning Provider (fraud by omission) and the presentation of false identity details at the point of application</text:p>
          </table:table-cell>
          <table:table-cell table:style-name="ce1" office:value-type="string" calcext:value-type="string">
            <text:p>This information sharing agreement will help ESFA to identify any fraud in the Apprentice Learning Funding Programme, and to qualify the nature of this fraud. In doing so, ESFA will be able to widen access to the Apprentice Learning Fund Programme to those who really need it.</text:p>
          </table:table-cell>
          <table:table-cell table:style-name="ce1" office:value-type="string" calcext:value-type="string">
            <text:p>Fraud</text:p>
          </table:table-cell>
          <table:table-cell table:style-name="ce1" office:value-type="string" calcext:value-type="string">
            <text:p>Data on identity (name, national insurance number, Date of Birth and address) on employment status and details of employer will be disclosed by Her Majesty’s Revenue and Customs to ESFA</text:p>
          </table:table-cell>
          <table:table-cell table:style-name="ce1" office:value-type="string" calcext:value-type="string">
            <text:p>Secretary of State for Education,HM Revenue and Customs</text:p>
          </table:table-cell>
          <table:table-cell table:style-name="ce3" office:value-type="string" calcext:value-type="string">
            <text:p>Government Secure Email</text:p>
          </table:table-cell>
          <table:table-cell table:style-name="ce1"/>
          <table:table-cell table:style-name="ce1" office:value-type="string" calcext:value-type="string">
            <text:p>P1M</text:p>
          </table:table-cell>
          <table:table-cell table:style-name="ce4" office:value-type="date" office:date-value="2020-02-01" calcext:value-type="date">
            <text:p>2020-02-01</text:p>
          </table:table-cell>
          <table:table-cell table:style-name="ce4" office:value-type="date" office:date-value="2020-08-01" calcext:value-type="date">
            <text:p>2020-08-01</text:p>
          </table:table-cell>
          <table:table-cell table:style-name="ce4" office:value-type="date" office:date-value="2020-03-31" calcext:value-type="date">
            <text:p>2020-03-31</text:p>
          </table:table-cell>
          <table:table-cell table:style-name="ce3" office:value-type="string" calcext:value-type="string">
            <text:p>PrivacyAssuranceTeam.MAILBOX@education.gov.uk</text:p>
          </table:table-cell>
          <table:table-cell table:style-name="ce3"/>
          <table:table-cell table:number-columns-repeated="1009"/>
        </table:table-row>
        <table:table-row table:style-name="ro1">
          <table:table-cell table:style-name="ce2" office:value-type="float" office:value="56" calcext:value-type="float">
            <text:p>56</text:p>
          </table:table-cell>
          <table:table-cell table:style-name="ce1" office:value-type="string" calcext:value-type="string">
            <text:p>Internal Fraud Hub Pilot</text:p>
          </table:table-cell>
          <table:table-cell table:style-name="ce1" office:value-type="string" calcext:value-type="string">
            <text:p>The Cabinet Office are seeking to understand the quality of pre-employment checks undertaken using Internal Fraud Hub data, and the extent to which the policy is mitigating against the risk of internal fraud.</text:p>
          </table:table-cell>
          <table:table-cell table:style-name="ce1" office:value-type="string" calcext:value-type="string">
            <text:p>It will demonstrate the quality of pre-employment checks being undertaken by specific government departments and associated recruitment agencies;</text:p>
            <text:p>it will indicate whether and where non-participation in the Internal Fraud Policy is leading to greater exposure of risk; and</text:p>
            <text:p>it will provide a more detailed overview of risk to inform an evaluation report and potential further policy development. In doing so it will enable the Cabinet Office to plan the development of future prevention work relating to internal fraud.</text:p>
          </table:table-cell>
          <table:table-cell table:style-name="ce1" office:value-type="string" calcext:value-type="string">
            <text:p>Fraud</text:p>
          </table:table-cell>
          <table:table-cell table:style-name="ce1" office:value-type="string" calcext:value-type="string">
            <text:p>The Cabinet Office will disclose name, address, DOB and NINO of high risk individuals to HMRC for matching. HMRC will return anonymous information to the Cabinet Office that indicates employment status</text:p>
          </table:table-cell>
          <table:table-cell table:style-name="ce1" office:value-type="string" calcext:value-type="string">
            <text:p>Minister for the Cabinet Office</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0D</text:p>
          </table:table-cell>
          <table:table-cell table:style-name="ce4" office:value-type="date" office:date-value="2019-11-01" calcext:value-type="date">
            <text:p>2019-11-01</text:p>
          </table:table-cell>
          <table:table-cell table:number-columns-repeated="2" table:style-name="ce4" office:value-type="date" office:date-value="2020-03-31" calcext:value-type="date">
            <text:p>2020-03-31</text:p>
          </table:table-cell>
          <table:table-cell table:style-name="ce3" office:value-type="string" calcext:value-type="string">
            <text:p>dpo@cabinetoffice.gov.uk</text:p>
          </table:table-cell>
          <table:table-cell table:style-name="ce1"/>
          <table:table-cell table:number-columns-repeated="1009"/>
        </table:table-row>
        <table:table-row table:style-name="ro1">
          <table:table-cell table:style-name="ce2" office:value-type="float" office:value="57" calcext:value-type="float">
            <text:p>57</text:p>
          </table:table-cell>
          <table:table-cell table:style-name="ce1" office:value-type="string" calcext:value-type="string">
            <text:p>A pilot to analyse Vulnerable and Overlapping Debtors across a range of government departments and local authorities.</text:p>
          </table:table-cell>
          <table:table-cell table:style-name="ce1" office:value-type="string" calcext:value-type="string">
            <text:p>To analyse vulnerable and overlapping debtors across a range of government departments and local authorities.</text:p>
          </table:table-cell>
          <table:table-cell table:style-name="ce1" office:value-type="string" calcext:value-type="string">
            <text:p>The aims of the pilot are to: </text:p>
            <text:p>Achieve a better understanding of the debt owed to government from debtors and in particular vulnerable individuals;</text:p>
            <text:p>Gain an understanding of areas of overlap where individuals owe debt to more than one government organisation;</text:p>
            <text:p>Assess the feasibility of debt collection functions in government having a common list of vulnerable customers; and</text:p>
            <text:p>Inform a recommendation for additional pilots and next steps.</text:p>
          </table:table-cell>
          <table:table-cell table:style-name="ce1" office:value-type="string" calcext:value-type="string">
            <text:p>Debt</text:p>
          </table:table-cell>
          <table:table-cell table:style-name="ce1" office:value-type="string" calcext:value-type="string">
            <text:p>Unique identifier, name, address, contact or forwarding address and supporting identification data, e.g. NINO and/or DoB of a sample of 8500 individuals who owe a debt to HMRC will be disclosed by HMRC to the pilot authorities</text:p>
          </table:table-cell>
          <table:table-cell table:style-name="ce1" office:value-type="string" calcext:value-type="string">
            <text:p>HM Revenue and Customs,Secretary of State for Work and Pensions,Secretary of State for Justice,The Student Loans Company,Minister for the Cabinet Office,The Greater London Authority</text:p>
          </table:table-cell>
          <table:table-cell table:style-name="ce3" office:value-type="string" calcext:value-type="string">
            <text:p>Government Secure Email</text:p>
          </table:table-cell>
          <table:table-cell table:style-name="ce1"/>
          <table:table-cell table:style-name="ce1" office:value-type="string" calcext:value-type="string">
            <text:p>P0D</text:p>
          </table:table-cell>
          <table:table-cell table:style-name="ce4" office:value-type="date" office:date-value="2020-06-29" calcext:value-type="date">
            <text:p>2020-06-29</text:p>
          </table:table-cell>
          <table:table-cell table:style-name="ce4" office:value-type="date" office:date-value="2020-09-28" calcext:value-type="date">
            <text:p>2020-09-28</text:p>
          </table:table-cell>
          <table:table-cell table:style-name="ce1"/>
          <table:table-cell table:style-name="ce3" office:value-type="string" calcext:value-type="string">
            <text:p>foi.request@hmrc.gsi.gov.uk, rightofaccess.requests@dwp.gov.uk, data.access@justice.gov.uk, data.access@justice.gov.uk, data.access@justice.gov.uk, foirequests@slc.co.uk, foi-team@cabinetoffice.gov.uk, infogovernance@birmingham.gov.uk, information.security@bolton.gov.uk, council.tax@bradford.gov.uk, freedomofinformation@brighton-hove.gov.uk, dataprotection@cornwall.gov.uk, foirequests@ealing.gov.uk, https://new.enfield.gov.uk/contact-us/ask-for-council-information/ foia@islington.gov.uk, freedom.information@lewisham.gov.uk, informationrequests@liverpool.gov.uk, informationcompliance@manchester.gov.uk IGU@rotherham.gov.uk, dpo@southwark.gov.uk</text:p>
          </table:table-cell>
          <table:table-cell table:style-name="ce3"/>
          <table:table-cell table:number-columns-repeated="1009"/>
        </table:table-row>
        <table:table-row table:style-name="ro1">
          <table:table-cell table:style-name="ce2" office:value-type="float" office:value="58" calcext:value-type="float">
            <text:p>58</text:p>
          </table:table-cell>
          <table:table-cell table:style-name="ce1" office:value-type="string" calcext:value-type="string">
            <text:p>The sharing of death registration information between the Registrar General and the Department for Work and Pensions.</text:p>
          </table:table-cell>
          <table:table-cell table:style-name="ce1" office:value-type="string" calcext:value-type="string">
            <text:p>To ensure that benefit payment arrears are paid correctly.</text:p>
          </table:table-cell>
          <table:table-cell table:style-name="ce1" office:value-type="string" calcext:value-type="string">
            <text:p>DWP will be able to identify claimants who were not correctly converted and pay arrears of benefit due. For claimants who are now deceased, DWP will be able to make substantial savings of time and cost by not needing to trace potential next of kin by other methods.</text:p>
          </table:table-cell>
          <table:table-cell table:style-name="ce1" office:value-type="string" calcext:value-type="string">
            <text:p>Civil registration</text:p>
          </table:table-cell>
          <table:table-cell table:style-name="ce1" office:value-type="string" calcext:value-type="string">
            <text:p>Name and Surname of the informant, Qualification, Usual address of the informant at the time the death was registered, admin area of coroner if no informant</text:p>
          </table:table-cell>
          <table:table-cell table:style-name="ce1" office:value-type="string" calcext:value-type="string">
            <text:p>The Registrar General</text:p>
          </table:table-cell>
          <table:table-cell table:style-name="ce1" office:value-type="string" calcext:value-type="string">
            <text:p>Secure File Transfer Protocol</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4" office:value-type="date" office:date-value="2019-07-10" calcext:value-type="date">
            <text:p>2019-07-10</text:p>
          </table:table-cell>
          <table:table-cell table:style-name="ce4" office:value-type="date" office:date-value="2020-12-31" calcext:value-type="date">
            <text:p>2020-12-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59" calcext:value-type="float">
            <text:p>59</text:p>
          </table:table-cell>
          <table:table-cell table:style-name="ce1" office:value-type="string" calcext:value-type="string">
            <text:p>The sharing of death registration information between the Registrar General and Her Majesty's Court and Tribunal Service</text:p>
          </table:table-cell>
          <table:table-cell table:style-name="ce1" office:value-type="string" calcext:value-type="string">
            <text:p>To enable HMCTS to verify details supplied by customers applying for probate.</text:p>
          </table:table-cell>
          <table:table-cell table:style-name="ce1" office:value-type="string" calcext:value-type="string">
            <text:p>To benefit customers by providing an end to end service and reducing the need to send paper documents by post.</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4" office:value-type="date" office:date-value="2020-04-03" calcext:value-type="date">
            <text:p>2020-04-03</text:p>
          </table:table-cell>
          <table:table-cell table:style-name="ce1"/>
          <table:table-cell table:style-name="ce4" office:value-type="date" office:date-value="2021-04-03" calcext:value-type="date">
            <text:p>2021-04-03</text:p>
          </table:table-cell>
          <table:table-cell table:style-name="ce3" office:value-type="string" calcext:value-type="string">
            <text:p>access@justice.gov.uk</text:p>
          </table:table-cell>
          <table:table-cell table:style-name="ce1"/>
          <table:table-cell table:number-columns-repeated="1009"/>
        </table:table-row>
        <table:table-row table:style-name="ro1">
          <table:table-cell table:style-name="ce2" office:value-type="float" office:value="60" calcext:value-type="float">
            <text:p>60</text:p>
          </table:table-cell>
          <table:table-cell table:style-name="ce1" office:value-type="string" calcext:value-type="string">
            <text:p>The sharing of birth registration information between the Registrar General and the Department for Work and Pensions</text:p>
          </table:table-cell>
          <table:table-cell table:style-name="ce1" office:value-type="string" calcext:value-type="string">
            <text:p>To enable DWP to verify details supplied by parents when applying for Universal Credit.</text:p>
          </table:table-cell>
          <table:table-cell table:style-name="ce1" office:value-type="string" calcext:value-type="string">
            <text:p>To benefit customers by providing an end to end service and reducing the need for paper documents and assist in identifying fraud and error.</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4" office:value-type="date" office:date-value="2021-01-15" calcext:value-type="date">
            <text:p>2021-01-15</text:p>
          </table:table-cell>
          <table:table-cell table:style-name="ce1"/>
          <table:table-cell table:style-name="ce4" office:value-type="date" office:date-value="2022-01-15" calcext:value-type="date">
            <text:p>2022-01-15</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61" calcext:value-type="float">
            <text:p>61</text:p>
          </table:table-cell>
          <table:table-cell table:style-name="ce1" office:value-type="string" calcext:value-type="string">
            <text:p>The sharing of birth, death and marriage registration information between the Registrar General and Home Office</text:p>
          </table:table-cell>
          <table:table-cell table:style-name="ce1" office:value-type="string" calcext:value-type="string">
            <text:p>To enable UK Visas and Immigration (part of Home Office) to verify information submitted by customers in relation to immigration issues</text:p>
          </table:table-cell>
          <table:table-cell table:style-name="ce1" office:value-type="string" calcext:value-type="string">
            <text:p>To benefit customers by providing an end to end service and reducing the need for paper documents.</text:p>
          </table:table-cell>
          <table:table-cell table:style-name="ce1" office:value-type="string" calcext:value-type="string">
            <text:p>Civil registration</text:p>
          </table:table-cell>
          <table:table-cell table:style-name="ce1" office:value-type="string" calcext:value-type="string">
            <text:p>Birth data:</text:p>
            <text:p>• System number</text:p>
            <text:p>• Surname</text:p>
            <text:p>• Forename(s)</text:p>
            <text:p>• Date of Birth</text:p>
            <text:p>• Sex</text:p>
            <text:p>• Place of birth</text:p>
            <text:p>• Mother’s name</text:p>
            <text:p>• Father’s name</text:p>
            <text:p>• Mother’s maiden name</text:p>
            <text:p>• Mother’s previous married name</text:p>
            <text:p>• Mother’s place of birth</text:p>
            <text:p>• Father’s place of birth</text:p>
            <text:p>• Registration district</text:p>
            <text:p>• Administrative area</text:p>
            <text:p>• Date of registration</text:p>
            <text:p>Marriage Data</text:p>
            <text:p>• System number</text:p>
            <text:p>• Surnames</text:p>
            <text:p>• Forename(s)</text:p>
            <text:p>• Date of Birth</text:p>
            <text:p>• Date of marriage</text:p>
            <text:p>• Place of marriage</text:p>
            <text:p>• Registration district</text:p>
            <text:p>• Date of registration</text:p>
            <text:p>Death data</text:p>
            <text:p>• System number</text:p>
            <text:p>• Surname</text:p>
            <text:p>• Forename(s)</text:p>
            <text:p>• Date of Birth</text:p>
            <text:p>• Sex</text:p>
            <text:p>• Date of death</text:p>
            <text:p>• Registration 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4" office:value-type="date" office:date-value="2020-06-16" calcext:value-type="date">
            <text:p>2020-06-16</text:p>
          </table:table-cell>
          <table:table-cell table:style-name="ce1"/>
          <table:table-cell table:style-name="ce4" office:value-type="date" office:date-value="2021-06-01" calcext:value-type="date">
            <text:p>2021-06-01</text:p>
          </table:table-cell>
          <table:table-cell table:style-name="ce3" office:value-type="string" calcext:value-type="string">
            <text:p>Graham.Turner32@homeoffice.gov.uk</text:p>
          </table:table-cell>
          <table:table-cell table:style-name="ce3"/>
          <table:table-cell table:number-columns-repeated="1009"/>
        </table:table-row>
        <table:table-row table:style-name="ro1">
          <table:table-cell table:style-name="ce2" office:value-type="float" office:value="62" calcext:value-type="float">
            <text:p>62</text:p>
          </table:table-cell>
          <table:table-cell table:style-name="ce1" office:value-type="string" calcext:value-type="string">
            <text:p>The sharing of birth, death and marriage registration information between the Registrar General and Home Office</text:p>
          </table:table-cell>
          <table:table-cell table:style-name="ce1" office:value-type="string" calcext:value-type="string">
            <text:p>To enable Border Force (part of the Home Office) to verify details supplied by members of the public in relation to immigration and import issues.</text:p>
          </table:table-cell>
          <table:table-cell table:style-name="ce1" office:value-type="string" calcext:value-type="string">
            <text:p>To protect the public against terrorism, immigration abuse, child safeguarding, revenue fraud and organised crime.</text:p>
          </table:table-cell>
          <table:table-cell table:style-name="ce1" office:value-type="string" calcext:value-type="string">
            <text:p>Civil registration</text:p>
          </table:table-cell>
          <table:table-cell table:style-name="ce1" office:value-type="string" calcext:value-type="string">
            <text:p>Birth data:</text:p>
            <text:p>• System number</text:p>
            <text:p>• Surname</text:p>
            <text:p>• Forename(s)</text:p>
            <text:p>• Date of Birth</text:p>
            <text:p>• Sex</text:p>
            <text:p>• Place of birth</text:p>
            <text:p>• Mother’s name</text:p>
            <text:p>• Father’s name</text:p>
            <text:p>• Mother’s maiden name</text:p>
            <text:p>• Mother’s previous married name</text:p>
            <text:p>• Mother’s place of birth</text:p>
            <text:p>• Father’s place of birth</text:p>
            <text:p>• Registration district</text:p>
            <text:p>• Administrative area</text:p>
            <text:p>• Date of registration</text:p>
            <text:p>Marriage Data</text:p>
            <text:p>• System number</text:p>
            <text:p>• Surnames</text:p>
            <text:p>• Forename(s)</text:p>
            <text:p>• Date of Birth</text:p>
            <text:p>• Date of marriage</text:p>
            <text:p>• Place of marriage</text:p>
            <text:p>• Registration district</text:p>
            <text:p>• Date of registration</text:p>
            <text:p>Death data</text:p>
            <text:p>• System number</text:p>
            <text:p>• Surname</text:p>
            <text:p>• Forename(s)</text:p>
            <text:p>• Date of Birth</text:p>
            <text:p>• Sex</text:p>
            <text:p>• Date of death</text:p>
            <text:p>• Registration 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4" office:value-type="date" office:date-value="2020-08-03" calcext:value-type="date">
            <text:p>2020-08-03</text:p>
          </table:table-cell>
          <table:table-cell table:style-name="ce1"/>
          <table:table-cell table:style-name="ce4" office:value-type="date" office:date-value="2021-08-01" calcext:value-type="date">
            <text:p>2021-08-01</text:p>
          </table:table-cell>
          <table:table-cell table:style-name="ce3" office:value-type="string" calcext:value-type="string">
            <text:p>FOI@hmpo.gsi.gov.uk</text:p>
          </table:table-cell>
          <table:table-cell table:style-name="ce1"/>
          <table:table-cell table:number-columns-repeated="1009"/>
        </table:table-row>
        <table:table-row table:style-name="ro1">
          <table:table-cell table:style-name="ce2" office:value-type="float" office:value="63" calcext:value-type="float">
            <text:p>63</text:p>
          </table:table-cell>
          <table:table-cell table:style-name="ce1" office:value-type="string" calcext:value-type="string">
            <text:p>The sharing of marriage information between the Registrar General and Her Majesty's Courts and Tribunal Service</text:p>
          </table:table-cell>
          <table:table-cell table:style-name="ce1" office:value-type="string" calcext:value-type="string">
            <text:p>To enable HMCTS to verify details supplied by customers applying for divorce.</text:p>
          </table:table-cell>
          <table:table-cell table:style-name="ce1" office:value-type="string" calcext:value-type="string">
            <text:p>To benefit customers by providing an end to end service and reducing the need for paper documents.</text:p>
          </table:table-cell>
          <table:table-cell table:style-name="ce1" office:value-type="string" calcext:value-type="string">
            <text:p>Civil registration</text:p>
          </table:table-cell>
          <table:table-cell table:style-name="ce1" office:value-type="string" calcext:value-type="string">
            <text:p>• Marriage Solemnized at (marriage venue)</text:p>
            <text:p>• District or Parish name</text:p>
            <text:p>• Administrative</text:p>
            <text:p>• Area name</text:p>
            <text:p>• Date of Marriage</text:p>
            <text:p>• Name and Surname, of both Bride and Groom</text:p>
            <text:p>• Residence at time of marriage, for both Bride and Groom</text:p>
            <text:p>• System Number (unique ID for the marriage record)</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4" office:value-type="date" office:date-value="2020-08-17" calcext:value-type="date">
            <text:p>2020-08-17</text:p>
          </table:table-cell>
          <table:table-cell table:style-name="ce4" office:value-type="date" office:date-value="2020-11-17" calcext:value-type="date">
            <text:p>2020-11-17</text:p>
          </table:table-cell>
          <table:table-cell table:style-name="ce1"/>
          <table:table-cell table:style-name="ce3" office:value-type="string" calcext:value-type="string">
            <text:p>access@justice.gov.uk</text:p>
          </table:table-cell>
          <table:table-cell table:style-name="ce1"/>
          <table:table-cell table:number-columns-repeated="1009"/>
        </table:table-row>
        <table:table-row table:style-name="ro1">
          <table:table-cell table:style-name="ce2" office:value-type="float" office:value="64" calcext:value-type="float">
            <text:p>64</text:p>
          </table:table-cell>
          <table:table-cell table:style-name="ce1" office:value-type="string" calcext:value-type="string">
            <text:p>The sharing of death registration between Hertfordshire Registration and Citizenship Service and Hertfordshire County Council (Adult Care Services ACS)</text:p>
          </table:table-cell>
          <table:table-cell table:style-name="ce1" office:value-type="string" calcext:value-type="string">
            <text:p>To enable ACS to update records from in relation to deceased individuals.</text:p>
          </table:table-cell>
          <table:table-cell table:style-name="ce1" office:value-type="string" calcext:value-type="string">
            <text:p>To enable ACS to offer support to surviving partners and facilitate better use of resources for service users.</text:p>
          </table:table-cell>
          <table:table-cell table:style-name="ce1" office:value-type="string" calcext:value-type="string">
            <text:p>Civil registration</text:p>
          </table:table-cell>
          <table:table-cell table:style-name="ce1" office:value-type="string" calcext:value-type="string">
            <text:p>• Register and entry number</text:p>
            <text:p>• Deceased's name</text:p>
            <text:p>• Date of death</text:p>
            <text:p>• Usual address of deceased</text:p>
          </table:table-cell>
          <table:table-cell table:style-name="ce1" office:value-type="string" calcext:value-type="string">
            <text:p>A civil registration official for a county council in England</text:p>
          </table:table-cell>
          <table:table-cell table:style-name="ce1" office:value-type="string" calcext:value-type="string">
            <text:p>Information extracted to an excel spreadsheet and sent monthly</text:p>
          </table:table-cell>
          <table:table-cell table:style-name="ce1" office:value-type="string" calcext:value-type="string">
            <text:p>A county council in England</text:p>
          </table:table-cell>
          <table:table-cell table:style-name="ce1" office:value-type="string" calcext:value-type="string">
            <text:p>P0D</text:p>
          </table:table-cell>
          <table:table-cell table:style-name="ce4" office:value-type="date" office:date-value="2020-01-13" calcext:value-type="date">
            <text:p>2020-01-13</text:p>
          </table:table-cell>
          <table:table-cell table:style-name="ce1" table:number-columns-repeated="2"/>
          <table:table-cell table:style-name="ce3" office:value-type="string" calcext:value-type="string">
            <text:p>information.governance@hertfordshire.gov.uk</text:p>
          </table:table-cell>
          <table:table-cell table:style-name="ce3"/>
          <table:table-cell table:number-columns-repeated="1009"/>
        </table:table-row>
        <table:table-row table:style-name="ro1">
          <table:table-cell table:style-name="ce2" office:value-type="float" office:value="65" calcext:value-type="float">
            <text:p>6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lectricity Plus Supply Ltd (Utility Warehouse)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lectricity Plus Suppl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10-01" calcext:value-type="date">
            <text:p>2020-10-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66" calcext:value-type="float">
            <text:p>66</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Utilita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8-01" calcext:value-type="date">
            <text:p>2020-08-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67" calcext:value-type="float">
            <text:p>67</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On Energy Solution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On Energy Solutions Lt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8-01" calcext:value-type="date">
            <text:p>2020-08-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68" calcext:value-type="float">
            <text:p>68</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Green Network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Green Network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8-01" calcext:value-type="date">
            <text:p>2020-08-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69" calcext:value-type="float">
            <text:p>6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N power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N Power</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8-01" calcext:value-type="date">
            <text:p>2020-08-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0" calcext:value-type="float">
            <text:p>7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hell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9-01" calcext:value-type="date">
            <text:p>2020-09-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1" calcext:value-type="float">
            <text:p>7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cottish Power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cottish Power</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9-01" calcext:value-type="date">
            <text:p>2020-09-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2" calcext:value-type="float">
            <text:p>7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British Gas Trading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10-01" calcext:value-type="date">
            <text:p>2020-10-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3" calcext:value-type="float">
            <text:p>7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ulb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Bulb</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9-01" calcext:value-type="date">
            <text:p>2020-09-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4" calcext:value-type="float">
            <text:p>7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DF Energy Customer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DF Energy Customers Lt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9-22" calcext:value-type="date">
            <text:p>2020-09-22</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5" calcext:value-type="float">
            <text:p>7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ctopus Energy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Octopus Energy Limite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08-01" calcext:value-type="date">
            <text:p>2020-08-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6" calcext:value-type="float">
            <text:p>76</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o Energy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o Energy Trading Lt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11-01" calcext:value-type="date">
            <text:p>2020-11-01</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7" calcext:value-type="float">
            <text:p>77</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nformation sharing between the Department for Work and Pensions (DWP) and Ovo &amp; Ovo (S) Electricit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OvO &amp; Ovo (S) Electricity Ltd</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0-10-05" calcext:value-type="date">
            <text:p>2020-10-05</text:p>
          </table:table-cell>
          <table:table-cell table:style-name="ce4" office:value-type="date" office:date-value="2021-03-31" calcext:value-type="date">
            <text:p>2021-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8" calcext:value-type="float">
            <text:p>78</text:p>
          </table:table-cell>
          <table:table-cell table:style-name="ce1" office:value-type="string" calcext:value-type="string">
            <text:p>For the provision of data matching and sharing services to support the administration of the low income component of the Green Homes Grant voucher scheme.</text:p>
          </table:table-cell>
          <table:table-cell table:style-name="ce1" office:value-type="string" calcext:value-type="string">
            <text:p>To provide benefit eligibility verification checks to support ICF Consulting Services Ltd (on behalf of the Department for Business, Energy and Industrial Strategy (BEIS)) administer claims from low income customers for financial assistance under the Green Homes Grant scheme.</text:p>
          </table:table-cell>
          <table:table-cell table:style-name="ce1" office:value-type="string" calcext:value-type="string">
            <text:p>Information sharing between the Department for Work and Pensions (DWP) and ICF Consulting Services Ltd (on behalf of BEIS) to establish the eligibility of low income households who have claimed financial assistance in terms of a voucher for the installation of approved energy saving measures under the Green Homes Grant scheme</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fuel poverty objective (within the meaning of section 36) to a specified person who is a public authority,A licensed gas and/or electricity supplier: ICF Consulting Services Ltd</text:p>
          </table:table-cell>
          <table:table-cell table:style-name="ce3" office:value-type="string" calcext:value-type="string">
            <text:p>Encrypted files via email</text:p>
          </table:table-cell>
          <table:table-cell table:style-name="ce1"/>
          <table:table-cell table:style-name="ce1" office:value-type="string" calcext:value-type="string">
            <text:p>P3M</text:p>
          </table:table-cell>
          <table:table-cell table:style-name="ce4" office:value-type="date" office:date-value="2020-10-09" calcext:value-type="date">
            <text:p>2020-10-09</text:p>
          </table:table-cell>
          <table:table-cell table:style-name="ce4" office:value-type="date" office:date-value="2022-02-28" calcext:value-type="date">
            <text:p>2022-02-28</text:p>
          </table:table-cell>
          <table:table-cell table:style-name="ce4" office:value-type="date" office:date-value="2021-10-09" calcext:value-type="date">
            <text:p>2021-10-09</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79" calcext:value-type="float">
            <text:p>79</text:p>
          </table:table-cell>
          <table:table-cell table:style-name="ce1" office:value-type="string" calcext:value-type="string">
            <text:p>The sharing of NHS numbers linked with birth and death registrations sent to the Registrar General</text:p>
          </table:table-cell>
          <table:table-cell table:style-name="ce1" office:value-type="string" calcext:value-type="string">
            <text:p>To ensure that registration records are accurate.</text:p>
          </table:table-cell>
          <table:table-cell table:style-name="ce1" office:value-type="string" calcext:value-type="string">
            <text:p>The RG requires the data to ensure the accuracy of their records, to investigate fraud and to ensure that they holds their birth and death data in a format that can be usefully used by other public sector bodies.</text:p>
          </table:table-cell>
          <table:table-cell table:style-name="ce1" office:value-type="string" calcext:value-type="string">
            <text:p>Civil registration</text:p>
          </table:table-cell>
          <table:table-cell table:style-name="ce1" office:value-type="string" calcext:value-type="string">
            <text:p>NHS numbers together with the corresponding birth or death entry.</text:p>
          </table:table-cell>
          <table:table-cell table:style-name="ce1" office:value-type="string" calcext:value-type="string">
            <text:p>A civil registration official for a county council in England,A civil registration official for the council of any district in England comprised in an area for which there is no county council,A civil registration official for a London Borough Council,The Common Council of the City of London in its capacity as a local authority,A civil registration official for a county council in Wales,A civil registration official for a county borough council in Wales</text:p>
          </table:table-cell>
          <table:table-cell table:style-name="ce1" office:value-type="string" calcext:value-type="string">
            <text:p>Electronic verification</text:p>
          </table:table-cell>
          <table:table-cell table:style-name="ce3" office:value-type="string" calcext:value-type="string">
            <text:p>The Registrar General</text:p>
          </table:table-cell>
          <table:table-cell table:style-name="ce1"/>
          <table:table-cell table:style-name="ce4" office:value-type="date" office:date-value="2020-04-17" calcext:value-type="date">
            <text:p>2020-04-17</text:p>
          </table:table-cell>
          <table:table-cell table:style-name="ce1"/>
          <table:table-cell table:style-name="ce4" office:value-type="date" office:date-value="2021-04-01" calcext:value-type="date">
            <text:p>2021-04-01</text:p>
          </table:table-cell>
          <table:table-cell table:style-name="ce3" office:value-type="string" calcext:value-type="string">
            <text:p>gropolicy@gro.gov.uk</text:p>
          </table:table-cell>
          <table:table-cell table:style-name="ce1"/>
          <table:table-cell table:number-columns-repeated="1009"/>
        </table:table-row>
        <table:table-row table:style-name="ro1">
          <table:table-cell table:style-name="ce2" office:value-type="float" office:value="80" calcext:value-type="float">
            <text:p>80</text:p>
          </table:table-cell>
          <table:table-cell table:style-name="ce1" office:value-type="string" calcext:value-type="string">
            <text:p>The sharing of death registration data between Suffolk Superintendent Registrar and Suffolk County Council (SCC) Adult Care Services (ACS), Children’s Services, Blue Badge Scheme, Trading Standards, Finance teams.</text:p>
          </table:table-cell>
          <table:table-cell table:style-name="ce1" office:value-type="string" calcext:value-type="string">
            <text:p>To enable SCC to update records in relation to deceased individuals.</text:p>
          </table:table-cell>
          <table:table-cell table:style-name="ce1" office:value-type="string" calcext:value-type="string">
            <text:p>To enable ACS to offer support to surviving partners and facilitate better use of resources for service users. Also, to reduce incidence of fraud or misuse in relation to Blue Badges and Trading Standards.</text:p>
          </table:table-cell>
          <table:table-cell table:style-name="ce1" office:value-type="string" calcext:value-type="string">
            <text:p>Civil registration</text:p>
          </table:table-cell>
          <table:table-cell table:style-name="ce1" office:value-type="string" calcext:value-type="string">
            <text:p>• Date of death</text:p>
            <text:p>• Place of death</text:p>
            <text:p>• Name of deceased</text:p>
            <text:p>• Sex</text:p>
            <text:p>• Date of birth</text:p>
            <text:p>• Place of birth</text:p>
            <text:p>• Occupation</text:p>
            <text:p>• Usual address</text:p>
            <text:p>• Cause of death</text:p>
            <text:p>• Certified by (doctor)</text:p>
            <text:p>• Informant</text:p>
            <text:p>• Qualification of informant</text:p>
            <text:p>• Informants usual address</text:p>
          </table:table-cell>
          <table:table-cell table:style-name="ce1" office:value-type="string" calcext:value-type="string">
            <text:p>A county council in England</text:p>
          </table:table-cell>
          <table:table-cell table:style-name="ce1" office:value-type="string" calcext:value-type="string">
            <text:p>A weekly report to be extracted from an electronic database and sent by email via secure file store server</text:p>
          </table:table-cell>
          <table:table-cell table:style-name="ce3" office:value-type="string" calcext:value-type="string">
            <text:p>A county council in England</text:p>
          </table:table-cell>
          <table:table-cell table:style-name="ce1"/>
          <table:table-cell table:style-name="ce4" office:value-type="date" office:date-value="2020-10-14" calcext:value-type="date">
            <text:p>2020-10-14</text:p>
          </table:table-cell>
          <table:table-cell table:style-name="ce1"/>
          <table:table-cell table:style-name="ce4" office:value-type="date" office:date-value="2021-10-14" calcext:value-type="date">
            <text:p>2021-10-14</text:p>
          </table:table-cell>
          <table:table-cell table:style-name="ce3" office:value-type="string" calcext:value-type="string">
            <text:p>data.protection@suffolk.gov.uk</text:p>
          </table:table-cell>
          <table:table-cell table:style-name="ce1"/>
          <table:table-cell table:number-columns-repeated="1009"/>
        </table:table-row>
        <table:table-row table:style-name="ro1">
          <table:table-cell table:style-name="ce2" office:value-type="float" office:value="81" calcext:value-type="float">
            <text:p>81</text:p>
          </table:table-cell>
          <table:table-cell table:style-name="ce1" office:value-type="string" calcext:value-type="string">
            <text:p>Social Impact bonds focussed on Care Leavers</text:p>
          </table:table-cell>
          <table:table-cell table:style-name="ce1" office:value-type="string" calcext:value-type="string">
            <text:p>To enable the earnings-related approach to employment outcomes, accessing data on participants’ earnings is key. Data is needed to track participants’ earnings as the Employment Outcomes evidence.</text:p>
          </table:table-cell>
          <table:table-cell table:style-name="ce1" office:value-type="string" calcext:value-type="string">
            <text:p>Tracking earnings provides a better understanding of how well customers are progressing with their employment (by showing increases in hours/wage rates), and the quality of their employment (jobs above NMW etc), rather than just the duration of full or part time employment captured using traditional employer statements.</text:p>
          </table:table-cell>
          <table:table-cell table:style-name="ce1" office:value-type="string" calcext:value-type="string">
            <text:p>PSD - Multiple disadvantages</text:p>
          </table:table-cell>
          <table:table-cell table:style-name="ce1" office:value-type="string" calcext:value-type="string">
            <text:p>Full Name, Date of Birth (format DD/MM/YYYY), Provider Reference Number, National Insurance Number, Start date on Programme Provider, Reference Number, Tax Year, Employer Name, RTI Start Date, RTI Leaving Date, RTI Latest Payment Date, Pay frequency, Normal Hours Worked (less than 16, 16 – 24, 24 – 30, 30+), Taxable Pay YTD, Taxable Pay in Latest Pay Period, Pay since Programme Start</text:p>
          </table:table-cell>
          <table:table-cell table:style-name="ce1" office:value-type="string" calcext:value-type="string">
            <text:p>A district council in England: Bristol council,The Council of the Isles of Scilly,HM Revenue and Customs,A London Borough Council: Lewisham council,A district council in England: Sheffield</text:p>
          </table:table-cell>
          <table:table-cell table:style-name="ce3" office:value-type="string" calcext:value-type="string">
            <text:p>Password Protected spreadsheet via email</text:p>
          </table:table-cell>
          <table:table-cell table:style-name="ce1"/>
          <table:table-cell table:style-name="ce1" office:value-type="string" calcext:value-type="string">
            <text:p>P12M</text:p>
          </table:table-cell>
          <table:table-cell table:style-name="ce4" office:value-type="date" office:date-value="2019-10-30" calcext:value-type="date">
            <text:p>2019-10-30</text:p>
          </table:table-cell>
          <table:table-cell table:style-name="ce4" office:value-type="date" office:date-value="2024-10-30" calcext:value-type="date">
            <text:p>2024-10-30</text:p>
          </table:table-cell>
          <table:table-cell table:style-name="ce4" office:value-type="date" office:date-value="2020-10-30" calcext:value-type="date">
            <text:p>2020-10-30</text:p>
          </table:table-cell>
          <table:table-cell table:style-name="ce3" office:value-type="string" calcext:value-type="string">
            <text:p>data.sharing@hmrc.gov.uk</text:p>
          </table:table-cell>
          <table:table-cell table:style-name="ce1"/>
          <table:table-cell table:number-columns-repeated="1009"/>
        </table:table-row>
        <table:table-row table:style-name="ro1">
          <table:table-cell table:style-name="ce2" office:value-type="float" office:value="82" calcext:value-type="float">
            <text:p>82</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fuel poverty objective (within the meaning of section 36) to a specified person who is a public authority</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1-04-01" calcext:value-type="date">
            <text:p>2021-04-01</text:p>
          </table:table-cell>
          <table:table-cell table:style-name="ce4" office:value-type="date" office:date-value="2022-03-31" calcext:value-type="date">
            <text:p>2022-03-31</text:p>
          </table:table-cell>
          <table:table-cell table:style-name="ce4" office:value-type="date" office:date-value="2021-10-01" calcext:value-type="date">
            <text:p>2021-10-0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83" calcext:value-type="float">
            <text:p>83</text:p>
          </table:table-cell>
          <table:table-cell table:style-name="ce1" office:value-type="string" calcext:value-type="string">
            <text:p>Contractor Fraud within BEIS,MoJ and DfE</text:p>
          </table:table-cell>
          <table:table-cell table:style-name="ce1" office:value-type="string" calcext:value-type="string">
            <text:p>To identify the level of fraud in the process of employing and paying external contractors within BEIS, MoJ, and DfE.</text:p>
          </table:table-cell>
          <table:table-cell table:style-name="ce1" office:value-type="string" calcext:value-type="string">
            <text:p>Assist participating authorities to quantify and potentially reduce the level of fraud and error relating to the employment of external contractors.</text:p>
            <text:p>Help authorities to investigate and identify specific instances where overpayments have been made to external contractors, and instigate recovery action. </text:p>
            <text:p>Help to demonstrate the cross government use and value of sharing data using the DEA and its wider potential benefits in counter fraud data analytics.</text:p>
            <text:p/>
          </table:table-cell>
          <table:table-cell table:style-name="ce1" office:value-type="string" calcext:value-type="string">
            <text:p>Fraud</text:p>
          </table:table-cell>
          <table:table-cell table:style-name="ce1" office:value-type="string" calcext:value-type="string">
            <text:p>Data relating to identity (First name, Surname, NINO, Address, Postcode)</text:p>
            <text:p>Data relating to external contractor status (Period of employment, Hourly or daily rate of pay or payment for contract, and FTE/PTE flag (where available).</text:p>
            <text:p>Aggregated reports to be shared back to participating orgs (details of successful ID match indicators, organisational matches, and dates of overlap of employment)</text:p>
          </table:table-cell>
          <table:table-cell table:style-name="ce1" office:value-type="string" calcext:value-type="string">
            <text:p>"Secretary of State for Business, Energy, and Industrial Strategy",Secretary of State for Justice,Secretary of State for Education</text:p>
          </table:table-cell>
          <table:table-cell table:style-name="ce1" office:value-type="string" calcext:value-type="string">
            <text:p>Encryption and secure email transfer</text:p>
          </table:table-cell>
          <table:table-cell table:style-name="ce1" office:value-type="string" calcext:value-type="string">
            <text:p>Minister for the Cabinet Office</text:p>
          </table:table-cell>
          <table:table-cell table:style-name="ce1" office:value-type="string" calcext:value-type="string">
            <text:p>P30D</text:p>
          </table:table-cell>
          <table:table-cell table:style-name="ce4" office:value-type="date" office:date-value="2020-09-28" calcext:value-type="date">
            <text:p>2020-09-28</text:p>
          </table:table-cell>
          <table:table-cell table:style-name="ce5" table:number-columns-repeated="2"/>
          <table:table-cell table:style-name="ce3" office:value-type="string" calcext:value-type="string">
            <text:p>foi-team@cabinetoffice.gov.uk, foi.requests@beis.gov.uk</text:p>
          </table:table-cell>
          <table:table-cell table:style-name="ce3"/>
          <table:table-cell table:number-columns-repeated="1009"/>
        </table:table-row>
        <table:table-row table:style-name="ro1">
          <table:table-cell table:style-name="ce2" office:value-type="float" office:value="84" calcext:value-type="float">
            <text:p>84</text:p>
          </table:table-cell>
          <table:table-cell table:style-name="ce1" office:value-type="string" calcext:value-type="string">
            <text:p>Potential Apprenticeship Levy Funding fraud.</text:p>
          </table:table-cell>
          <table:table-cell table:style-name="ce1" office:value-type="string" calcext:value-type="string">
            <text:p>To identify whether an employer is providing accurate and true information regarding the apprentices who they are claiming funding for.</text:p>
          </table:table-cell>
          <table:table-cell table:style-name="ce1" office:value-type="string" calcext:value-type="string">
            <text:p>This information sharing agreement will help ESFA to identify the level of fraud with this employer. In doing so, ESFA will be able to widen access to the Apprentice Learning Fund Programme to those who really need it. </text:p>
          </table:table-cell>
          <table:table-cell table:style-name="ce1" office:value-type="string" calcext:value-type="string">
            <text:p>Fraud</text:p>
          </table:table-cell>
          <table:table-cell table:style-name="ce1" office:value-type="string" calcext:value-type="string">
            <text:p>Identity details, employment status will be disclosed by Her Majesty’s Revenue and Customs to ESFA</text:p>
          </table:table-cell>
          <table:table-cell table:style-name="ce1" office:value-type="string" calcext:value-type="string">
            <text:p>HM Revenue and Customs,Education and Skills Funding Agency</text:p>
          </table:table-cell>
          <table:table-cell table:style-name="ce3" office:value-type="string" calcext:value-type="string">
            <text:p>Secure File Transfer Protocol</text:p>
          </table:table-cell>
          <table:table-cell table:style-name="ce1"/>
          <table:table-cell table:style-name="ce1" office:value-type="string" calcext:value-type="string">
            <text:p>P2M</text:p>
          </table:table-cell>
          <table:table-cell table:style-name="ce4" office:value-type="date" office:date-value="2020-09-25" calcext:value-type="date">
            <text:p>2020-09-25</text:p>
          </table:table-cell>
          <table:table-cell table:number-columns-repeated="2" table:style-name="ce4" office:value-type="date" office:date-value="2021-03-31" calcext:value-type="date">
            <text:p>2021-03-31</text:p>
          </table:table-cell>
          <table:table-cell table:style-name="ce3" office:value-type="string" calcext:value-type="string">
            <text:p>PrivacyAssuranceTeam.MAILBOX@education.gov.uk</text:p>
          </table:table-cell>
          <table:table-cell table:style-name="ce3"/>
          <table:table-cell table:number-columns-repeated="1009"/>
        </table:table-row>
        <table:table-row table:style-name="ro1">
          <table:table-cell table:style-name="ce2" office:value-type="float" office:value="85" calcext:value-type="float">
            <text:p>85</text:p>
          </table:table-cell>
          <table:table-cell table:style-name="ce1" office:value-type="string" calcext:value-type="string">
            <text:p>For the provision of data matching and sharing services to support Shell Energy Retail Ltd deliver debt reduction assistance to eligible domestic energy customers.</text:p>
          </table:table-cell>
          <table:table-cell table:style-name="ce1" office:value-type="string" calcext:value-type="string">
            <text:p>To provide benefit eligibility checks to support Shell Energy provide financial assistance to domestic energy customers under an Industry Initiative scheme delivered as part of the Warm Home Discount Scheme.</text:p>
          </table:table-cell>
          <table:table-cell table:style-name="ce1" office:value-type="string" calcext:value-type="string">
            <text:p>Information sharing between the Department for Work and Pensions (DWP) and Shell Energy to confirm the eligibility of domestic energy customers who have applied for financial assistance with outstanding debt on energy bills.</text:p>
          </table:table-cell>
          <table:table-cell table:style-name="ce1" office:value-type="string" calcext:value-type="string">
            <text:p>PSD - Fuel poverty</text:p>
          </table:table-cell>
          <table:table-cell table:style-name="ce1" office:value-type="string" calcext:value-type="string">
            <text:p>Shell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1-02-01" calcext:value-type="date">
            <text:p>2021-02-01</text:p>
          </table:table-cell>
          <table:table-cell table:style-name="ce4" office:value-type="date" office:date-value="2021-03-31" calcext:value-type="date">
            <text:p>2021-03-31</text:p>
          </table:table-cell>
          <table:table-cell table:style-name="ce5"/>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86" calcext:value-type="float">
            <text:p>86</text:p>
          </table:table-cell>
          <table:table-cell table:style-name="ce1" office:value-type="string" calcext:value-type="string">
            <text:p>Pilot data share between Salford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text:p>
            <text:p>manage and reduce council tax arrears;</text:p>
            <text:p>develop Salford City Council’s recovery procedures;</text:p>
            <text:p>identify customers whose circumstances make them vulnerable and provide them with appropriate advice and support; and </text:p>
            <text:p>enforce appropriate recovery action.  </text:p>
            <text:p/>
          </table:table-cell>
          <table:table-cell table:style-name="ce1" office:value-type="string" calcext:value-type="string">
            <text:p>Increase in Council Tax debt recovered</text:p>
            <text:p>Increase of in-year collection rate</text:p>
            <text:p>identification of vulnerable debtors who can be signposted for assistance within or without the council, where they engage with the Local Authority;</text:p>
            <text:p>Increase in debt recovery due to knowledge of PAYE and self-assessment information </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Salford City Council</text:p>
          </table:table-cell>
          <table:table-cell table:style-name="ce1" office:value-type="string" calcext:value-type="string">
            <text:p>Government secure email</text:p>
          </table:table-cell>
          <table:table-cell table:style-name="ce1" office:value-type="string" calcext:value-type="string">
            <text:p>A district council in England: Salford City Council,HM Revenue and Customs</text:p>
          </table:table-cell>
          <table:table-cell table:style-name="ce1" office:value-type="string" calcext:value-type="string">
            <text:p>P1Y</text:p>
          </table:table-cell>
          <table:table-cell table:style-name="ce4" office:value-type="date" office:date-value="2019-04-01" calcext:value-type="date">
            <text:p>2019-04-01</text:p>
          </table:table-cell>
          <table:table-cell table:style-name="ce4" office:value-type="date" office:date-value="2020-03-31" calcext:value-type="date">
            <text:p>2020-03-31</text:p>
          </table:table-cell>
          <table:table-cell table:style-name="ce1"/>
          <table:table-cell table:style-name="ce6" office:value-type="string" calcext:value-type="string">
            <text:p><text:a xlink:href="https://www.salford.gov.uk/your-council/council-and-decision-making/freedom-of-information-act/request-information/" xlink:type="simple">https://www.salford.gov.uk/your-council/council-and-decision-making/freedom-of-information-act/request-information/</text:a></text:p>
          </table:table-cell>
          <table:table-cell table:style-name="ce3"/>
          <table:table-cell table:number-columns-repeated="1009"/>
        </table:table-row>
        <table:table-row table:style-name="ro1">
          <table:table-cell table:style-name="ce2" office:value-type="float" office:value="87" calcext:value-type="float">
            <text:p>87</text:p>
          </table:table-cell>
          <table:table-cell table:style-name="ce1" office:value-type="string" calcext:value-type="string">
            <text:p>Pilot data share between Barnsley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text:p>
            <text:p>manage and reduce council tax arrears;</text:p>
            <text:p>develop Barnsley Metropolitan Borough Council’s recovery procedures;</text:p>
            <text:p>identify customers whose circumstances make them vulnerable and provide them with appropriate advice and support; and </text:p>
            <text:p>enforce appropriate recovery action. </text:p>
          </table:table-cell>
          <table:table-cell table:style-name="ce1" office:value-type="string" calcext:value-type="string">
            <text:p>Increase in Council Tax debt recovered</text:p>
            <text:p>Increase of in-year collection rate</text:p>
            <text:p>identification of vulnerable debtors who can be signposted for assistance within or without the council, where they engage with the Local Authority;</text:p>
            <text:p>Increase in debt recovery due to knowledge of PAYE and self-assessment information </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A district council in England: Barnsley Metropolitan Borough Council,HM Revenue and Customs</text:p>
          </table:table-cell>
          <table:table-cell table:style-name="ce1" office:value-type="string" calcext:value-type="string">
            <text:p>Government secure email</text:p>
          </table:table-cell>
          <table:table-cell table:style-name="ce1" office:value-type="string" calcext:value-type="string">
            <text:p>A district council in England: Barnsley Metropolitan Borough Council,HM Revenue and Customs</text:p>
          </table:table-cell>
          <table:table-cell table:style-name="ce1" office:value-type="string" calcext:value-type="string">
            <text:p>P1Y</text:p>
          </table:table-cell>
          <table:table-cell table:style-name="ce4" office:value-type="date" office:date-value="2019-04-01" calcext:value-type="date">
            <text:p>2019-04-01</text:p>
          </table:table-cell>
          <table:table-cell table:style-name="ce4" office:value-type="date" office:date-value="2020-03-31" calcext:value-type="date">
            <text:p>2020-03-31</text:p>
          </table:table-cell>
          <table:table-cell table:style-name="ce1"/>
          <table:table-cell table:style-name="ce3" office:value-type="string" calcext:value-type="string">
            <text:p>Informationrequests@barnsley.gov.uk</text:p>
          </table:table-cell>
          <table:table-cell table:style-name="ce3"/>
          <table:table-cell table:number-columns-repeated="1009"/>
        </table:table-row>
        <table:table-row table:style-name="ro1">
          <table:table-cell table:style-name="ce2" office:value-type="float" office:value="88" calcext:value-type="float">
            <text:p>88</text:p>
          </table:table-cell>
          <table:table-cell table:style-name="ce1" office:value-type="string" calcext:value-type="string">
            <text:p>The sharing of birth, information between GRO and DWP</text:p>
          </table:table-cell>
          <table:table-cell table:style-name="ce1" office:value-type="string" calcext:value-type="string">
            <text:p>To enable DWP to verify details supplied by parents when applying for DWP benefits</text:p>
          </table:table-cell>
          <table:table-cell table:style-name="ce1" office:value-type="string" calcext:value-type="string">
            <text:p>To benefit customers by providing an end to end service and reducing the need for paper documents and assist in identifying fraud and error.</text:p>
          </table:table-cell>
          <table:table-cell table:style-name="ce1" office:value-type="string" calcext:value-type="string">
            <text:p>Civil registration</text:p>
          </table:table-cell>
          <table:table-cell table:style-name="ce1" office:value-type="string" calcext:value-type="string">
            <text:p>• Surname</text:p>
            <text:p>• Forename(s)</text:p>
            <text:p>• Date of Birth</text:p>
            <text:p>• Sex</text:p>
            <text:p>• Place of birth</text:p>
            <text:p>• Mother’s name</text:p>
            <text:p>• Father’s name</text:p>
            <text:p>• Informants name</text:p>
            <text:p>• Mother’s maiden name</text:p>
            <text:p>• Mother’s previous married name</text:p>
            <text:p>• Mother’s place of birth</text:p>
            <text:p>• Father’s place of birth</text:p>
            <text:p>• Registration district</text:p>
            <text:p>• Administrative area</text:p>
            <text:p>•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4" office:value-type="date" office:date-value="2021-02-08" calcext:value-type="date">
            <text:p>2021-02-08</text:p>
          </table:table-cell>
          <table:table-cell table:style-name="ce4" office:value-type="date" office:date-value="2021-05-06" calcext:value-type="date">
            <text:p>2021-05-06</text:p>
          </table:table-cell>
          <table:table-cell table:style-name="ce5"/>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89" calcext:value-type="float">
            <text:p>89</text:p>
          </table:table-cell>
          <table:table-cell table:style-name="ce1" office:value-type="string" calcext:value-type="string">
            <text:p>The sharing of death data between GRO and UKVI (part of HO)</text:p>
          </table:table-cell>
          <table:table-cell table:style-name="ce1" office:value-type="string" calcext:value-type="string">
            <text:p>To enable UKVI to enhance understanding of causes of death for those living in asylum support accomodation.</text:p>
          </table:table-cell>
          <table:table-cell table:style-name="ce1" office:value-type="string" calcext:value-type="string">
            <text:p>To benefit customers by providing an end to end service and reducing the need for paper documents and assist in identifying fraud and error.</text:p>
          </table:table-cell>
          <table:table-cell table:style-name="ce1" office:value-type="string" calcext:value-type="string">
            <text:p>Civil registration</text:p>
          </table:table-cell>
          <table:table-cell table:style-name="ce1" office:value-type="string" calcext:value-type="string">
            <text:p>Cause of death</text:p>
          </table:table-cell>
          <table:table-cell table:style-name="ce1" office:value-type="string" calcext:value-type="string">
            <text:p>The Registrar General</text:p>
          </table:table-cell>
          <table:table-cell table:style-name="ce1" office:value-type="string" calcext:value-type="string">
            <text:p>UKVI provide excel spreadsheet containing customer info. <text:s/>GRO provide cause of death if a registration is found.</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number-columns-repeated="2" table:style-name="ce4" office:value-type="date" office:date-value="2021-01-08" calcext:value-type="date">
            <text:p>2021-01-08</text:p>
          </table:table-cell>
          <table:table-cell table:style-name="ce5"/>
          <table:table-cell table:style-name="ce3" office:value-type="string" calcext:value-type="string">
            <text:p>Graham.Turner32@homeoffice.gov.uk</text:p>
          </table:table-cell>
          <table:table-cell table:style-name="ce3"/>
          <table:table-cell table:number-columns-repeated="1009"/>
        </table:table-row>
        <table:table-row table:style-name="ro1">
          <table:table-cell table:style-name="ce2" office:value-type="float" office:value="90" calcext:value-type="float">
            <text:p>90</text:p>
          </table:table-cell>
          <table:table-cell table:style-name="ce1" office:value-type="string" calcext:value-type="string">
            <text:p>Bounce Back Loan (BBL) Fraud Analytics Pilot between BEIS, Cabinet Office and HMRC</text:p>
          </table:table-cell>
          <table:table-cell table:style-name="ce1" office:value-type="string" calcext:value-type="string">
            <text:p>BEIS, Cabinet Office and HMRC to complete a pilot that will match BBL data against data sets held by HMRC to detect suspected fraud in the BBL scheme.</text:p>
          </table:table-cell>
          <table:table-cell table:style-name="ce1" office:value-type="string" calcext:value-type="string">
            <text:p>Identifying and analysing fraud within the BBL Scheme</text:p>
          </table:table-cell>
          <table:table-cell table:style-name="ce1" office:value-type="string" calcext:value-type="string">
            <text:p>Fraud</text:p>
          </table:table-cell>
          <table:table-cell table:style-name="ce1" office:value-type="string" calcext:value-type="string">
            <text:p>Data items disclosed by BEIS and returned by HMRC will be the minimum data items to allow this pilot’s aims to be achieved.</text:p>
          </table:table-cell>
          <table:table-cell table:style-name="ce1" office:value-type="string" calcext:value-type="string">
            <text:p>"Secretary of State for Business, Energy, and Industrial Strategy",HM Revenue and Customs</text:p>
          </table:table-cell>
          <table:table-cell table:style-name="ce1" office:value-type="string" calcext:value-type="string">
            <text:p>Secure file transfer using CBAS platform.</text:p>
          </table:table-cell>
          <table:table-cell table:style-name="ce1" office:value-type="string" calcext:value-type="string">
            <text:p>Minister for the Cabinet Office</text:p>
          </table:table-cell>
          <table:table-cell table:style-name="ce1" office:value-type="string" calcext:value-type="string">
            <text:p>P24M</text:p>
          </table:table-cell>
          <table:table-cell table:style-name="ce4" office:value-type="date" office:date-value="2021-06-16" calcext:value-type="date">
            <text:p>2021-06-16</text:p>
          </table:table-cell>
          <table:table-cell table:number-columns-repeated="2" table:style-name="ce4" office:value-type="date" office:date-value="2022-06-30" calcext:value-type="date">
            <text:p>2022-06-30</text:p>
          </table:table-cell>
          <table:table-cell table:style-name="ce3" office:value-type="string" calcext:value-type="string">
            <text:p>foi.requests@beis.gov.uk, foi.team@hmrc.gov.uk</text:p>
          </table:table-cell>
          <table:table-cell table:style-name="ce3"/>
          <table:table-cell table:number-columns-repeated="1009"/>
        </table:table-row>
        <table:table-row table:style-name="ro1">
          <table:table-cell table:style-name="ce2" office:value-type="float" office:value="91" calcext:value-type="float">
            <text:p>91</text:p>
          </table:table-cell>
          <table:table-cell table:style-name="ce1" office:value-type="string" calcext:value-type="string">
            <text:p>BEIS Sampling of Bounce Back Loan (BBL) Application Turnover Data Against HMRC</text:p>
          </table:table-cell>
          <table:table-cell table:style-name="ce1" office:value-type="string" calcext:value-type="string">
            <text:p>This information sharing arrangement is to provide an indicative level of fraud within the BBL Scheme.</text:p>
          </table:table-cell>
          <table:table-cell table:style-name="ce1" office:value-type="string" calcext:value-type="string">
            <text:p>To provide Government with an indicative level of fraud in the BBL Scheme and to support current policy and future BBL Scheme design and controls. </text:p>
            <text:p>Through an indicative knowledge of the fraud landscape in the BBL Scheme, future iterations of the scheme can be designed to reduce fraud and ensure appropriate financial resource allocation.</text:p>
            <text:p/>
          </table:table-cell>
          <table:table-cell table:style-name="ce1" office:value-type="string" calcext:value-type="string">
            <text:p>Fraud</text:p>
          </table:table-cell>
          <table:table-cell table:style-name="ce1" office:value-type="string" calcext:value-type="string">
            <text:p>Data items disclosed by BEIS and returned by HMRC will be the minimum data items to allow this pilot’s aims to be achieved.</text:p>
          </table:table-cell>
          <table:table-cell table:style-name="ce1" office:value-type="string" calcext:value-type="string">
            <text:p>"Secretary of State for Business, Energy, and Industrial Strategy",HM Revenue and Customs</text:p>
          </table:table-cell>
          <table:table-cell table:style-name="ce1" office:value-type="string" calcext:value-type="string">
            <text:p>Secure file transfer using CBAS platform.</text:p>
          </table:table-cell>
          <table:table-cell table:style-name="ce1" office:value-type="string" calcext:value-type="string">
            <text:p>Minister for the Cabinet Office</text:p>
          </table:table-cell>
          <table:table-cell table:style-name="ce1" office:value-type="string" calcext:value-type="string">
            <text:p>P24M</text:p>
          </table:table-cell>
          <table:table-cell table:style-name="ce4" office:value-type="date" office:date-value="2021-06-16" calcext:value-type="date">
            <text:p>2021-06-16</text:p>
          </table:table-cell>
          <table:table-cell table:style-name="ce4" office:value-type="date" office:date-value="2023-06-30" calcext:value-type="date">
            <text:p>2023-06-30</text:p>
          </table:table-cell>
          <table:table-cell table:style-name="ce4" office:value-type="date" office:date-value="2022-06-30" calcext:value-type="date">
            <text:p>2022-06-30</text:p>
          </table:table-cell>
          <table:table-cell table:style-name="ce3" office:value-type="string" calcext:value-type="string">
            <text:p>foi.team@hmrc.gov.uk, foi.requests@beis.gov.uk</text:p>
          </table:table-cell>
          <table:table-cell table:style-name="ce3"/>
          <table:table-cell table:number-columns-repeated="1009"/>
        </table:table-row>
        <table:table-row table:style-name="ro1">
          <table:table-cell table:style-name="ce2" office:value-type="float" office:value="92" calcext:value-type="float">
            <text:p>92</text:p>
          </table:table-cell>
          <table:table-cell table:style-name="ce1" office:value-type="string" calcext:value-type="string">
            <text:p>Department for Work and Pensions Universal Credit and Student Loan Company data sharing</text:p>
          </table:table-cell>
          <table:table-cell table:number-columns-repeated="2" table:style-name="ce1" office:value-type="string" calcext:value-type="string">
            <text:p>To assess how effective Student Loan Company data is at identifying Universal Credit claims in payment where claimants are not eligible for Universal Credit or require a reduction in their Universal Credit due to receiving an undeclared Student Loan</text:p>
          </table:table-cell>
          <table:table-cell table:style-name="ce1" office:value-type="string" calcext:value-type="string">
            <text:p>Debt</text:p>
          </table:table-cell>
          <table:table-cell table:style-name="ce1" office:value-type="string" calcext:value-type="string">
            <text:p>Data items disclosed by Department for Work and Pensions and returned by Student Loan Company will be the minimum data items to allow this pilot’s aims to be achieved.</text:p>
          </table:table-cell>
          <table:table-cell table:style-name="ce1" office:value-type="string" calcext:value-type="string">
            <text:p>Secretary of State for Work and Pensions,The Student Loans Company</text:p>
          </table:table-cell>
          <table:table-cell table:style-name="ce1" office:value-type="string" calcext:value-type="string">
            <text:p>PGP encrypted email</text:p>
          </table:table-cell>
          <table:table-cell table:style-name="ce1" office:value-type="string" calcext:value-type="string">
            <text:p>The Student Loans Company</text:p>
          </table:table-cell>
          <table:table-cell table:style-name="ce1" office:value-type="string" calcext:value-type="string">
            <text:p>P12M</text:p>
          </table:table-cell>
          <table:table-cell table:style-name="ce4" office:value-type="date" office:date-value="2021-08-01" calcext:value-type="date">
            <text:p>2021-08-01</text:p>
          </table:table-cell>
          <table:table-cell table:number-columns-repeated="2" table:style-name="ce4" office:value-type="date" office:date-value="2022-08-31" calcext:value-type="date">
            <text:p>2022-08-31</text:p>
          </table:table-cell>
          <table:table-cell table:style-name="ce3" office:value-type="string" calcext:value-type="string">
            <text:p>DATA.PROTECTION@DWP.GSI.GOV.UK, rightofaccess.requests@dwp.gsi.gov.uk</text:p>
          </table:table-cell>
          <table:table-cell table:style-name="ce3"/>
          <table:table-cell table:number-columns-repeated="1009"/>
        </table:table-row>
        <table:table-row table:style-name="ro1">
          <table:table-cell table:style-name="ce2" office:value-type="float" office:value="93" calcext:value-type="float">
            <text:p>93</text:p>
          </table:table-cell>
          <table:table-cell table:style-name="ce1" office:value-type="string" calcext:value-type="string">
            <text:p>Provision of data matching and sharing services to support United Utilities Water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United Utilities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United Utilities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United Utilities Water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0-12-01" calcext:value-type="date">
            <text:p>2020-12-01</text:p>
          </table:table-cell>
          <table:table-cell table:style-name="ce4" office:value-type="date" office:date-value="2022-02-17" calcext:value-type="date">
            <text:p>2022-02-17</text:p>
          </table:table-cell>
          <table:table-cell table:style-name="ce5"/>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94" calcext:value-type="float">
            <text:p>94</text:p>
          </table:table-cell>
          <table:table-cell table:style-name="ce1" office:value-type="string" calcext:value-type="string">
            <text:p>Provision of data matching and sharing services to support Northumbrian Water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Northumbrian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Northumbrian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Northumbrian Water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0-12-01" calcext:value-type="date">
            <text:p>2020-12-01</text:p>
          </table:table-cell>
          <table:table-cell table:style-name="ce4" office:value-type="date" office:date-value="2022-03-01" calcext:value-type="date">
            <text:p>2022-03-01</text:p>
          </table:table-cell>
          <table:table-cell table:style-name="ce5"/>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95" calcext:value-type="float">
            <text:p>95</text:p>
          </table:table-cell>
          <table:table-cell table:style-name="ce1" office:value-type="string" calcext:value-type="string">
            <text:p>Provision of data matching and sharing services to support Thames Water Utilities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Thames Water Utiliti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hames Water Utiliti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Thames Water Utilities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0-12-01" calcext:value-type="date">
            <text:p>2020-12-01</text:p>
          </table:table-cell>
          <table:table-cell table:style-name="ce4" office:value-type="date" office:date-value="2022-02-21" calcext:value-type="date">
            <text:p>2022-02-2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96" calcext:value-type="float">
            <text:p>96</text:p>
          </table:table-cell>
          <table:table-cell table:style-name="ce1" office:value-type="string" calcext:value-type="string">
            <text:p>Whole family information sharing agreement</text:p>
          </table:table-cell>
          <table:table-cell table:style-name="ce1" office:value-type="string" calcext:value-type="string">
            <text:p>Dorset Council aspires to work closely with relevant partners towards the Dorset Model, where all families thrive. An essential element of facilitating this “gold standard” level of joint delivery is cooperation, co-production of service delivery and maximisation of available (pooled) resources across organisations. <text:s/>Appropriate and effective sharing of relevant and available data, across Partner Organisations, to achieve this goal is central to making informed decisions and best use of the public purse.This encompasses the future ongoing development of the Children’s Services Data Warehouse.</text:p>
          </table:table-cell>
          <table:table-cell table:style-name="ce1" office:value-type="string" calcext:value-type="string">
            <text:p>Allows Dorset Council to achieve effective joined up working/whole family approach as business as usual across a range of local partners. Data is shared in order to mitigate risks to vulnerable family members/facilitate effective cross-agency communication.</text:p>
          </table:table-cell>
          <table:table-cell table:style-name="ce1" office:value-type="string" calcext:value-type="string">
            <text:p>PSD - Multiple disadvantages</text:p>
          </table:table-cell>
          <table:table-cell table:style-name="ce1" office:value-type="string" calcext:value-type="string">
            <text:p>Name, Address, Postcode </text:p>
            <text:p>Email address, Telephone number(s) </text:p>
            <text:p>Date of birth, Common identifier number / NHS Number / Social Care Reference Number / Police National Computer Number / Unique Pupil Reference Number / Unique Property Reference Number, ASB data, DV data, Youth offending data, Education Data, Elective home education status, 16-19 Education or employment status, DWP benefit status and type (for family addresses triggering 1 or more Supporting Families criteria), Addiction services status and type of addiction, Mental Health services open/closed status (for families already involved with our Social Care or Early Help or Supporting Families provision) </text:p>
          </table:table-cell>
          <table:table-cell table:style-name="ce1" office:value-type="string" calcext:value-type="string">
            <text:p>A county council in England: Dorset council,Secretary of State for Work and Pensions,The proprietor of a school within the meaning of the Education 1996: Parley First school,The proprietor of a school within the meaning of the Education 1996: William Barnes Primary school,The proprietor of a school within the meaning of the Education 1996: St Osmund's CE Middle School,The proprietor of a school within the meaning of the Education Act 1996: Parrett and Axe CEVA primary school,The proprietor of a school within the meaning of the Education Act 1996: Bridport St Mary's,The proprietor of a school within the meaning of the Education Act 1996: Sturminster Newton High School,The proprietor of a school within the meaning of the Education Act 1996: Downlands Community School,A chief officer of police for a police area in England and Wales: Dorset police,A person providing services in connection with a specified objective (within the meaning of section 35) to a specified person who is a public authority: Dorset Youth Association,HM Revenue and Customs,The proprietor of a school within the meaning of the Education Act 1996: Yewstock school,The proprietor of an Academy within the meaning of that Act: Dunbury Academy,A person providing services in connection with a specified objective (within the meaning of section 35) to a specified person who is a public authority: The Horse Course,A person providing services in connection with a specified objective (within the meaning of section 35) to a specified person who is a public authority: MS Andrea Micah the Koru Project,A person providing services in connection with a specified objective (within the meaning of section 35) to a specified person who is a public authority: Citizens Advice in Dorset (CAiD),The proprietor of an Academy within the meaning of that Act: Atlantic Academy,The proprietor of a school within the meaning of the Education Act 1996: Cranborne CE First School and Nursery,The proprietor of a school within the meaning of the Education Act 1996: Queen Elizabeth's school,The proprietor of a school within the meaning of the Education Act 1996: Lytchett Minster School,The proprietor of a school within the meaning of the Education Act 1996: Sherborne Abbey CE Primary School,The proprietor of a school within the meaning of the Education Act 1996: Sherborne Abbey CE Primary School,The proprietor of a school within the meaning of the Education Act 1996: Sherborne Abbey CE Primary School,The proprietor of a school within the meaning of the Education Act 1996: Beaminster School,The proprietor of a school within the meaning of the Education Act 1996: Ferndown Upper School,The proprietor of a school within the meaning of the Education Act 1996: Cranborne Middle School,The proprietor of a school within the meaning of the Education Act 1996: Sixpenny Handley First School and Nursery,The proprietor of a school within the meaning of the Education Act 1996: Durweston CE VA Primary School,The proprietor of a school within the meaning of the Education Act 1996: Broadwindsor Primary School,The proprietor of a school within the meaning of the Education Act 1996: Cerne Abbas CE VC First School,The proprietor of a school within the meaning of the Education Act 1996: Hazelbury Bryan Primary School,The proprietor of a school within the meaning of the Education Act 1996: Milton on Stour Primary School,The proprietor of a school within the meaning of the Education Act 1996: Sherborne Primary School,The proprietor of a school within the meaning of the Education Act 1996: Wool CE Primary School,The proprietor of a school within the meaning of the Education Act 1996: St Nicholas and St Laurence CE VA Primary School,The proprietor of a school within the meaning of the Education Act 1996: St Mary the Virgin CE Primary School,The proprietor of a school within the meaning of the Education Act 1996: Southill Primary School,The proprietor of a school within the meaning of the Education Act 1996: The Gryphon School,The proprietor of a school within the meaning of the Education Act 1996: Shillingstone CE Primary School,The proprietor of a school within the meaning of the Education Act 1996: St Mary &amp; St Joseph's Catholic Primary,The proprietor of a school within the meaning of the Education Act 1996: St George's School,The proprietor of a school within the meaning of the Education Act 1996: St Mary's CE Primary School,The proprietor of a school within the meaning of the Education Act 1996: Shaftesbury CE Primary School,The proprietor of a school within the meaning of the Education Act 1996: Swanage Primary School,The proprietor of an Academy within the meaning of that Act: All Saints CE Academy,The proprietor of a school within the meaning of the Education Act 1996: Symondsbury CE VA Primary School,The proprietor of a school within the meaning of the Education Act 1996: Burton Bradstock CE Primary School,The proprietor of a school within the meaning of the Education Act 1996: Radipole Primary School,The proprietor of a school within the meaning of the Education Act 1996: Wyke Regis Federation,The proprietor of a school within the meaning of the Education Act 1996: Gillingham Primary School,The proprietor of a school within the meaning of the Education Act 1996: Stickland's CE VA Primary School,The proprietor of an Academy within the meaning of that Act: Wey Valley Academy,The proprietor of a school within the meaning of the Education Act 1996: Ferndown Middle School,The proprietor of a school within the meaning of the Education Act 1996: The Prince of Wales School,The proprietor of a school within the meaning of the Education Act 1996: St Andrew's CE Primary School (Sherborne),The proprietor of a school within the meaning of the Education Act 1996: Frome Valley CE First School,The proprietor of a school within the meaning of the Education Act 1996: The Swanage School,The proprietor of a school within the meaning of the Education Act 1996: Puddletown First School,The proprietor of a school within the meaning of the Education Act 1996: Damers First School,The proprietor of a school within the meaning of the Education Act 1996: Milborne St Andrew First School,The proprietor of a school within the meaning of the Education Act 1996: Broadmayne First School,The proprietor of an Academy within the meaning of that Act: Milldown CE Academy,The proprietor of an Academy within the meaning of that Act: Milldown CE Academy,The proprietor of an Academy within the meaning of that Act: BOVINGTON ACADEMY,The proprietor of a school within the meaning of the Education Act 1996: Cheselbourne Village School,A person providing services in connection with a specified objective (within the meaning of section 35) to a specified person who is a public authority: Purbeck Youth &amp; Community Foundation,The proprietor of a school within the meaning of the Education Act 1996: Wyke Primary School,The proprietor of a school within the meaning of the Education Act 1996: Stower Provost Primary School,The proprietor of a school within the meaning of the Education Act 1996: Beaucroft School,The proprietor of a school within the meaning of the Education Act 1996: Dorset Studio School,The proprietor of an Academy within the meaning of that Act:Bere Regis Primary and Pre-school,A person providing services in connection with a specified objective (within the meaning of section 35) to a specified person who is a public authority: Dorset Mind,The proprietor of an Academy within the meaning of that Act: Okeford Fitzpaine CE Primary School,The proprietor of a school within the meaning of the Education Act 1996: St George's Primary School Portland,The proprietor of an Academy within the meaning of that Act: Allenbourn Middle School ,The proprietor of an Academy within the meaning of that Act: Ferndown First School,The proprietor of a school within the meaning of the Education Act 1996: Compass Learning Centre,The proprietor of an Academy within the meaning of that Act: Archbishop Wake Church of England Primary School,The proprietor of an Academy within the meaning of that Act: Beaminster St Mary's Academy,The proprietor of an Academy within the meaning of that Act: Beechcroft St Pauls CofE Primary School,The proprietor of an Academy within the meaning of that Act: Blandford St Mary Church of England Primary School,The proprietor of an Academy within the meaning of that Act: Cranborne Church of England First School,The proprietor of an Academy within the meaning of that Act: Dunbury Church of England Academy,The proprietor of an Academy within the meaning of that Act: Milldown CofE Academy,The proprietor of an Academy within the meaning of that Act: Spetisbury CofE Primary School,The proprietor of an Academy within the meaning of that Act: St Andrew's Church of England Primary School,The proprietor of an Academy within the meaning of that Act: St James Church of England First School,The proprietor of an Academy within the meaning of that Act: St John's Church of England Primary School,The proprietor of an Academy within the meaning of that Act: Trent Young's CofE Primary School,The proprietor of an Academy within the meaning of that Act: Trinity Church of England First School,The proprietor of an Academy within the meaning of that Act: Wimborne St Giles Church of England First School and Nursery,A person providing services in connection with a specified objective (within the meaning of section 35) to a specified person who is a public authority:Dorset HealthCare University NHS Foundation Trust</text:p>
          </table:table-cell>
          <table:table-cell table:style-name="ce1" office:value-type="string" calcext:value-type="string">
            <text:p>email across open internet network; via email within assured transport network; via encrypt and send (message and attachment are encrypted and stored on secure message server); standard file transfer protocol; secure file transfer protocol; removable storage devices; telephone/mobile phone; Internet based collaborative sites (such as peer to peer or cloud file sharing); information by post; or hand delivery/collection.</text:p>
          </table:table-cell>
          <table:table-cell table:style-name="ce1" office:value-type="string" calcext:value-type="string">
            <text:p>A county council in England: Dorset council</text:p>
          </table:table-cell>
          <table:table-cell table:style-name="ce1" office:value-type="string" calcext:value-type="string">
            <text:p>P15Y</text:p>
          </table:table-cell>
          <table:table-cell table:style-name="ce4" office:value-type="date" office:date-value="2021-04-01" calcext:value-type="date">
            <text:p>2021-04-01</text:p>
          </table:table-cell>
          <table:table-cell table:style-name="ce4" office:value-type="date" office:date-value="2026-03-31" calcext:value-type="date">
            <text:p>2026-03-31</text:p>
          </table:table-cell>
          <table:table-cell table:style-name="ce4" office:value-type="date" office:date-value="2022-03-01" calcext:value-type="date">
            <text:p>2022-03-01</text:p>
          </table:table-cell>
          <table:table-cell table:style-name="ce3" office:value-type="string" calcext:value-type="string">
            <text:p>data.protection@dorsetcouncil.gov.uk</text:p>
          </table:table-cell>
          <table:table-cell table:style-name="ce3"/>
          <table:table-cell table:number-columns-repeated="1009"/>
        </table:table-row>
        <table:table-row table:style-name="ro1">
          <table:table-cell table:style-name="ce2" office:value-type="float" office:value="97" calcext:value-type="float">
            <text:p>97</text:p>
          </table:table-cell>
          <table:table-cell table:style-name="ce1" office:value-type="string" calcext:value-type="string">
            <text:p>Bath &amp; North East Somerset Council, Her Majesty's Revenue and Customs, Department for Work and Pensions and Cabinet Office Data Sharing</text:p>
          </table:table-cell>
          <table:table-cell table:style-name="ce1" office:value-type="string" calcext:value-type="string">
            <text:p>Pilot data share between Bath &amp; North East Somerset Council, DWP and HMRC to manage and reduce customer/Council Tax debt</text:p>
          </table:table-cell>
          <table:table-cell table:style-name="ce1" office:value-type="string" calcext:value-type="string">
            <text:p>Data warehousing allows professionals to make connections, identify overlaps, address/improve a lack of communication or similar issues related to silo working approaches, within historic working cultures for the majority of partners and organisations.</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Bath and North East Somerset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ata_protection@bathnes.gov.uk, freedom-of-information-request@dwp.gov.uk, foi.team@hmrc.gov.uk</text:p>
          </table:table-cell>
          <table:table-cell table:style-name="ce3"/>
          <table:table-cell table:number-columns-repeated="1009"/>
        </table:table-row>
        <table:table-row table:style-name="ro1">
          <table:table-cell table:style-name="ce2" office:value-type="float" office:value="98" calcext:value-type="float">
            <text:p>98</text:p>
          </table:table-cell>
          <table:table-cell table:style-name="ce1" office:value-type="string" calcext:value-type="string">
            <text:p>Birmingham Council, Her Majesty's Revenue and Customs, Department for Work and Pensions and Cabinet Office Data Sharing</text:p>
          </table:table-cell>
          <table:table-cell table:style-name="ce1" office:value-type="string" calcext:value-type="string">
            <text:p>Pilot data share between Birmingha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irming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irmingham Ci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governance@birmingham.gov.uk, freedom-of-information-request@dwp.gov.uk, foi.team@hmrc.gov.uk</text:p>
          </table:table-cell>
          <table:table-cell table:style-name="ce3"/>
          <table:table-cell table:number-columns-repeated="1009"/>
        </table:table-row>
        <table:table-row table:style-name="ro1">
          <table:table-cell table:style-name="ce2" office:value-type="float" office:value="99" calcext:value-type="float">
            <text:p>99</text:p>
          </table:table-cell>
          <table:table-cell table:style-name="ce1" office:value-type="string" calcext:value-type="string">
            <text:p>Brighton &amp; Hove Council, Her Majesty's Revenue and Customs, Department for Work and Pensions and Cabinet Office Data Sharing</text:p>
          </table:table-cell>
          <table:table-cell table:style-name="ce1" office:value-type="string" calcext:value-type="string">
            <text:p>Pilot data share between Brighton &amp; Hov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righton &amp; Hov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righton and Hove Ci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reedomofInformation@brighton-hove.gov.uk, freedom-of-information-request@dwp.gov.uk, foi.team@hmrc.gov.uk</text:p>
          </table:table-cell>
          <table:table-cell table:style-name="ce3"/>
          <table:table-cell table:number-columns-repeated="1009"/>
        </table:table-row>
        <table:table-row table:style-name="ro1">
          <table:table-cell table:style-name="ce2" office:value-type="float" office:value="100" calcext:value-type="float">
            <text:p>100</text:p>
          </table:table-cell>
          <table:table-cell table:style-name="ce1" office:value-type="string" calcext:value-type="string">
            <text:p>Blackpool Council, Her Majesty's Revenue and Customs, Department for Work and Pensions and Cabinet Office Data Sharing</text:p>
          </table:table-cell>
          <table:table-cell table:style-name="ce1" office:value-type="string" calcext:value-type="string">
            <text:p>Pilot data share between Blackpool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lackpoo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lackpool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blackpool.gov.uk, freedom-of-information-request@dwp.gov.uk, foi.team@hmrc.gov.uk</text:p>
          </table:table-cell>
          <table:table-cell table:style-name="ce3"/>
          <table:table-cell table:number-columns-repeated="1009"/>
        </table:table-row>
        <table:table-row table:style-name="ro1">
          <table:table-cell table:style-name="ce2" office:value-type="float" office:value="101" calcext:value-type="float">
            <text:p>101</text:p>
          </table:table-cell>
          <table:table-cell table:style-name="ce1" office:value-type="string" calcext:value-type="string">
            <text:p>Breckland Council, Her Majesty's Revenue and Customs, Department for Work and Pensions and Cabinet Office Data Sharing</text:p>
          </table:table-cell>
          <table:table-cell table:style-name="ce1" office:value-type="string" calcext:value-type="string">
            <text:p>Pilot data share between Brecklan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recklan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reck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legal@breckland.gov.uk, freedom-of-information-request@dwp.gov.uk, foi.team@hmrc.gov.uk</text:p>
          </table:table-cell>
          <table:table-cell table:style-name="ce3"/>
          <table:table-cell table:number-columns-repeated="1009"/>
        </table:table-row>
        <table:table-row table:style-name="ro1">
          <table:table-cell table:style-name="ce2" office:value-type="float" office:value="102" calcext:value-type="float">
            <text:p>102</text:p>
          </table:table-cell>
          <table:table-cell table:style-name="ce1" office:value-type="string" calcext:value-type="string">
            <text:p>Central Bedfordshire Council, Her Majesty's Revenue and Customs, Department for Work and Pensions and Cabinet Office Data Sharing</text:p>
          </table:table-cell>
          <table:table-cell table:style-name="ce1" office:value-type="string" calcext:value-type="string">
            <text:p>Pilot data share between Central Bedford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entral Bedford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Central Bedford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rmation.Governance@centralbedfordshire.gov.uk, freedom-of-information-request@dwp.gov.uk, foi.team@hmrc.gov.uk</text:p>
          </table:table-cell>
          <table:table-cell table:style-name="ce3"/>
          <table:table-cell table:number-columns-repeated="1009"/>
        </table:table-row>
        <table:table-row table:style-name="ro1">
          <table:table-cell table:style-name="ce2" office:value-type="float" office:value="103" calcext:value-type="float">
            <text:p>103</text:p>
          </table:table-cell>
          <table:table-cell table:style-name="ce1" office:value-type="string" calcext:value-type="string">
            <text:p>Cheshire East Council, Her Majesty's Revenue and Customs, Department for Work and Pensions and Cabinet Office Data Sharing</text:p>
          </table:table-cell>
          <table:table-cell table:style-name="ce1" office:value-type="string" calcext:value-type="string">
            <text:p>Pilot data share between Cheshire Eas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heshire Eas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Cheshire east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cheshireeast.gov.uk, freedom-of-information-request@dwp.gov.uk, foi.team@hmrc.gov.uk</text:p>
          </table:table-cell>
          <table:table-cell table:style-name="ce3"/>
          <table:table-cell table:number-columns-repeated="1009"/>
        </table:table-row>
        <table:table-row table:style-name="ro1">
          <table:table-cell table:style-name="ce2" office:value-type="float" office:value="104" calcext:value-type="float">
            <text:p>104</text:p>
          </table:table-cell>
          <table:table-cell table:style-name="ce1" office:value-type="string" calcext:value-type="string">
            <text:p>Cornwall Council, Her Majesty's Revenue and Customs, Department for Work and Pensions and Cabinet Office Data Sharing</text:p>
          </table:table-cell>
          <table:table-cell table:style-name="ce1" office:value-type="string" calcext:value-type="string">
            <text:p>Pilot data share between Cornwall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ornwal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Cornwall Coun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text:s/>freedom-of-information-request@dwp.gov.uk, foi.team@hmrc.gov.uk</text:p>
          </table:table-cell>
          <table:table-cell table:style-name="ce3"/>
          <table:table-cell table:number-columns-repeated="1009"/>
        </table:table-row>
        <table:table-row table:style-name="ro1">
          <table:table-cell table:style-name="ce2" office:value-type="float" office:value="105" calcext:value-type="float">
            <text:p>105</text:p>
          </table:table-cell>
          <table:table-cell table:style-name="ce1" office:value-type="string" calcext:value-type="string">
            <text:p>Croydon Council, Her Majesty's Revenue and Customs, Department for Work and Pensions and Cabinet Office Data Sharing</text:p>
          </table:table-cell>
          <table:table-cell table:style-name="ce1" office:value-type="string" calcext:value-type="string">
            <text:p>Pilot data share between Croydon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royd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Croyd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CroyCtaxDAE@croydon.gov.uk or DPO@croydon.gov.uk or FOI@croydon.gov.uk, freedom-of-information-request@dwp.gov.uk, foi.team@hmrc.gov.uk</text:p>
          </table:table-cell>
          <table:table-cell table:style-name="ce3"/>
          <table:table-cell table:number-columns-repeated="1009"/>
        </table:table-row>
        <table:table-row table:style-name="ro1">
          <table:table-cell table:style-name="ce2" office:value-type="float" office:value="106" calcext:value-type="float">
            <text:p>106</text:p>
          </table:table-cell>
          <table:table-cell table:style-name="ce1" office:value-type="string" calcext:value-type="string">
            <text:p>Dacorum Council, Her Majesty's Revenue and Customs, Department for Work and Pensions and Cabinet Office Data Sharing</text:p>
          </table:table-cell>
          <table:table-cell table:style-name="ce1" office:value-type="string" calcext:value-type="string">
            <text:p>Pilot data share between Dacoru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Dacoru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Dacorum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dacorum.gov.uk, freedom-of-information-request@dwp.gov.uk, foi.team@hmrc.gov.uk</text:p>
          </table:table-cell>
          <table:table-cell table:style-name="ce3"/>
          <table:table-cell table:number-columns-repeated="1009"/>
        </table:table-row>
        <table:table-row table:style-name="ro1">
          <table:table-cell table:style-name="ce2" office:value-type="float" office:value="107" calcext:value-type="float">
            <text:p>107</text:p>
          </table:table-cell>
          <table:table-cell table:style-name="ce1" office:value-type="string" calcext:value-type="string">
            <text:p>Denbighshire Council, Her Majesty's Revenue and Customs, Department for Work and Pensions and Cabinet Office Data Sharing</text:p>
          </table:table-cell>
          <table:table-cell table:style-name="ce1" office:value-type="string" calcext:value-type="string">
            <text:p>Pilot data share between Denbigh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Denbigh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Denbigh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rmation@denbighshire.gov.uk, freedom-of-information-request@dwp.gov.uk, foi.team@hmrc.gov.uk, foi-team@cabinetoffice.gov.uk</text:p>
          </table:table-cell>
          <table:table-cell table:style-name="ce3"/>
          <table:table-cell table:number-columns-repeated="1009"/>
        </table:table-row>
        <table:table-row table:style-name="ro1">
          <table:table-cell table:style-name="ce2" office:value-type="float" office:value="108" calcext:value-type="float">
            <text:p>108</text:p>
          </table:table-cell>
          <table:table-cell table:style-name="ce1" office:value-type="string" calcext:value-type="string">
            <text:p>Ealing Council, Her Majesty's Revenue and Customs, Department for Work and Pensions and Cabinet Office Data Sharing</text:p>
          </table:table-cell>
          <table:table-cell table:style-name="ce1" office:value-type="string" calcext:value-type="string">
            <text:p>Pilot data share between Ealing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ling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Ealing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Ealing Council, Perceval House, PO Box 1344, Ealing, W5 2BY, freedom-of-information-request@dwp.gov.uk, foi.team@hmrc.gov.uk</text:p>
          </table:table-cell>
          <table:table-cell table:style-name="ce3"/>
          <table:table-cell table:number-columns-repeated="1009"/>
        </table:table-row>
        <table:table-row table:style-name="ro1">
          <table:table-cell table:style-name="ce2" office:value-type="float" office:value="109" calcext:value-type="float">
            <text:p>109</text:p>
          </table:table-cell>
          <table:table-cell table:style-name="ce1" office:value-type="string" calcext:value-type="string">
            <text:p>East Cambridgeshire Council, Her Majesty's Revenue and Customs, Department for Work and Pensions and Cabinet Office Data Sharing</text:p>
          </table:table-cell>
          <table:table-cell table:style-name="ce1" office:value-type="string" calcext:value-type="string">
            <text:p>Pilot data share between East Cambridge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st Cambridge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East Cambridge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ataprotection@eastcambs.gov.uk, freedom-of-information-request@dwp.gov.uk, foi.team@hmrc.gov.uk</text:p>
          </table:table-cell>
          <table:table-cell table:style-name="ce3"/>
          <table:table-cell table:number-columns-repeated="1009"/>
        </table:table-row>
        <table:table-row table:style-name="ro1">
          <table:table-cell table:style-name="ce2" office:value-type="float" office:value="110" calcext:value-type="float">
            <text:p>110</text:p>
          </table:table-cell>
          <table:table-cell table:style-name="ce1" office:value-type="string" calcext:value-type="string">
            <text:p>East Riding of Yorkshire Council, Her Majesty's Revenue and Customs, Department for Work and Pensions and Cabinet Office Data Sharing</text:p>
          </table:table-cell>
          <table:table-cell table:style-name="ce1" office:value-type="string" calcext:value-type="string">
            <text:p>Pilot data share between East Riding of York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st Riding of York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East Riding of York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eastriding.gov.uk or data.protection@eastriding.gov.uk, freedom-of-information-request@dwp.gov.uk, foi.team@hmrc.gov.uk</text:p>
          </table:table-cell>
          <table:table-cell table:style-name="ce3"/>
          <table:table-cell table:number-columns-repeated="1009"/>
        </table:table-row>
        <table:table-row table:style-name="ro1">
          <table:table-cell table:style-name="ce2" office:value-type="float" office:value="111" calcext:value-type="float">
            <text:p>111</text:p>
          </table:table-cell>
          <table:table-cell table:style-name="ce1" office:value-type="string" calcext:value-type="string">
            <text:p>East Suffolk Council, Her Majesty's Revenue and Customs, Department for Work and Pensions and Cabinet Office Data Sharing</text:p>
          </table:table-cell>
          <table:table-cell table:style-name="ce1" office:value-type="string" calcext:value-type="string">
            <text:p>Pilot data share between East Suffolk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st Suffol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East Suffolk,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ataprotection@eastsuffolk.gov.uk, freedom-of-information-request@dwp.gov.uk, foi.team@hmrc.gov.uk</text:p>
          </table:table-cell>
          <table:table-cell table:style-name="ce3"/>
          <table:table-cell table:number-columns-repeated="1009"/>
        </table:table-row>
        <table:table-row table:style-name="ro1">
          <table:table-cell table:style-name="ce2" office:value-type="float" office:value="112" calcext:value-type="float">
            <text:p>112</text:p>
          </table:table-cell>
          <table:table-cell table:style-name="ce1" office:value-type="string" calcext:value-type="string">
            <text:p>Fenland Council, Her Majesty's Revenue and Customs, Department for Work and Pensions and Cabinet Office Data Sharing</text:p>
          </table:table-cell>
          <table:table-cell table:style-name="ce1" office:value-type="string" calcext:value-type="string">
            <text:p>Pilot data share between Fenlan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Fenlan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Fen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fenland.gov.uk, freedom-of-information-request@dwp.gov.uk, foi.team@hmrc.gov.uk</text:p>
          </table:table-cell>
          <table:table-cell table:style-name="ce3"/>
          <table:table-cell table:number-columns-repeated="1009"/>
        </table:table-row>
        <table:table-row table:style-name="ro1">
          <table:table-cell table:style-name="ce2" office:value-type="float" office:value="113" calcext:value-type="float">
            <text:p>113</text:p>
          </table:table-cell>
          <table:table-cell table:style-name="ce1" office:value-type="string" calcext:value-type="string">
            <text:p>Fylde Council, Her Majesty's Revenue and Customs, Department for Work and Pensions and Cabinet Office Data Sharing</text:p>
          </table:table-cell>
          <table:table-cell table:style-name="ce1" office:value-type="string" calcext:value-type="string">
            <text:p>Pilot data share between Fyld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Fyld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Flyd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fylde.gov.uk, freedom-of-information-request@dwp.gov.uk, foi.team@hmrc.gov.uk</text:p>
          </table:table-cell>
          <table:table-cell table:style-name="ce3"/>
          <table:table-cell table:number-columns-repeated="1009"/>
        </table:table-row>
        <table:table-row table:style-name="ro1">
          <table:table-cell table:style-name="ce2" office:value-type="float" office:value="114" calcext:value-type="float">
            <text:p>114</text:p>
          </table:table-cell>
          <table:table-cell table:style-name="ce1" office:value-type="string" calcext:value-type="string">
            <text:p>Gateshead Council, Her Majesty's Revenue and Customs, Department for Work and Pensions and Cabinet Office Data Sharing</text:p>
          </table:table-cell>
          <table:table-cell table:style-name="ce1" office:value-type="string" calcext:value-type="string">
            <text:p>Pilot data share between Gateshea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Gateshea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Gateshea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rmationrights@gateshead.gov.uk , freedom-of-information-request@dwp.gov.uk, foi.team@hmrc.gov.uk</text:p>
          </table:table-cell>
          <table:table-cell table:style-name="ce3"/>
          <table:table-cell table:number-columns-repeated="1009"/>
        </table:table-row>
        <table:table-row table:style-name="ro1">
          <table:table-cell table:style-name="ce2" office:value-type="float" office:value="115" calcext:value-type="float">
            <text:p>115</text:p>
          </table:table-cell>
          <table:table-cell table:style-name="ce1" office:value-type="string" calcext:value-type="string">
            <text:p>Gloucester City Council, Her Majesty's Revenue and Customs, Department for Work and Pensions and Cabinet Office Data Sharing</text:p>
          </table:table-cell>
          <table:table-cell table:style-name="ce1" office:value-type="string" calcext:value-type="string">
            <text:p>Pilot data share between Gloucester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Gloucester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Glouce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gloucester.gov.uk , freedom-of-information-request@dwp.gov.uk, foi.team@hmrc.gov.uk</text:p>
          </table:table-cell>
          <table:table-cell table:style-name="ce3"/>
          <table:table-cell table:number-columns-repeated="1009"/>
        </table:table-row>
        <table:table-row table:style-name="ro1">
          <table:table-cell table:style-name="ce2" office:value-type="float" office:value="116" calcext:value-type="float">
            <text:p>116</text:p>
          </table:table-cell>
          <table:table-cell table:style-name="ce1" office:value-type="string" calcext:value-type="string">
            <text:p>Islington Council, Her Majesty's Revenue and Customs, Department for Work and Pensions and Cabinet Office Data Sharing</text:p>
          </table:table-cell>
          <table:table-cell table:style-name="ce1" office:value-type="string" calcext:value-type="string">
            <text:p>Pilot data share between Islington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Isling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Islingt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a@islington.gov.uk , freedom-of-information-request@dwp.gov.uk, foi.team@hmrc.gov.uk</text:p>
          </table:table-cell>
          <table:table-cell table:style-name="ce3"/>
          <table:table-cell table:number-columns-repeated="1009"/>
        </table:table-row>
        <table:table-row table:style-name="ro1">
          <table:table-cell table:style-name="ce2" office:value-type="float" office:value="117" calcext:value-type="float">
            <text:p>117</text:p>
          </table:table-cell>
          <table:table-cell table:style-name="ce1" office:value-type="string" calcext:value-type="string">
            <text:p>Lancaster Council, Her Majesty's Revenue and Customs, Department for Work and Pensions and Cabinet Office Data Sharing</text:p>
          </table:table-cell>
          <table:table-cell table:style-name="ce1" office:value-type="string" calcext:value-type="string">
            <text:p>Pilot data share between Lancaster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Lancaster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Lanca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lancaster.gov.uk , freedom-of-information-request@dwp.gov.uk, foi.team@hmrc.gov.uk </text:p>
          </table:table-cell>
          <table:table-cell table:style-name="ce3"/>
          <table:table-cell table:number-columns-repeated="1009"/>
        </table:table-row>
        <table:table-row table:style-name="ro1">
          <table:table-cell table:style-name="ce2" office:value-type="float" office:value="118" calcext:value-type="float">
            <text:p>118</text:p>
          </table:table-cell>
          <table:table-cell table:style-name="ce1" office:value-type="string" calcext:value-type="string">
            <text:p>Lewisham Council, Her Majesty's Revenue and Customs, Department for Work and Pensions and Cabinet Office Data Sharing</text:p>
          </table:table-cell>
          <table:table-cell table:style-name="ce1" office:value-type="string" calcext:value-type="string">
            <text:p>Pilot data share between Lewisha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Lewis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Lewisham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CorporateFOI@lewisham.gov.uk, freedom-of-information-request@dwp.gov.uk, foi.team@hmrc.gov.uk</text:p>
          </table:table-cell>
          <table:table-cell table:style-name="ce3"/>
          <table:table-cell table:number-columns-repeated="1009"/>
        </table:table-row>
        <table:table-row table:style-name="ro1">
          <table:table-cell table:style-name="ce2" office:value-type="float" office:value="119" calcext:value-type="float">
            <text:p>119</text:p>
          </table:table-cell>
          <table:table-cell table:style-name="ce1" office:value-type="string" calcext:value-type="string">
            <text:p>Liverpool Council, Her Majesty's Revenue and Customs, Department for Work and Pensions and Cabinet Office Data Sharing</text:p>
          </table:table-cell>
          <table:table-cell table:style-name="ce1" office:value-type="string" calcext:value-type="string">
            <text:p>Pilot data share between Liverpool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Liverpoo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Liverpool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Liverpool City Council, Cunard Building, Water Street, Liverpool, L3 1AH, freedom-of-information-request@dwp.gov.uk, foi.team@hmrc.gov.uk</text:p>
          </table:table-cell>
          <table:table-cell table:style-name="ce3"/>
          <table:table-cell table:number-columns-repeated="1009"/>
        </table:table-row>
        <table:table-row table:style-name="ro1">
          <table:table-cell table:style-name="ce2" office:value-type="float" office:value="120" calcext:value-type="float">
            <text:p>120</text:p>
          </table:table-cell>
          <table:table-cell table:style-name="ce1" office:value-type="string" calcext:value-type="string">
            <text:p>Malvern Hills District Council, Her Majesty's Revenue and Customs, Department for Work and Pensions and Cabinet Office Data Sharing</text:p>
          </table:table-cell>
          <table:table-cell table:style-name="ce1" office:value-type="string" calcext:value-type="string">
            <text:p>Pilot data share between Malvern Hills Distric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Malvern Hills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Malvern Hills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SAR@malvernhills.gov.uk, freedom-of-information-request@dwp.gov.uk, foi.team@hmrc.gov.uk</text:p>
          </table:table-cell>
          <table:table-cell table:style-name="ce3"/>
          <table:table-cell table:number-columns-repeated="1009"/>
        </table:table-row>
        <table:table-row table:style-name="ro1">
          <table:table-cell table:style-name="ce2" office:value-type="float" office:value="121" calcext:value-type="float">
            <text:p>121</text:p>
          </table:table-cell>
          <table:table-cell table:style-name="ce1" office:value-type="string" calcext:value-type="string">
            <text:p>Manchester Council, Her Majesty's Revenue and Customs, Department for Work and Pensions and Cabinet Office Data Sharing</text:p>
          </table:table-cell>
          <table:table-cell table:style-name="ce1" office:value-type="string" calcext:value-type="string">
            <text:p>Pilot data share between Manchester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Manchester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Manche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Manchester City Council PO Box 532 Town Hall Manchester M60 2LA., freedom-of-information-request@dwp.gov.uk, foi.team@hmrc.gov.uk</text:p>
          </table:table-cell>
          <table:table-cell table:style-name="ce3"/>
          <table:table-cell table:number-columns-repeated="1009"/>
        </table:table-row>
        <table:table-row table:style-name="ro1">
          <table:table-cell table:style-name="ce2" office:value-type="float" office:value="122" calcext:value-type="float">
            <text:p>122</text:p>
          </table:table-cell>
          <table:table-cell table:style-name="ce1" office:value-type="string" calcext:value-type="string">
            <text:p>Newcastle City Council, Her Majesty's Revenue and Customs, Department for Work and Pensions and Cabinet Office Data Sharing</text:p>
          </table:table-cell>
          <table:table-cell table:style-name="ce1" office:value-type="string" calcext:value-type="string">
            <text:p>Pilot data share between Newcastle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ewcastle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Newcastl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reedomofinformation@newcastle.gov.uk, freedom-of-information-request@dwp.gov.uk, foi.team@hmrc.gov.uk</text:p>
          </table:table-cell>
          <table:table-cell table:style-name="ce3"/>
          <table:table-cell table:number-columns-repeated="1009"/>
        </table:table-row>
        <table:table-row table:style-name="ro1">
          <table:table-cell table:style-name="ce2" office:value-type="float" office:value="123" calcext:value-type="float">
            <text:p>123</text:p>
          </table:table-cell>
          <table:table-cell table:style-name="ce1" office:value-type="string" calcext:value-type="string">
            <text:p>Newport Council, Her Majesty's Revenue and Customs, Department for Work and Pensions and Cabinet Office Data Sharing</text:p>
          </table:table-cell>
          <table:table-cell table:style-name="ce1" office:value-type="string" calcext:value-type="string">
            <text:p>Pilot data share between Newpor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ewpor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Wales: Newport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rmation.management@newport.gov.uk, freedom-of-information-request@dwp.gov.uk, foi.team@hmrc.gov.uk</text:p>
          </table:table-cell>
          <table:table-cell table:style-name="ce3"/>
          <table:table-cell table:number-columns-repeated="1009"/>
        </table:table-row>
        <table:table-row table:style-name="ro1">
          <table:table-cell table:style-name="ce2" office:value-type="float" office:value="124" calcext:value-type="float">
            <text:p>124</text:p>
          </table:table-cell>
          <table:table-cell table:style-name="ce1" office:value-type="string" calcext:value-type="string">
            <text:p>North Tyneside <text:s/>Council, Her Majesty's Revenue and Customs, Department for Work and Pensions and Cabinet Office Data Sharing</text:p>
          </table:table-cell>
          <table:table-cell table:style-name="ce1" office:value-type="string" calcext:value-type="string">
            <text:p>Pilot data share between North Tyneside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orth Tyneside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North Tynesid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Officer@northtyneside.gov.uk, freedom-of-information-request@dwp.gov.uk, foi.team@hmrc.gov.uk</text:p>
          </table:table-cell>
          <table:table-cell table:style-name="ce3"/>
          <table:table-cell table:number-columns-repeated="1009"/>
        </table:table-row>
        <table:table-row table:style-name="ro1">
          <table:table-cell table:style-name="ce2" office:value-type="float" office:value="125" calcext:value-type="float">
            <text:p>125</text:p>
          </table:table-cell>
          <table:table-cell table:style-name="ce1" office:value-type="string" calcext:value-type="string">
            <text:p>Northumberland County <text:s/>Council, Her Majesty's Revenue and Customs, Department for Work and Pensions and Cabinet Office Data Sharing</text:p>
          </table:table-cell>
          <table:table-cell table:style-name="ce1" office:value-type="string" calcext:value-type="string">
            <text:p>Pilot data share between Northumberland County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orthumberland County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Northumber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northumberland.gov.uk, freedom-of-information-request@dwp.gov.uk, foi.team@hmrc.gov.uk</text:p>
          </table:table-cell>
          <table:table-cell table:style-name="ce3"/>
          <table:table-cell table:number-columns-repeated="1009"/>
        </table:table-row>
        <table:table-row table:style-name="ro1">
          <table:table-cell table:style-name="ce2" office:value-type="float" office:value="126" calcext:value-type="float">
            <text:p>126</text:p>
          </table:table-cell>
          <table:table-cell table:style-name="ce1" office:value-type="string" calcext:value-type="string">
            <text:p>Preston City Council, Her Majesty's Revenue and Customs, Department for Work and Pensions and Cabinet Office Data Sharing</text:p>
          </table:table-cell>
          <table:table-cell table:style-name="ce1" office:value-type="string" calcext:value-type="string">
            <text:p>Pilot data share between Preston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Preston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Prest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info@preston.gov.uk, freedom-of-information-request@dwp.gov.uk, foi.team@hmrc.gov.uk</text:p>
          </table:table-cell>
          <table:table-cell table:style-name="ce3"/>
          <table:table-cell table:number-columns-repeated="1009"/>
        </table:table-row>
        <table:table-row table:style-name="ro1">
          <table:table-cell table:style-name="ce2" office:value-type="float" office:value="127" calcext:value-type="float">
            <text:p>127</text:p>
          </table:table-cell>
          <table:table-cell table:style-name="ce1" office:value-type="string" calcext:value-type="string">
            <text:p>Redbridge Council, Her Majesty's Revenue and Customs, Department for Work and Pensions and Cabinet Office Data Sharing</text:p>
          </table:table-cell>
          <table:table-cell table:style-name="ce1" office:value-type="string" calcext:value-type="string">
            <text:p>Pilot data share between Redbridg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Redbridg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Redbridg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ata.protection@redbridge.gov.uk, freedom-of-information-request@dwp.gov.uk, foi.team@hmrc.gov.uk</text:p>
          </table:table-cell>
          <table:table-cell table:style-name="ce3"/>
          <table:table-cell table:number-columns-repeated="1009"/>
        </table:table-row>
        <table:table-row table:style-name="ro1">
          <table:table-cell table:style-name="ce2" office:value-type="float" office:value="128" calcext:value-type="float">
            <text:p>128</text:p>
          </table:table-cell>
          <table:table-cell table:style-name="ce1" office:value-type="string" calcext:value-type="string">
            <text:p>Rotherham Council, Her Majesty's Revenue and Customs, Department for Work and Pensions and Cabinet Office Data Sharing</text:p>
          </table:table-cell>
          <table:table-cell table:style-name="ce1" office:value-type="string" calcext:value-type="string">
            <text:p>Pilot data share between Rotherha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Rother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Rotherham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Accesstoinformation@rotherham.gov.uk, freedom-of-information-request@dwp.gov.uk, foi.team@hmrc.gov.uk</text:p>
          </table:table-cell>
          <table:table-cell table:style-name="ce3"/>
          <table:table-cell table:number-columns-repeated="1009"/>
        </table:table-row>
        <table:table-row table:style-name="ro1">
          <table:table-cell table:style-name="ce2" office:value-type="float" office:value="129" calcext:value-type="float">
            <text:p>129</text:p>
          </table:table-cell>
          <table:table-cell table:style-name="ce1" office:value-type="string" calcext:value-type="string">
            <text:p>Salford City <text:s/>Council, Her Majesty's Revenue and Customs, Department for Work and Pensions and Cabinet Office Data Sharing</text:p>
          </table:table-cell>
          <table:table-cell table:style-name="ce1" office:value-type="string" calcext:value-type="string">
            <text:p>Pilot data share between Salford City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alford City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Salford Ci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https://www.salford.gov.uk/your-council/council-and-decision-making/data-protection-legislation/, freedom-of-information-request@dwp.gov.uk, foi.team@hmrc.gov.uk</text:p>
          </table:table-cell>
          <table:table-cell table:style-name="ce3"/>
          <table:table-cell table:number-columns-repeated="1009"/>
        </table:table-row>
        <table:table-row table:style-name="ro1">
          <table:table-cell table:style-name="ce2" office:value-type="float" office:value="130" calcext:value-type="float">
            <text:p>130</text:p>
          </table:table-cell>
          <table:table-cell table:style-name="ce1" office:value-type="string" calcext:value-type="string">
            <text:p>Southampton Council, Her Majesty's Revenue and Customs, Department for Work and Pensions and Cabinet Office Data Sharing</text:p>
          </table:table-cell>
          <table:table-cell table:style-name="ce1" office:value-type="string" calcext:value-type="string">
            <text:p>Pilot data share between Southampton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outhamp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Southampt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https://www.southampton.gov.uk/council-democracy/council-data/data-protection/subject-access-requests, freedom-of-information-request@dwp.gov.uk, foi.team@hmrc.gov.uk</text:p>
          </table:table-cell>
          <table:table-cell table:style-name="ce3"/>
          <table:table-cell table:number-columns-repeated="1009"/>
        </table:table-row>
        <table:table-row table:style-name="ro1">
          <table:table-cell table:style-name="ce2" office:value-type="float" office:value="131" calcext:value-type="float">
            <text:p>131</text:p>
          </table:table-cell>
          <table:table-cell table:style-name="ce1" office:value-type="string" calcext:value-type="string">
            <text:p>Southwark Council, Her Majesty's Revenue and Customs, Department for Work and Pensions and Cabinet Office Data Sharing</text:p>
          </table:table-cell>
          <table:table-cell table:style-name="ce1" office:value-type="string" calcext:value-type="string">
            <text:p>Pilot data share between Southwark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outhwar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Southwark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po@southwark.gov.uk, freedom-of-information-request@dwp.gov.uk, foi.team@hmrc.gov.uk</text:p>
          </table:table-cell>
          <table:table-cell table:style-name="ce3"/>
          <table:table-cell table:number-columns-repeated="1009"/>
        </table:table-row>
        <table:table-row table:style-name="ro1">
          <table:table-cell table:style-name="ce2" office:value-type="float" office:value="132" calcext:value-type="float">
            <text:p>132</text:p>
          </table:table-cell>
          <table:table-cell table:style-name="ce1" office:value-type="string" calcext:value-type="string">
            <text:p>Sunderland Council, Her Majesty's Revenue and Customs, Department for Work and Pensions and Cabinet Office Data Sharing</text:p>
          </table:table-cell>
          <table:table-cell table:style-name="ce1" office:value-type="string" calcext:value-type="string">
            <text:p>Pilot data share between Sunderlan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underlan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Sunder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reedom.information@sunderland.gov.uk, freedom-of-information-request@dwp.gov.uk, foi.team@hmrc.gov.uk</text:p>
          </table:table-cell>
          <table:table-cell table:style-name="ce3"/>
          <table:table-cell table:number-columns-repeated="1009"/>
        </table:table-row>
        <table:table-row table:style-name="ro1">
          <table:table-cell table:style-name="ce2" office:value-type="float" office:value="133" calcext:value-type="float">
            <text:p>133</text:p>
          </table:table-cell>
          <table:table-cell table:style-name="ce1" office:value-type="string" calcext:value-type="string">
            <text:p>Vale of Glamorgan <text:s/>Council, Her Majesty's Revenue and Customs, Department for Work and Pensions and Cabinet Office Data Sharing</text:p>
          </table:table-cell>
          <table:table-cell table:style-name="ce1" office:value-type="string" calcext:value-type="string">
            <text:p>Pilot data share between Vale of Glamorgan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Vale of Glamorgan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Wales: Vale of Glamorga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FoiUnit@valeofglamorgan.gov.uk, freedom-of-information-request@dwp.gov.uk, foi.team@hmrc.gov.uk</text:p>
          </table:table-cell>
          <table:table-cell table:style-name="ce3"/>
          <table:table-cell table:number-columns-repeated="1009"/>
        </table:table-row>
        <table:table-row table:style-name="ro1">
          <table:table-cell table:style-name="ce2" office:value-type="float" office:value="134" calcext:value-type="float">
            <text:p>134</text:p>
          </table:table-cell>
          <table:table-cell table:style-name="ce1" office:value-type="string" calcext:value-type="string">
            <text:p>Watford Council, Her Majesty's Revenue and Customs, Department for Work and Pensions and Cabinet Office Data Sharing</text:p>
          </table:table-cell>
          <table:table-cell table:style-name="ce1" office:value-type="string" calcext:value-type="string">
            <text:p>Pilot data share between Watfor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atfor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atfor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alan.sullivan@watford.gov.uk, freedom-of-information-request@dwp.gov.uk, foi.team@hmrc.gov.uk</text:p>
          </table:table-cell>
          <table:table-cell table:style-name="ce3"/>
          <table:table-cell table:number-columns-repeated="1009"/>
        </table:table-row>
        <table:table-row table:style-name="ro1">
          <table:table-cell table:style-name="ce2" office:value-type="float" office:value="135" calcext:value-type="float">
            <text:p>135</text:p>
          </table:table-cell>
          <table:table-cell table:style-name="ce1" office:value-type="string" calcext:value-type="string">
            <text:p>West Suffolk Council, Her Majesty's Revenue and Customs, Department for Work and Pensions and Cabinet Office Data Sharing</text:p>
          </table:table-cell>
          <table:table-cell table:style-name="ce1" office:value-type="string" calcext:value-type="string">
            <text:p>Pilot data share between West Suffolk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est Suffol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est Sussex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emocratic.services@westsuffolk.gov.uk, freedom-of-information-request@dwp.gov.uk, foi.team@hmrc.gov.uk</text:p>
          </table:table-cell>
          <table:table-cell table:style-name="ce3"/>
          <table:table-cell table:number-columns-repeated="1009"/>
        </table:table-row>
        <table:table-row table:style-name="ro1">
          <table:table-cell table:style-name="ce2" office:value-type="float" office:value="136" calcext:value-type="float">
            <text:p>136</text:p>
          </table:table-cell>
          <table:table-cell table:style-name="ce1" office:value-type="string" calcext:value-type="string">
            <text:p>Worcester City Council, Her Majesty's Revenue and Customs, Department for Work and Pensions and Cabinet Office Data Sharing</text:p>
          </table:table-cell>
          <table:table-cell table:style-name="ce1" office:value-type="string" calcext:value-type="string">
            <text:p>Pilot data share between Worcester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orcester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orce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David.Sutton@worcester.gov.uk, freedom-of-information-request@dwp.gov.uk, foi.team@hmrc.gov.uk</text:p>
          </table:table-cell>
          <table:table-cell table:style-name="ce3"/>
          <table:table-cell table:number-columns-repeated="1009"/>
        </table:table-row>
        <table:table-row table:style-name="ro1">
          <table:table-cell table:style-name="ce2" office:value-type="float" office:value="137" calcext:value-type="float">
            <text:p>137</text:p>
          </table:table-cell>
          <table:table-cell table:style-name="ce1" office:value-type="string" calcext:value-type="string">
            <text:p>Wychavon District Council, Her Majesty's Revenue and Customs, Department for Work and Pensions and Cabinet Office Data Sharing</text:p>
          </table:table-cell>
          <table:table-cell table:style-name="ce1" office:value-type="string" calcext:value-type="string">
            <text:p>Pilot data share between Wychavon Distric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ychavon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ychav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4" office:value-type="date" office:date-value="2021-07-19" calcext:value-type="date">
            <text:p>2021-07-19</text:p>
          </table:table-cell>
          <table:table-cell table:number-columns-repeated="2" table:style-name="ce4" office:value-type="date" office:date-value="2022-07-19" calcext:value-type="date">
            <text:p>2022-07-19</text:p>
          </table:table-cell>
          <table:table-cell table:style-name="ce3" office:value-type="string" calcext:value-type="string">
            <text:p>SAR@wychavon.gov.uk, freedom-of-information-request@dwp.gov.uk, foi.team@hmrc.gov.uk</text:p>
          </table:table-cell>
          <table:table-cell table:style-name="ce3"/>
          <table:table-cell table:number-columns-repeated="1009"/>
        </table:table-row>
        <table:table-row table:style-name="ro1">
          <table:table-cell table:style-name="ce2" office:value-type="float" office:value="138" calcext:value-type="float">
            <text:p>138</text:p>
          </table:table-cell>
          <table:table-cell table:style-name="ce1" office:value-type="string" calcext:value-type="string">
            <text:p>The sharing of death data between GRO and The Office of the Public Guardian (OPG) (Pilot)</text:p>
          </table:table-cell>
          <table:table-cell table:style-name="ce1" office:value-type="string" calcext:value-type="string">
            <text:p>To enable OPG to maintain their registers of guardians more accurately</text:p>
          </table:table-cell>
          <table:table-cell table:style-name="ce1" office:value-type="string" calcext:value-type="string">
            <text:p>To benefit customers; by reducing the need (and cost) of producing <text:s/>paper death certificates and improving accuracy of fees charged.</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ext:p>• Administrative area</text:p>
            <text:p>•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4" office:value-type="date" office:date-value="2021-08-03" calcext:value-type="date">
            <text:p>2021-08-03</text:p>
          </table:table-cell>
          <table:table-cell table:style-name="ce4" office:value-type="date" office:date-value="2021-11-03" calcext:value-type="date">
            <text:p>2021-11-03</text:p>
          </table:table-cell>
          <table:table-cell table:style-name="ce4" office:value-type="date" office:date-value="2021-11-04" calcext:value-type="date">
            <text:p>2021-11-04</text:p>
          </table:table-cell>
          <table:table-cell table:style-name="ce3" office:value-type="string" calcext:value-type="string">
            <text:p>Lisa.Boydall1@publicguardian.gov.uk</text:p>
          </table:table-cell>
          <table:table-cell table:style-name="ce3"/>
          <table:table-cell table:number-columns-repeated="1009"/>
        </table:table-row>
        <table:table-row table:style-name="ro1">
          <table:table-cell table:style-name="ce2" office:value-type="float" office:value="139" calcext:value-type="float">
            <text:p>139</text:p>
          </table:table-cell>
          <table:table-cell table:style-name="ce1" office:value-type="string" calcext:value-type="string">
            <text:p>The sharing of death data between Suffolk RO and the Revenue, Benefits and Housing Teams at Ipswich BC, Babergh and mid-Suffolk DC, E Suffolk DC and W Suffolk DC</text:p>
          </table:table-cell>
          <table:table-cell table:style-name="ce1" office:value-type="string" calcext:value-type="string">
            <text:p>To enable local authorities to discharge their duties in relation to housing stock and associated housing benefits more efficiently.</text:p>
          </table:table-cell>
          <table:table-cell table:style-name="ce1" office:value-type="string" calcext:value-type="string">
            <text:p>To benefit customers by making housing stock available more quickly to new tenants, reduce potential distress to the families of deceased people who receive demands for payment. <text:s/>Also prevents lost of income from tenants reaching the public purse.</text:p>
          </table:table-cell>
          <table:table-cell table:style-name="ce1" office:value-type="string" calcext:value-type="string">
            <text:p>Civil registration</text:p>
          </table:table-cell>
          <table:table-cell table:style-name="ce1" office:value-type="string" calcext:value-type="string">
            <text:p>•        Date of death </text:p>
            <text:p>•        Name of deceased </text:p>
            <text:p>•        Sex </text:p>
            <text:p>•        Date of birth </text:p>
            <text:p>•        Occupation </text:p>
            <text:p>•        Usual address </text:p>
            <text:p>•        Informant </text:p>
            <text:p>•        Qualification of informant </text:p>
            <text:p>•        Informants usual address </text:p>
          </table:table-cell>
          <table:table-cell table:style-name="ce1" office:value-type="string" calcext:value-type="string">
            <text:p>A civil registration official for a county council in England: Superintendent Registrar Suffolk</text:p>
          </table:table-cell>
          <table:table-cell table:style-name="ce1" office:value-type="string" calcext:value-type="string">
            <text:p>Secure File Transfer Protocol</text:p>
          </table:table-cell>
          <table:table-cell table:style-name="ce1" office:value-type="string" calcext:value-type="string">
            <text:p>A district council in England: Ipswich borough council,A county council in England: Babergh and mid-Suffolk council,A district council in England: East Suffolk council,A district council in England: West Suffolk council</text:p>
          </table:table-cell>
          <table:table-cell table:style-name="ce1" office:value-type="string" calcext:value-type="string">
            <text:p>P0D</text:p>
          </table:table-cell>
          <table:table-cell table:style-name="ce4" office:value-type="date" office:date-value="2021-07-07" calcext:value-type="date">
            <text:p>2021-07-07</text:p>
          </table:table-cell>
          <table:table-cell table:style-name="ce5"/>
          <table:table-cell table:style-name="ce4" office:value-type="date" office:date-value="2021-07-07" calcext:value-type="date">
            <text:p>2021-07-07</text:p>
          </table:table-cell>
          <table:table-cell table:style-name="ce3" office:value-type="string" calcext:value-type="string">
            <text:p>data.protection@suffolk.gov.uk <text:s/>data.protection@westsuffolk.gov.uk <text:s/>dataprotection@eastsuffolk.gov.uk <text:s/>dataprotection@ipswich.gov.uk</text:p>
          </table:table-cell>
          <table:table-cell table:style-name="ce3"/>
          <table:table-cell table:number-columns-repeated="1009"/>
        </table:table-row>
        <table:table-row table:style-name="ro1">
          <table:table-cell table:style-name="ce2" office:value-type="float" office:value="140" calcext:value-type="float">
            <text:p>140</text:p>
          </table:table-cell>
          <table:table-cell table:style-name="ce1" office:value-type="string" calcext:value-type="string">
            <text:p>Warm Home Discount Scheme Reform - Feasibility and Assurance Exercise 2021</text:p>
          </table:table-cell>
          <table:table-cell table:style-name="ce1" office:value-type="string" calcext:value-type="string">
            <text:p>To provide assurance, management information and the opportunity to review and improve the effectiveness of data matching in identifying low income households with high energy costs who are at risk of fuel poverty. Results from the feasibility exercise will be reviewed as part of Government's proposal to deliver a reformed and better targeted Warm Home Discount Scheme (WHDS) from 2022/23.</text:p>
          </table:table-cell>
          <table:table-cell table:style-name="ce1" office:value-type="string" calcext:value-type="string">
            <text:p>The testing exercise will support the Department for Business, Energy and Industrial Strategy (BEIS) in its policy proposal to improve targeting of the WHDS to those households most at risk of fuel poverty. The exercise will enable BEIS and the Department for Work and Pensions (DWP) to collaborate to review and improve the effectiveness of the data matching routines to be used to combine household income and property data to improve fuel poverty targeting. </text:p>
          </table:table-cell>
          <table:table-cell table:style-name="ce1" office:value-type="string" calcext:value-type="string">
            <text:p>PSD - Fuel poverty</text:p>
          </table:table-cell>
          <table:table-cell table:style-name="ce1" office:value-type="string" calcext:value-type="string">
            <text:p>Data relating to property characteristics from the Valuation Office Agency (VOA), Energy Performance Certificates, and Ordnance Survey will be shared under this agreement. The VOA data that BEIS holds has already been shared with BEIS under a separate agreement between BEIS and VOA. The property characteristic data will be ranked according to potential energy costs. The resultant property, energy cost, and address data will be onwardly shared with the Department for Work and Pensions for the feasibility data matching exercise. DWP will return certain address details from benefits data to BEIS for further processing and sharing with DWP. <text:s/></text:p>
          </table:table-cell>
          <table:table-cell table:style-name="ce1" office:value-type="string" calcext:value-type="string">
            <text:p>"Secretary of State for Business, Energy, and Industrial Strategy",Secretary of State for Work and Pensions</text:p>
          </table:table-cell>
          <table:table-cell table:style-name="ce3" office:value-type="string" calcext:value-type="string">
            <text:p>Egress file sharing</text:p>
          </table:table-cell>
          <table:table-cell table:style-name="ce1"/>
          <table:table-cell table:style-name="ce1" office:value-type="string" calcext:value-type="string">
            <text:p>P5M</text:p>
          </table:table-cell>
          <table:table-cell table:style-name="ce4" office:value-type="date" office:date-value="2021-08-06" calcext:value-type="date">
            <text:p>2021-08-06</text:p>
          </table:table-cell>
          <table:table-cell table:number-columns-repeated="2" table:style-name="ce4" office:value-type="date" office:date-value="2021-12-31" calcext:value-type="date">
            <text:p>2021-12-31</text:p>
          </table:table-cell>
          <table:table-cell table:style-name="ce3" office:value-type="string" calcext:value-type="string">
            <text:p>dataprotection@beis.gov.uk</text:p>
          </table:table-cell>
          <table:table-cell table:style-name="ce1"/>
          <table:table-cell table:number-columns-repeated="1009"/>
        </table:table-row>
        <table:table-row table:style-name="ro1">
          <table:table-cell table:style-name="ce2" office:value-type="float" office:value="141" calcext:value-type="float">
            <text:p>14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Utilita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Utilita Energy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8-23" calcext:value-type="date">
            <text:p>2021-08-23</text:p>
          </table:table-cell>
          <table:table-cell table:number-columns-repeated="2" table:style-name="ce4" office:value-type="date" office:date-value="2022-03-31" calcext:value-type="date">
            <text:p>2022-03-3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42" calcext:value-type="float">
            <text:p>14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On Energy Solution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On Energy Solutions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8-23" calcext:value-type="date">
            <text:p>2021-08-23</text:p>
          </table:table-cell>
          <table:table-cell table:number-columns-repeated="2" table:style-name="ce4" office:value-type="date" office:date-value="2022-03-31" calcext:value-type="date">
            <text:p>2022-03-3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43" calcext:value-type="float">
            <text:p>14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hell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hell Energy Retail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8-31" calcext:value-type="date">
            <text:p>2021-08-31</text:p>
          </table:table-cell>
          <table:table-cell table:number-columns-repeated="2" table:style-name="ce4" office:value-type="date" office:date-value="2022-03-31" calcext:value-type="date">
            <text:p>2022-03-3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44" calcext:value-type="float">
            <text:p>14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British Gas Trading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8-23" calcext:value-type="date">
            <text:p>2021-08-23</text:p>
          </table:table-cell>
          <table:table-cell table:number-columns-repeated="2" table:style-name="ce4" office:value-type="date" office:date-value="2022-03-31" calcext:value-type="date">
            <text:p>2022-03-3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45" calcext:value-type="float">
            <text:p>14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DF Energy Customer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DF Energy Customers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8-31" calcext:value-type="date">
            <text:p>2021-08-31</text:p>
          </table:table-cell>
          <table:table-cell table:number-columns-repeated="2" table:style-name="ce4" office:value-type="date" office:date-value="2022-03-31" calcext:value-type="date">
            <text:p>2022-03-3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46" calcext:value-type="float">
            <text:p>146</text:p>
          </table:table-cell>
          <table:table-cell table:style-name="ce1" office:value-type="string" calcext:value-type="string">
            <text:p>Warm Home Discount Scheme Reform - Feasibility and Assurance Exercise 2021</text:p>
          </table:table-cell>
          <table:table-cell table:style-name="ce1" office:value-type="string" calcext:value-type="string">
            <text:p>To provide assurance, management information and the opportunity to review and improve the effectiveness of data matching in identifying low income households with high energy costs who are at risk of fuel poverty. Results from the feasibility exercise will be reviewed as part of Government's proposal to deliver a reformed and better targeted Warm Home Discount Scheme (WHDS) from 2022/23.</text:p>
          </table:table-cell>
          <table:table-cell table:style-name="ce1" office:value-type="string" calcext:value-type="string">
            <text:p>The testing exercise will support the Department for Business, Energy and Industrial Strategy (BEIS) in its policy proposal to improve targeting of the WHDS to those households most at risk of fuel poverty. The exercise will enable BEIS and the Department for Work and Pensions (DWP) to collaborate to review and improve the effectiveness of the data matching routines to be used to combine household income and property data to improve fuel poverty targeting. </text:p>
          </table:table-cell>
          <table:table-cell table:style-name="ce1" office:value-type="string" calcext:value-type="string">
            <text:p>PSD - Fuel poverty</text:p>
          </table:table-cell>
          <table:table-cell table:style-name="ce1" office:value-type="string" calcext:value-type="string">
            <text:p>Data relating to property characteristics from the Valuation Office Agency (VOA), Energy Performance Certificates, and Ordnance Survey will be shared under this agreement. The VOA data that BEIS holds has already been shared with BEIS under a separate agreement between BEIS and VOA. The property characteristic data will be ranked according to potential energy costs. The resultant property, energy cost, and address data will be onwardly shared with the Department for Work and Pensions for the feasibility data matching exercise. DWP will return certain address details from benefits data to BEIS for further processing and sharing with DWP. </text:p>
            <text:p>A separate data-sharing agreement relates to the data sharing between BEIS and DWP.   </text:p>
          </table:table-cell>
          <table:table-cell table:style-name="ce1" office:value-type="string" calcext:value-type="string">
            <text:p>"Secretary of State for Business, Energy, and Industrial Strategy",Valuation Office Agency</text:p>
          </table:table-cell>
          <table:table-cell table:style-name="ce3" office:value-type="string" calcext:value-type="string">
            <text:p>Egress file sharing</text:p>
          </table:table-cell>
          <table:table-cell table:style-name="ce1"/>
          <table:table-cell table:style-name="ce1" office:value-type="string" calcext:value-type="string">
            <text:p>P5M</text:p>
          </table:table-cell>
          <table:table-cell table:style-name="ce4" office:value-type="date" office:date-value="2021-08-06" calcext:value-type="date">
            <text:p>2021-08-06</text:p>
          </table:table-cell>
          <table:table-cell table:number-columns-repeated="2" table:style-name="ce4" office:value-type="date" office:date-value="2021-12-31" calcext:value-type="date">
            <text:p>2021-12-31</text:p>
          </table:table-cell>
          <table:table-cell table:style-name="ce3" office:value-type="string" calcext:value-type="string">
            <text:p>dataprotection@beis.gov.uk</text:p>
            <text:p>information.disclosure@voa.gov.uk</text:p>
          </table:table-cell>
          <table:table-cell table:style-name="ce3"/>
          <table:table-cell table:number-columns-repeated="1009"/>
        </table:table-row>
        <table:table-row table:style-name="ro1">
          <table:table-cell table:style-name="ce2" office:value-type="float" office:value="147" calcext:value-type="float">
            <text:p>147</text:p>
          </table:table-cell>
          <table:table-cell table:style-name="ce1" office:value-type="string" calcext:value-type="string">
            <text:p>UK Research and Innovation, HMRC data sharing</text:p>
            <text:p/>
          </table:table-cell>
          <table:table-cell table:style-name="ce1" office:value-type="string" calcext:value-type="string">
            <text:p>Pilot data share between UKRI and HMRC to identify fraud in Covid-19 grants</text:p>
          </table:table-cell>
          <table:table-cell table:style-name="ce1" office:value-type="string" calcext:value-type="string">
            <text:p>To demonstrate the value of sharing data between UKRI and HMRC to identify CJRS funding-covering periods which match with grant-funding applications that may indicate fraud.</text:p>
          </table:table-cell>
          <table:table-cell table:style-name="ce1" office:value-type="string" calcext:value-type="string">
            <text:p>Fraud</text:p>
          </table:table-cell>
          <table:table-cell table:style-name="ce1" office:value-type="string" calcext:value-type="string">
            <text:p>Company Name, Company Registration Number, CJRS payments and PAYE details of company</text:p>
          </table:table-cell>
          <table:table-cell table:style-name="ce1" office:value-type="string" calcext:value-type="string">
            <text:p>"Secretary of State for Business, Energy, and Industrial Strategy: UKRI",HM Revenue and Customs</text:p>
          </table:table-cell>
          <table:table-cell table:style-name="ce3" office:value-type="string" calcext:value-type="string">
            <text:p>Government secure email</text:p>
          </table:table-cell>
          <table:table-cell table:style-name="ce1"/>
          <table:table-cell table:style-name="ce1" office:value-type="string" calcext:value-type="string">
            <text:p>P6M</text:p>
          </table:table-cell>
          <table:table-cell table:style-name="ce4" office:value-type="date" office:date-value="2021-10-20" calcext:value-type="date">
            <text:p>2021-10-20</text:p>
          </table:table-cell>
          <table:table-cell table:number-columns-repeated="2" table:style-name="ce4" office:value-type="date" office:date-value="2022-04-20" calcext:value-type="date">
            <text:p>2022-04-20</text:p>
          </table:table-cell>
          <table:table-cell table:style-name="ce3" office:value-type="string" calcext:value-type="string">
            <text:p>foi@ukri.org, foi.team@hmrc.gov.uk,</text:p>
          </table:table-cell>
          <table:table-cell table:style-name="ce3"/>
          <table:table-cell table:number-columns-repeated="1009"/>
        </table:table-row>
        <table:table-row table:style-name="ro1">
          <table:table-cell table:style-name="ce2" office:value-type="float" office:value="148" calcext:value-type="float">
            <text:p>148</text:p>
          </table:table-cell>
          <table:table-cell table:style-name="ce1" office:value-type="string" calcext:value-type="string">
            <text:p>Welsh Government/HMRC - Economic Resilience Fund</text:p>
          </table:table-cell>
          <table:table-cell table:style-name="ce1" office:value-type="string" calcext:value-type="string">
            <text:p>Welsh Government to share data with HMRC on businesses in</text:p>
            <text:p>receipt of Economic Resilience Fund assistance and the</text:p>
            <text:p>Economic Resilience Fund payments made. HMRC to match this</text:p>
            <text:p>with HMRC-held information for purposes of fraud detection.</text:p>
          </table:table-cell>
          <table:table-cell table:style-name="ce1" office:value-type="string" calcext:value-type="string">
            <text:p>To allow HMRC to use Economic Resilience Fund data provided</text:p>
            <text:p>by the Welsh Government via matching against HMRC-held data</text:p>
            <text:p>to identify potential fraud among Economic Resilience Fund recipients.</text:p>
          </table:table-cell>
          <table:table-cell table:style-name="ce1" office:value-type="string" calcext:value-type="string">
            <text:p>Fraud</text:p>
          </table:table-cell>
          <table:table-cell table:style-name="ce1" office:value-type="string" calcext:value-type="string">
            <text:p>Information relating to businesses in receipt of Economic</text:p>
            <text:p>Resilience Fund assistance and payment details.</text:p>
          </table:table-cell>
          <table:table-cell table:style-name="ce1" office:value-type="string" calcext:value-type="string">
            <text:p>HM Revenue and Customs,Welsh Ministers,"The Economy, Skills and Natural Resources Group (ESNR)"</text:p>
          </table:table-cell>
          <table:table-cell table:style-name="ce3" office:value-type="string" calcext:value-type="string">
            <text:p>Government secure email</text:p>
          </table:table-cell>
          <table:table-cell table:style-name="ce1"/>
          <table:table-cell table:style-name="ce1" office:value-type="string" calcext:value-type="string">
            <text:p>P3Y</text:p>
          </table:table-cell>
          <table:table-cell table:style-name="ce4" office:value-type="date" office:date-value="2021-06-24" calcext:value-type="date">
            <text:p>2021-06-24</text:p>
          </table:table-cell>
          <table:table-cell table:number-columns-repeated="2" table:style-name="ce4" office:value-type="date" office:date-value="2021-12-31" calcext:value-type="date">
            <text:p>2021-12-31</text:p>
          </table:table-cell>
          <table:table-cell table:style-name="ce3" office:value-type="string" calcext:value-type="string">
            <text:p>foi.team@hmrc.gov.uk</text:p>
          </table:table-cell>
          <table:table-cell table:style-name="ce1"/>
          <table:table-cell table:number-columns-repeated="1009"/>
        </table:table-row>
        <table:table-row table:style-name="ro1">
          <table:table-cell table:style-name="ce2" office:value-type="float" office:value="149" calcext:value-type="float">
            <text:p>14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ctopus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Octopus Energy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9-16" calcext:value-type="date">
            <text:p>2021-09-16</text:p>
          </table:table-cell>
          <table:table-cell table:style-name="ce4" office:value-type="date" office:date-value="2022-03-31" calcext:value-type="date">
            <text:p>2022-03-31</text:p>
          </table:table-cell>
          <table:table-cell table:style-name="ce5"/>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50" calcext:value-type="float">
            <text:p>15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vo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OvO &amp; Ovo (S) Electricit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09-23" calcext:value-type="date">
            <text:p>2021-09-23</text:p>
          </table:table-cell>
          <table:table-cell table:style-name="ce4" office:value-type="date" office:date-value="2022-03-31" calcext:value-type="date">
            <text:p>2022-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51" calcext:value-type="float">
            <text:p>15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cottish Power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cottish Power</text:p>
          </table:table-cell>
          <table:table-cell table:style-name="ce3" office:value-type="string" calcext:value-type="string">
            <text:p>Encrypted file transfers via email</text:p>
          </table:table-cell>
          <table:table-cell table:style-name="ce1"/>
          <table:table-cell table:style-name="ce1" office:value-type="string" calcext:value-type="string">
            <text:p>P1M</text:p>
          </table:table-cell>
          <table:table-cell table:style-name="ce4" office:value-type="date" office:date-value="2021-10-05" calcext:value-type="date">
            <text:p>2021-10-05</text:p>
          </table:table-cell>
          <table:table-cell table:style-name="ce4" office:value-type="date" office:date-value="2022-03-31" calcext:value-type="date">
            <text:p>2022-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52" calcext:value-type="float">
            <text:p>15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o Energy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o Energy Trading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10-20" calcext:value-type="date">
            <text:p>2021-10-20</text:p>
          </table:table-cell>
          <table:table-cell table:style-name="ce4" office:value-type="date" office:date-value="2022-03-31" calcext:value-type="date">
            <text:p>2022-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53" calcext:value-type="float">
            <text:p>15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lectricity Plus Suppl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lectricity Plus Supply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10-29" calcext:value-type="date">
            <text:p>2021-10-29</text:p>
          </table:table-cell>
          <table:table-cell table:style-name="ce4" office:value-type="date" office:date-value="2022-03-31" calcext:value-type="date">
            <text:p>2022-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54" calcext:value-type="float">
            <text:p>15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ulb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Bulb</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M</text:p>
          </table:table-cell>
          <table:table-cell table:style-name="ce4" office:value-type="date" office:date-value="2021-11-04" calcext:value-type="date">
            <text:p>2021-11-04</text:p>
          </table:table-cell>
          <table:table-cell table:style-name="ce4" office:value-type="date" office:date-value="2022-03-31" calcext:value-type="date">
            <text:p>2022-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55" calcext:value-type="float">
            <text:p>155</text:p>
          </table:table-cell>
          <table:table-cell table:style-name="ce1" office:value-type="string" calcext:value-type="string">
            <text:p>The sharing of marriage data between the Registrar General for E&amp;W and Home Office</text:p>
          </table:table-cell>
          <table:table-cell table:style-name="ce1" office:value-type="string" calcext:value-type="string">
            <text:p>To enable the HO to establish if any individual was married prior to the repatriation in 1946.</text:p>
          </table:table-cell>
          <table:table-cell table:style-name="ce1" office:value-type="string" calcext:value-type="string">
            <text:p>To enable the HO to fulfil a committment to find information regarding individuals repatriated in 1946.</text:p>
          </table:table-cell>
          <table:table-cell table:style-name="ce1" office:value-type="string" calcext:value-type="string">
            <text:p>Civil registration</text:p>
          </table:table-cell>
          <table:table-cell table:style-name="ce1" office:value-type="string" calcext:value-type="string">
            <text:p>• Marriage Solemnized at (marriage venue)</text:p>
            <text:p>• District or Parish name</text:p>
            <text:p>• Administrative Area </text:p>
            <text:p>• Date of Marriage</text:p>
            <text:p>• Name and Surname of couple</text:p>
            <text:p>• Age of couple</text:p>
            <text:p>• Condition of couple</text:p>
            <text:p>• Rank or profession of couple</text:p>
            <text:p>• Residence at time of marriage of couple</text:p>
            <text:p>•  Father's name and surname, rank and profession  </text:p>
            <text:p>• Witness names</text:p>
            <text:p/>
          </table:table-cell>
          <table:table-cell table:style-name="ce1" office:value-type="string" calcext:value-type="string">
            <text:p>The Registrar General</text:p>
          </table:table-cell>
          <table:table-cell table:style-name="ce1" office:value-type="string" calcext:value-type="string">
            <text:p>Secure email</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4" office:value-type="date" office:date-value="2021-10-22" calcext:value-type="date">
            <text:p>2021-10-22</text:p>
          </table:table-cell>
          <table:table-cell table:style-name="ce5"/>
          <table:table-cell table:style-name="ce4" office:value-type="date" office:date-value="2022-10-22" calcext:value-type="date">
            <text:p>2022-10-22</text:p>
          </table:table-cell>
          <table:table-cell table:style-name="ce1" table:number-columns-repeated="2"/>
          <table:table-cell table:number-columns-repeated="1009"/>
        </table:table-row>
        <table:table-row table:style-name="ro1">
          <table:table-cell table:style-name="ce2" office:value-type="float" office:value="156" calcext:value-type="float">
            <text:p>156</text:p>
          </table:table-cell>
          <table:table-cell table:style-name="ce1" office:value-type="string" calcext:value-type="string">
            <text:p>Transform Data View - School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The proprietor of a school within the meaning of the Education Act 1996: South Somerset partnership school,The proprietor of a school within the meaning of the Education Act 1996: Ash CofE Primary School,The proprietor of a school within the meaning of the Education Act 1996: Ashcott Primary School,The proprietor of a school within the meaning of the Education Act 1996: Ashill Primary,The proprietor of an Academy within the meaning of that Act: Axbridge Church of England First School Academy,The proprietor of a school within the meaning of the Education Act 1996: Baltonsborough CofE VC Primary School,The proprietor of a school within the meaning of the Education Act 1996: St Mary and St Peter's CE VC Primary School,The proprietor of a school within the meaning of the Education Act 1996: Barwick and Stowford Primary School ,The proprietor of a school within the meaning of the Education Act 1996: Beckington CofE First School,The proprietor of a school within the meaning of the Education Act 1996: Berkley CofE First School,The proprietor of a school within the meaning of the Education Act 1996: Berrow CofE Primary School,The proprietor of a school within the meaning of the Education Act 1996: Bishops Hull Primary School,The proprietor of a school within the meaning of the Education Act 1996: Bishops Lydeard CofE VC Primary School,The proprietor of a school within the meaning of the Education Act 1996: Bowlish Infants School,The proprietor of a school within the meaning of the Education Act 1996: Brent Knoll CofE Primary School,The proprietor of an Academy within the meaning of that Act: Willowdown Primary Academy,The proprietor of a school within the meaning of the Education Act 1996: Eastover Community Primary School,The proprietor of a school within the meaning of the Education Act 1996: Westover Green School,The proprietor of a school within the meaning of the Education Act 1996: Hamp Nursery and Infants School,The proprietor of a school within the meaning of the Education Act 1996: Hamp Community Junior School,The proprietor of a school within the meaning of the Education Act 1996: St John and St Francis CofE Primary School,The proprietor of a school within the meaning of the Education Act 1996: St Joseph's Catholic Primary School,The proprietor of a school within the meaning of the Education Act 1996: St Mary's CofE VC Primary School,The proprietor of a school within the meaning of the Education Act 1996: Neroche Primary School,The proprietor of a school within the meaning of the Education Act 1996: Bruton Primary ,The proprietor of a school within the meaning of the Education Act 1996: Buckland St Mary CofE School,The proprietor of a school within the meaning of the Education Act 1996: Burnham-on-Sea Infants School,The proprietor of a school within the meaning of the Education Act 1996: St Andrew's CofE VC Junior School,The proprietor of a school within the meaning of the Education Act 1996: St Joseph's RC Primary School,The proprietor of a school within the meaning of the Education Act 1996: Butleigh CofE Primary School,The proprietor of a school within the meaning of the Education Act 1996: Cannington CofE Primary School,The proprietor of a school within the meaning of the Education Act 1996: Castle Cary Primary School,The proprietor of a school within the meaning of the Education Act 1996: Catcott Primary School,The proprietor of a school within the meaning of the Education Act 1996: Avishayes Primary School and Early Years Centre,The proprietor of a school within the meaning of the Education Act 1996: The Redstart Primary School,The proprietor of a school within the meaning of the Education Act 1996: Manor Court Community Primary School,The proprietor of a school within the meaning of the Education Act 1996: Charlton Horethorne Primary School,The proprietor of a school within the meaning of the Education Act 1996: Charlton Mackrell CofE Primary School,The proprietor of a school within the meaning of the Education Act 1996: Cheddar First School,The proprietor of a school within the meaning of the Education Act 1996: Cheddon Fitzpaine CofE Primary School,The proprietor of a school within the meaning of the Education Act 1996: Chewton Mendip CofE VA Primary School,The proprietor of a school within the meaning of the Education Act 1996: St Vigor and St John CofE Primary School,The proprietor of a school within the meaning of the Education Act 1996: Chilthorne Domer CofE Primary School,The proprietor of a school within the meaning of the Education Act 1996: Churchstanton Primary School ,The proprietor of a school within the meaning of the Education Act 1996: Bishop Henderson CofE Primary School,The proprietor of a school within the meaning of the Education Act 1996: Combe St Nicholas CofE VA Primary School,The proprietor of a school within the meaning of the Education Act 1996: Cotford St Luke Primary School,The proprietor of a school within the meaning of the Education Act 1996: Coxley Primary School,The proprietor of a school within the meaning of the Education Act 1996: Creech St.Michael CofE Primary School,The proprietor of a school within the meaning of the Education Act 1996: St Bartholomew's CofE First School,The proprietor of a school within the meaning of the Education Act 1996: Ashlands Cof E First School,The proprietor of a school within the meaning of the Education Act 1996: Croscombe CofE Primary School,The proprietor of a school within the meaning of the Education Act 1996: Crowcombe VA CofE Primary School,The proprietor of a school within the meaning of the Education Act 1996: Curry Mallet CofE Primary School,The proprietor of a school within the meaning of the Education Act 1996: Curry Rivel CofE VC Primary School,The proprietor of a school within the meaning of the Education Act 1996: Cutcombe CofE First School,The proprietor of a school within the meaning of the Education Act 1996: Ditcheat Primary School,The proprietor of a school within the meaning of the Education Act 1996: St Aldhelms Doulting,The proprietor of a school within the meaning of the Education Act 1996: Draycott and Rodney Stoke CofE First School,"The proprietor of a school within the meaning of the Education Act 1996: All Saints CofE VC School, Dulverton",The proprietor of a school within the meaning of the Education Act 1996: Dunster First School,The proprietor of a school within the meaning of the Education Act 1996: East Brent CofE VC First School,The proprietor of a school within the meaning of the Education Act 1996: East Coker Community Primary School,The proprietor of a school within the meaning of the Education Act 1996: East Huntspill School,The proprietor of a school within the meaning of the Education Act 1996: Enmore Primary School ,The proprietor of a school within the meaning of the Education Act 1996: Evercreech CofE Primary School,The proprietor of a school within the meaning of the Education Act 1996: Exford CofE First School,The proprietor of a school within the meaning of the Education Act 1996: Trinity CofE First School,The proprietor of a school within the meaning of the Education Act 1996: Christ Church CofE First School,The proprietor of a school within the meaning of the Education Act 1996: Hayesdown First School,"The proprietor of a school within the meaning of the Education Act 1996: St John's CofE VA First School, Frome",The proprietor of a school within the meaning of the Education Act 1996: St Louis Catholic Primary School,The proprietor of a school within the meaning of the Education Act 1996: Vallis First School,The proprietor of a school within the meaning of the Education Act 1996: St Benedict's CofE VA Junior School,The proprietor of a school within the meaning of the Education Act 1996: St John's First Glastonbury,The proprietor of a school within the meaning of the Education Act 1996: Hambridge Community Primary School,The proprietor of a school within the meaning of the Education Act 1996: Haselbury Plucknett CofE First School,The proprietor of a school within the meaning of the Education Act 1996: Hatch Beauchamp CofE Primary School,The proprietor of a school within the meaning of the Education Act 1996: Hemington Primary School,"The proprietor of a school within the meaning of the Education Act 1996: St Nicholas Primary, Henstridge",The proprietor of a school within the meaning of the Education Act 1996: Churchfield School,The proprietor of a school within the meaning of the Education Act 1996: High Ham CofE Primary School,The proprietor of a school within the meaning of the Education Act 1996: Hinton St.George CofE School,The proprietor of a school within the meaning of the Education Act 1996: Horrington Primary School,The proprietor of a school within the meaning of the Education Act 1996: Horsington CofE Primary School,The proprietor of a school within the meaning of the Education Act 1996: Huish Episcopi Primary School,The proprietor of a school within the meaning of the Education Act 1996: Ilchester Community School,The proprietor of a school within the meaning of the Education Act 1996: Greenfylde CofE First School,The proprietor of a school within the meaning of the Education Act 1996: Keinton Mandeville Primary School,The proprietor of a school within the meaning of the Education Act 1996: Kilmersdon CofE Primary School,The proprietor of a school within the meaning of the Education Act 1996: Kingsbury Episcopi Primary School,The proprietor of a school within the meaning of the Education Act 1996: Kingston St Mary CofE Primary School,The proprietor of a school within the meaning of the Education Act 1996: Kingsmoor Primary School,The proprietor of a school within the meaning of the Education Act 1996: Langford Budville CofE Primary School,The proprietor of a school within the meaning of the Education Act 1996: Leigh on Mendip First School,The proprietor of a school within the meaning of the Education Act 1996: Long Sutton CofE Primary School,The proprietor of a school within the meaning of the Education Act 1996: Lovington CofE Primary School,The proprietor of a school within the meaning of the Education Act 1996: Lydeard St Lawrence Community Primary School ,The proprietor of a school within the meaning of the Education Act 1996: Lympsham CofE VC First School,The proprietor of a school within the meaning of the Education Act 1996: Mark CofE VC First School,The proprietor of a school within the meaning of the Education Act 1996: Martock CofE VA Primary School ,The proprietor of a school within the meaning of the Education Act 1996: Meare Village Primary School,The proprietor of a school within the meaning of the Education Act 1996: Mells CofE First School,The proprietor of a school within the meaning of the Education Act 1996: Merriott First School,The proprietor of a school within the meaning of the Education Act 1996: Milborne Port Primary School,The proprietor of a school within the meaning of the Education Act 1996: Middlezoy Primary School,The proprietor of a school within the meaning of the Education Act 1996: Milverton Community Primary School,The proprietor of a school within the meaning of the Education Act 1996: St Michael's CofE First School,The proprietor of a school within the meaning of the Education Act 1996: Minehead First School,The proprietor of a school within the meaning of the Education Act 1996: Misterton CofE VC First School ,"The proprietor of a school within the meaning of the Education Act 1996: All Saints CofE VA Primary School, Montacute",The proprietor of a school within the meaning of the Education Act 1996: Nether Stowey CofE Primary School,The proprietor of a school within the meaning of the Education Act 1996: North Cadbury CofE Primary School,The proprietor of a school within the meaning of the Education Act 1996: North Curry CofE VC Primary School,The proprietor of a school within the meaning of the Education Act 1996: North Newton Community Primary School,The proprietor of a school within the meaning of the Education Act 1996: North Petherton Primary,The proprietor of a school within the meaning of the Education Act 1996: Norton Fitzwarren CofE Primary School,The proprietor of a school within the meaning of the Education Act 1996: Norton St Philip CofE First School,The proprietor of a school within the meaning of the Education Act 1996: Norton-sub-Hamdon CofE Primary School,The proprietor of a school within the meaning of the Education Act 1996: Nunney First School,The proprietor of a school within the meaning of the Education Act 1996: Oakhill CofE Primary School,"The proprietor of a school within the meaning of the Education Act 1996: Oake, Bradford and Nynehead VC Primary School ",The proprietor of a school within the meaning of the Education Act 1996: Old Cleeve CofE School,The proprietor of a school within the meaning of the Education Act 1996: Othery Village School,The proprietor of a school within the meaning of the Education Act 1996: Otterhampton Primary School,The proprietor of a school within the meaning of the Education Act 1996: Pawlett Primary School,The proprietor of a school within the meaning of the Education Act 1996: St Dubricius CofE VA School,The proprietor of a school within the meaning of the Education Act 1996: Priddy Primary School,The proprietor of a school within the meaning of the Education Act 1996: Puriton Primary School,The proprietor of a school within the meaning of the Education Act 1996: The Countess Gytha School,The proprietor of a school within the meaning of the Education Act 1996: Rockwell Green CofE Primary School,The proprietor of a school within the meaning of the Education Act 1996: Rode Methodist VC First School,The proprietor of a school within the meaning of the Education Act 1996: Ruishton CofE Primary School,The proprietor of a school within the meaning of the Education Act 1996: Sampford Arundel Community Primary School,The proprietor of a school within the meaning of the Education Act 1996: Shepton Beauchamp CofE Primary School,The proprietor of a school within the meaning of the Education Act 1996: Shepton Mallet Community Infants School,The proprietor of a school within the meaning of the Education Act 1996: St Pauls CofE VC Junior School,The proprietor of a school within the meaning of the Education Act 1996: Shipham CofE First School,The proprietor of a school within the meaning of the Education Act 1996: Somerset Bridge Primary School,The proprietor of an Academy within the meaning of that Act: King Ina Academy,The proprietor of a school within the meaning of the Education Act 1996: South Petherton CofE Infants School,The proprietor of a school within the meaning of the Education Act 1996: South Petherton Junior School,The proprietor of a school within the meaning of the Education Act 1996: Spaxton CofE School,The proprietor of a school within the meaning of the Education Act 1996: Staplegrove CofE Primary School,The proprietor of a school within the meaning of the Education Act 1996: Stawley Primary School,The proprietor of a school within the meaning of the Education Act 1996: Stogumber VC CofE Primary School,The proprietor of a school within the meaning of the Education Act 1996: Stogursey CofE Primary School,The proprietor of a school within the meaning of the Education Act 1996: Stoke St Gregory CofE Primary School,The proprietor of a school within the meaning of the Education Act 1996: Stoke St Michael Primary School,The proprietor of a school within the meaning of the Education Act 1996: Castle Primary School,The proprietor of a school within the meaning of the Education Act 1996: St Benedict's Catholic Primary School,The proprietor of a school within the meaning of the Education Act 1996: Brookside Community Primary School,The proprietor of a school within the meaning of the Education Act 1996: Elmhurst Junior School,The proprietor of a school within the meaning of the Education Act 1996: Hindhayes Infants School,The proprietor of a school within the meaning of the Education Act 1996: Tatworth Primary School ,The proprietor of a school within the meaning of the Education Act 1996: Blackbrook Primary School,The proprietor of a school within the meaning of the Education Act 1996: Bishop Henderson CofE VA Primary School,The proprietor of a school within the meaning of the Education Act 1996: Holway Park Community Primary School,The proprietor of a school within the meaning of the Education Act 1996: Minerva Primary School,The proprietor of a school within the meaning of the Education Act 1996: Lyngford Park Primary School,The proprietor of a school within the meaning of the Education Act 1996: Nerrols Primary School ,The proprietor of a school within the meaning of the Education Act 1996: North Town Primary School,The proprietor of a school within the meaning of the Education Act 1996: Parkfield School,The proprietor of a school within the meaning of the Education Act 1996: Priorswood Primary School,The proprietor of a school within the meaning of the Education Act 1996: St James Church School,"The proprietor of a school within the meaning of the Education Act 1996: St Andrew's CofE Primary School, Taunton",The proprietor of a school within the meaning of the Education Act 1996: St George's Catholic School,"The proprietor of a school within the meaning of the Education Act 1996: Holy Trinity CofE School, Taunton",The proprietor of a school within the meaning of the Education Act 1996: Wellspring Primary School ,The proprietor of a school within the meaning of the Education Act 1996: Abbas and Templecombe CofE Primary School,The proprietor of a school within the meaning of the Education Act 1996: Thurlbear CofE Primary School,The proprietor of a school within the meaning of the Education Act 1996: Timberscombe CofE First School,The proprietor of a school within the meaning of the Education Act 1996: St Margaret's School,The proprietor of a school within the meaning of the Education Act 1996: Trull CofE VA Primary School,The proprietor of a school within the meaning of the Education Act 1996: Upton Noble CofE VC Primary School,The proprietor of a school within the meaning of the Education Act 1996: Walton CofE VC Primary School,The proprietor of a school within the meaning of the Education Act 1996: Knights Templar CofE/Methodist Community School,The proprietor of an Academy within the meaning of that Act: Weare Academy First School,The proprietor of a school within the meaning of the Education Act 1996: Wedmore First School,The proprietor of a school within the meaning of the Education Act 1996: Beech Grove Primary School,The proprietor of a school within the meaning of the Education Act 1996: St John's Cof E VA Primary (Wellington),The proprietor of a school within the meaning of the Education Act 1996: Wellesley Park School,The proprietor of a school within the meaning of the Education Act 1996: Isambard Kingdom Brunel School,The proprietor of a school within the meaning of the Education Act 1996: St Cuthbert's CofE Infants School,The proprietor of a school within the meaning of the Education Act 1996: St Cuthberts CofE Junior School,The proprietor of a school within the meaning of the Education Act 1996: St Josephs &amp; St Theresa Catholic Primary School ,The proprietor of a school within the meaning of the Education Act 1996: Stoberry Park School,The proprietor of a school within the meaning of the Education Act 1996: Wembdon St Georges CofE Primary School,The proprietor of a school within the meaning of the Education Act 1996: West Buckland Community Primary School,The proprietor of a school within the meaning of the Education Act 1996: St Lawrence Primary School,The proprietor of a school within the meaning of the Education Act 1996: West Chinnock CofE Primary School,The proprietor of a school within the meaning of the Education Act 1996: West Coker CofE VC Primary School,The proprietor of a school within the meaning of the Education Act 1996: West Huntspill Community Primary School,The proprietor of a school within the meaning of the Education Act 1996: West Monkton CofE Primary School,The proprietor of a school within the meaning of the Education Act 1996: West Pennard CofE Primary School,The proprietor of a school within the meaning of the Education Act 1996: Westonzoyland School,The proprietor of a school within the meaning of the Education Act 1996: St Peters First School ,The proprietor of a school within the meaning of the Education Act 1996: Our Lady of Mount Carmel Catholic Primary School,The proprietor of a school within the meaning of the Education Act 1996: Wincanton Primary School,The proprietor of a school within the meaning of the Education Act 1996: Winsham School,The proprietor of a school within the meaning of the Education Act 1996: Wiveliscombe Primary School,The proprietor of a school within the meaning of the Education Act 1996: Wookey Primary School,The proprietor of a school within the meaning of the Education Act 1996: Woolavington Community Primary School,The proprietor of a school within the meaning of the Education Act 1996: Birchfield Primary School,The proprietor of an Academy within the meaning of that Act:St Michael's Academy,"The proprietor of a school within the meaning of the Education Act 1996: Holy Trinity CofE Primary School, Yeovil",The proprietor of a school within the meaning of the Education Act 1996: Huish Primary School,The proprietor of a school within the meaning of the Education Act 1996: Kingfisher Primary School ,The proprietor of a school within the meaning of the Education Act 1996: Milford Infants School,The proprietor of a school within the meaning of the Education Act 1996: Milford Junior School,The proprietor of a school within the meaning of the Education Act 1996: Oaklands Primary School,The proprietor of an Academy within the meaning of that Act: Pen Mill Infant and Nursery Academy,PThe proprietor of a school within the meaning of the Education Act 1996: reston CofE VC Primary School,The proprietor of a school within the meaning of the Education Act 1996: Primrose Lane Primary,The proprietor of a school within the meaning of the Education Act 1996: Reckleford Community School and Children's Centre,The proprietor of a school within the meaning of the Education Act 1996: St Gildas Catholic Primary School,The proprietor of a school within the meaning of the Education Act 1996: Hugh Sexey CofE Middle School,The proprietor of a school within the meaning of the Education Act 1996: Fairlands Middle School,The proprietor of an Academy within the meaning of that Act: Maiden Beech Academy,The proprietor of a school within the meaning of the Education Act 1996: Dulverton junior School,The proprietor of a school within the meaning of the Education Act 1996: Oakfield School,The proprietor of an Academy within the meaning of that Act: Selwood Academy,The proprietor of a school within the meaning of the Education Act 1996: Swanmead Community School,The proprietor of a school within the meaning of the Education Act 1996: Minehead Middle,The proprietor of a school within the meaning of the Education Act 1996: Danesfield C of E School,The proprietor of an Academy within the meaning of that Act: Bridgwater College Academy ,The proprietor of a school within the meaning of the Education Act 1996: Robert Blake Science College,The proprietor of a school within the meaning of the Education Act 1996: Chilton Trinity Technology College ,The proprietor of a school within the meaning of the Education Act 1996: Haygrove School,The proprietor of a school within the meaning of the Education Act 1996: The King Alfred School,The proprietor of an Academy within the meaning of that Act: Holyrood Academy,"The proprietor of a school within the meaning of the Education Act 1996: The Kings of Wessex School, Cheddar",The proprietor of a school within the meaning of the Education Act 1996: Wadham CofE VC Community School,The proprietor of a school within the meaning of the Education Act 1996: Frome Community College,The proprietor of an Academy within the meaning of that Act: St Dunstan's Academy ,The proprietor of an Academy within the meaning of that Act: Huish Episcopi Academy,The proprietor of a school within the meaning of the Education Act 1996: West Somerset College,The proprietor of a school within the meaning of the Education Act 1996: Whitstone School,The proprietor of an Academy within the meaning of that Act: Stanchester Community School Academy,The proprietor of a school within the meaning of the Education Act 1996: Crispin School,The proprietor of a school within the meaning of the Education Act 1996: Court Fields Community School,The proprietor of a school within the meaning of the Education Act 1996: The Blue School,The proprietor of a school within the meaning of the Education Act 1996: Kingsmead School,The proprietor of an Academy within the meaning of that Act: Buckler's Mead Academy,"The proprietor of an Academy within the meaning of that Act: Preston School, A Business &amp; Enterprise Academy",The proprietor of an Academy within the meaning of that Act: Westfield Academy,The proprietor of an Academy within the meaning of that Act: Ansford Academy,The proprietor of a school within the meaning of the Education Act 1996: The Castle School,The proprietor of a school within the meaning of the Education Act 1996: Heathfield Community School,The proprietor of a school within the meaning of the Education Act 1996: King Arthur's Community School,The proprietor of a school within the meaning of the Education Act 1996: Bishop Fox's School,The proprietor of a school within the meaning of the Education Act 1996: Sexey's School ,The proprietor of a school within the meaning of the Education Act 1996: Brymore School,The proprietor of an Academy within the meaning of that Act: Taunton Academy,The proprietor of a school within the meaning of the Education Act 1996: Polden Bower School ,The proprietor of a school within the meaning of the Education Act 1996: Critchill School,The proprietor of a school within the meaning of the Education Act 1996: Avalon School,The proprietor of a school within the meaning of the Education Act 1996: Sky College,The proprietor of a school within the meaning of the Education Act 1996: Selworthy School,The proprietor of a school within the meaning of the Education Act 1996: Fairmead School,The proprietor of a school within the meaning of the Education Act 1996: Fiveways Special School,The proprietor of a school within the meaning of the Education Act 1996: The Bridge School ,The proprietor of a school within the meaning of the Education Act 1996: The Tor school ,The proprietor of a school within the meaning of the Education Act 1996: Taunton Deane Partnership College ,The proprietor of a school within the meaning of the Education Act 1996: South Somerset partnership school,The proprietor of a school within the meaning of the Education Act 1996: Barwick and Stowford Primary School,The proprietor of a school within the meaning of the Education Act 1996: Bruton Primary,The proprietor of a school within the meaning of the Education Act 1996: Churchstanton Primary School,The proprietor of a school within the meaning of the Education Act 1996: Enmore Primary School,The proprietor of a school within the meaning of the Education Act 1996: Lydeard St Lawrence Community Primary School,The proprietor of a school within the meaning of the Education Act 1996: Martock CofE VA Primary School,The proprietor of a school within the meaning of the Education Act 1996: Misterton CofE VC First School,The proprietor of a school within the meaning of the Education Act 1996: Tatworth Primary School,The proprietor of a school within the meaning of the Education Act 1996: Nerrols Primary School,The proprietor of a school within the meaning of the Education Act 1996: Wellspring Primary School,The proprietor of a school within the meaning of the Education Act 1996: St Josephs &amp; St Theresa Catholic Primary School,The proprietor of a school within the meaning of the Education Act 1996: St Peters First School,The proprietor of a school within the meaning of the Education Act 1996: Kingfisher Primary School,The proprietor of an Academy within the meaning of that Act: Bridgwater College Academy,The proprietor of a school within the meaning of the Education Act 1996: Chilton Trinity Technology College,The proprietor of an Academy within the meaning of that Act: St Dunstan's Academy,The proprietor of a school within the meaning of the Education Act 1996: Sexey's School,The proprietor of a school within the meaning of the Education Act 1996: Polden Bower School,The proprietor of a school within the meaning of the Education Act 1996: The Bridge School,The proprietor of a school within the meaning of the Education Act 1996: The Tor school,The proprietor of a school within the meaning of the Education Act 1996: Taunton Deane Partnership College,The proprietor of a school within the meaning of the Education Act 1996: South Somerset partnership school</text:p>
          </table:table-cell>
          <table:table-cell table:style-name="ce1" office:value-type="string" calcext:value-type="string">
            <text:p>P0D</text:p>
          </table:table-cell>
          <table:table-cell table:style-name="ce4" office:value-type="date" office:date-value="2021-03-01" calcext:value-type="date">
            <text:p>2021-03-01</text:p>
          </table:table-cell>
          <table:table-cell table:number-columns-repeated="2" table:style-name="ce4" office:value-type="date" office:date-value="2022-03-01" calcext:value-type="date">
            <text:p>2022-03-01</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57" calcext:value-type="float">
            <text:p>157</text:p>
          </table:table-cell>
          <table:table-cell table:style-name="ce1" office:value-type="string" calcext:value-type="string">
            <text:p>Transform Data View - VC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VCS</text:p>
          </table:table-cell>
          <table:table-cell table:style-name="ce1" office:value-type="string" calcext:value-type="string">
            <text:p>P0D</text:p>
          </table:table-cell>
          <table:table-cell table:style-name="ce4" office:value-type="date" office:date-value="2021-03-01" calcext:value-type="date">
            <text:p>2021-03-01</text:p>
          </table:table-cell>
          <table:table-cell table:number-columns-repeated="2" table:style-name="ce4" office:value-type="date" office:date-value="2022-03-01" calcext:value-type="date">
            <text:p>2022-03-01</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58" calcext:value-type="float">
            <text:p>158</text:p>
          </table:table-cell>
          <table:table-cell table:style-name="ce1" office:value-type="string" calcext:value-type="string">
            <text:p>Transform Data View - District Council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district council in England: Somerset West and Taunton Council,A district council in England: Mendip District council,A district council in England: Sedgemoor District council,A district council in England: South Somerset District council</text:p>
          </table:table-cell>
          <table:table-cell table:style-name="ce1" office:value-type="string" calcext:value-type="string">
            <text:p>P0D</text:p>
          </table:table-cell>
          <table:table-cell table:style-name="ce4" office:value-type="date" office:date-value="2021-03-01" calcext:value-type="date">
            <text:p>2021-03-01</text:p>
          </table:table-cell>
          <table:table-cell table:number-columns-repeated="2" table:style-name="ce4" office:value-type="date" office:date-value="2022-03-01" calcext:value-type="date">
            <text:p>2022-03-01</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59" calcext:value-type="float">
            <text:p>159</text:p>
          </table:table-cell>
          <table:table-cell table:style-name="ce1" office:value-type="string" calcext:value-type="string">
            <text:p>The sharing of death data between GRO and The Office of the Public Guardian</text:p>
          </table:table-cell>
          <table:table-cell table:style-name="ce1" office:value-type="string" calcext:value-type="string">
            <text:p>To enable OPG to maintain their registers of guardians more accurately</text:p>
          </table:table-cell>
          <table:table-cell table:style-name="ce1" office:value-type="string" calcext:value-type="string">
            <text:p>To benefit customers; by reducing the need (and cost) of producing <text:s/>paper death certificates and improving accuracy of fees charged.</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ext:p>• Administrative area</text:p>
            <text:p>•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4" office:value-type="date" office:date-value="2021-12-23" calcext:value-type="date">
            <text:p>2021-12-23</text:p>
          </table:table-cell>
          <table:table-cell table:number-columns-repeated="2" table:style-name="ce4" office:value-type="date" office:date-value="2022-12-23" calcext:value-type="date">
            <text:p>2022-12-23</text:p>
          </table:table-cell>
          <table:table-cell table:style-name="ce3" office:value-type="string" calcext:value-type="string">
            <text:p>customerservices@publicguardian.gov.uk</text:p>
          </table:table-cell>
          <table:table-cell table:style-name="ce3"/>
          <table:table-cell table:number-columns-repeated="1009"/>
        </table:table-row>
        <table:table-row table:style-name="ro1">
          <table:table-cell table:style-name="ce2" office:value-type="float" office:value="160" calcext:value-type="float">
            <text:p>160</text:p>
          </table:table-cell>
          <table:table-cell table:style-name="ce1" office:value-type="string" calcext:value-type="string">
            <text:p>Warm Home Discount Scheme (2022-2026) - Core Group 2 Property Data in England and Wales</text:p>
          </table:table-cell>
          <table:table-cell table:style-name="ce1" office:value-type="string" calcext:value-type="string">
            <text:p>To deliver a reformed Warm Home Discount Scheme (WHDS) from 2022 that better targets automated energy bill rebates to fuel poor households on a low income and living in properties with high energy costs.</text:p>
          </table:table-cell>
          <table:table-cell table:style-name="ce1" office:value-type="string" calcext:value-type="string">
            <text:p>Data sharing between the Department for Business, Energy and Industrial Strategy (BEIS) and the Department for Work and Pensions (DWP) will enable the identification of citizens on low incomes and living in properties with characteristics indicative of high energy costs. The results of the data matching exercise will enable further data sharing (under separate agreements with energy suppliers) for WHD rebates to be credited automatically onto the energy bills of eligible fuel poor households. </text:p>
          </table:table-cell>
          <table:table-cell table:style-name="ce1" office:value-type="string" calcext:value-type="string">
            <text:p>PSD - Fuel poverty</text:p>
          </table:table-cell>
          <table:table-cell table:style-name="ce1" office:value-type="string" calcext:value-type="string">
            <text:p>Data relating to property characteristics directly from or derived and processed from the Valuation Office Agency, Energy Performance Certificates, Ordnance Survey, English Housing Survey, and Office for National Statistics will be shared under this agreement. The property characteristic data will be scored using a BEIS algorithm to determine potential energy costs. The resultant data will be shared with DWP to enable a data matching exercise to identify eligible recipients for a Warm Home Discount rebate on their energy bill.</text:p>
          </table:table-cell>
          <table:table-cell table:style-name="ce1" office:value-type="string" calcext:value-type="string">
            <text:p>"Secretary of State for Business, Energy, and Industrial Strategy",Secretary of State for Work and Pensions</text:p>
          </table:table-cell>
          <table:table-cell table:style-name="ce3" office:value-type="string" calcext:value-type="string">
            <text:p>Egress file sharing</text:p>
          </table:table-cell>
          <table:table-cell table:style-name="ce1"/>
          <table:table-cell table:style-name="ce1" office:value-type="string" calcext:value-type="string">
            <text:p>P14M</text:p>
          </table:table-cell>
          <table:table-cell table:style-name="ce4" office:value-type="date" office:date-value="2022-03-03" calcext:value-type="date">
            <text:p>2022-03-03</text:p>
          </table:table-cell>
          <table:table-cell table:style-name="ce4" office:value-type="date" office:date-value="2026-03-31" calcext:value-type="date">
            <text:p>2026-03-31</text:p>
          </table:table-cell>
          <table:table-cell table:style-name="ce4" office:value-type="date" office:date-value="2023-03-03" calcext:value-type="date">
            <text:p>2023-03-03</text:p>
          </table:table-cell>
          <table:table-cell table:style-name="ce3" office:value-type="string" calcext:value-type="string">
            <text:p>dataprotection@beis.gov.uk</text:p>
          </table:table-cell>
          <table:table-cell table:style-name="ce1"/>
          <table:table-cell table:number-columns-repeated="1009"/>
        </table:table-row>
        <table:table-row table:style-name="ro1">
          <table:table-cell table:style-name="ce2" office:value-type="float" office:value="161" calcext:value-type="float">
            <text:p>161</text:p>
          </table:table-cell>
          <table:table-cell table:style-name="ce1" office:value-type="string" calcext:value-type="string">
            <text:p>The sharing of death data between York registration service and York Local Authority.</text:p>
          </table:table-cell>
          <table:table-cell table:style-name="ce1" office:value-type="string" calcext:value-type="string">
            <text:p>To enable York Local Authority to identify where council services were provided to an individual.</text:p>
          </table:table-cell>
          <table:table-cell table:style-name="ce1" office:value-type="string" calcext:value-type="string">
            <text:p>To benefit customers; to direct council services more effectively and improve Electoral services administration by reducing the need (and cost) for paper death certificates and improving accuracy of fees charged.</text:p>
          </table:table-cell>
          <table:table-cell table:style-name="ce1" office:value-type="string" calcext:value-type="string">
            <text:p>Civil registration</text:p>
          </table:table-cell>
          <table:table-cell table:style-name="ce1" office:value-type="string" calcext:value-type="string">
            <text:p>• First and last name of deceased </text:p>
            <text:p>• Date of death </text:p>
            <text:p>• Usual address of the deceased </text:p>
            <text:p>• Died in York </text:p>
          </table:table-cell>
          <table:table-cell table:style-name="ce1" office:value-type="string" calcext:value-type="string">
            <text:p>A civil registration official for a county council in England: Superintendent Registrar City of York</text:p>
          </table:table-cell>
          <table:table-cell table:style-name="ce1" office:value-type="string" calcext:value-type="string">
            <text:p>Electronic transfer via Local Authority secure network</text:p>
          </table:table-cell>
          <table:table-cell table:style-name="ce1" office:value-type="string" calcext:value-type="string">
            <text:p>City of York Registration District</text:p>
          </table:table-cell>
          <table:table-cell table:style-name="ce1" office:value-type="string" calcext:value-type="string">
            <text:p>P3M</text:p>
          </table:table-cell>
          <table:table-cell table:style-name="ce4" office:value-type="date" office:date-value="2022-02-14" calcext:value-type="date">
            <text:p>2022-02-14</text:p>
          </table:table-cell>
          <table:table-cell table:style-name="ce4" office:value-type="date" office:date-value="2023-02-14" calcext:value-type="date">
            <text:p>2023-02-14</text:p>
          </table:table-cell>
          <table:table-cell table:style-name="ce4" office:value-type="date" office:date-value="2022-12-14" calcext:value-type="date">
            <text:p>2022-12-14</text:p>
          </table:table-cell>
          <table:table-cell table:style-name="ce3" office:value-type="string" calcext:value-type="string">
            <text:p>Janie.berry@york.gov.uk</text:p>
          </table:table-cell>
          <table:table-cell table:style-name="ce1"/>
          <table:table-cell table:number-columns-repeated="1009"/>
        </table:table-row>
        <table:table-row table:style-name="ro1">
          <table:table-cell table:style-name="ce2" office:value-type="float" office:value="162" calcext:value-type="float">
            <text:p>162</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ST</text:p>
          </table:table-cell>
          <table:table-cell table:style-name="ce3" office:value-type="string" calcext:value-type="string">
            <text:p>Encrypted files via email</text:p>
          </table:table-cell>
          <table:table-cell table:style-name="ce1"/>
          <table:table-cell table:style-name="ce1" office:value-type="string" calcext:value-type="string">
            <text:p>P1M</text:p>
          </table:table-cell>
          <table:table-cell table:style-name="ce4" office:value-type="date" office:date-value="2022-04-01" calcext:value-type="date">
            <text:p>2022-04-01</text:p>
          </table:table-cell>
          <table:table-cell table:style-name="ce4" office:value-type="date" office:date-value="2023-08-31" calcext:value-type="date">
            <text:p>2023-08-31</text:p>
          </table:table-cell>
          <table:table-cell table:style-name="ce4" office:value-type="date" office:date-value="2023-04-01" calcext:value-type="date">
            <text:p>2023-04-01</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3" calcext:value-type="float">
            <text:p>163</text:p>
          </table:table-cell>
          <table:table-cell table:style-name="ce1" office:value-type="string" calcext:value-type="string">
            <text:p>For the provision of the Energy Company Obligation (4) (ECO4) data matching and sharing service.</text:p>
          </table:table-cell>
          <table:table-cell table:style-name="ce1" office:value-type="string" calcext:value-type="string">
            <text:p>To provide benefit eligibility checks to support delivery of the ECO4 scheme.</text:p>
          </table:table-cell>
          <table:table-cell table:style-name="ce1" office:value-type="string" calcext:value-type="string">
            <text:p>Information sharing between the Energy Saving Trust (EST) and the Department for Work and Pensions (DWP) to confirm the eligibility of customers who have applied for the installation of energy saving measures under the ECO4 scheme.</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text:p>
          </table:table-cell>
          <table:table-cell table:style-name="ce1" office:value-type="string" calcext:value-type="string">
            <text:p>Encrypted files via email</text:p>
          </table:table-cell>
          <table:table-cell table:style-name="ce1" office:value-type="string" calcext:value-type="string">
            <text:p>Energy Saving Trust</text:p>
          </table:table-cell>
          <table:table-cell table:style-name="ce1" office:value-type="string" calcext:value-type="string">
            <text:p>P1M</text:p>
          </table:table-cell>
          <table:table-cell table:style-name="ce4" office:value-type="date" office:date-value="2022-04-05" calcext:value-type="date">
            <text:p>2022-04-05</text:p>
          </table:table-cell>
          <table:table-cell table:style-name="ce4" office:value-type="date" office:date-value="2026-03-31" calcext:value-type="date">
            <text:p>2026-03-31</text:p>
          </table:table-cell>
          <table:table-cell table:style-name="ce4" office:value-type="date" office:date-value="2023-04-05" calcext:value-type="date">
            <text:p>2023-04-05</text:p>
          </table:table-cell>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4" calcext:value-type="float">
            <text:p>164</text:p>
          </table:table-cell>
          <table:table-cell table:style-name="ce1" office:value-type="string" calcext:value-type="string">
            <text:p>Provision of data matching and sharing services to support Anglian Water Services Limited deliver assistance to eligible customers living in water poverty.</text:p>
          </table:table-cell>
          <table:table-cell table:style-name="ce1" office:value-type="string" calcext:value-type="string">
            <text:p>This data matching service provides a route to identify certain Anglian Water Services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Anglian Water Servic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Anglian Water Servic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Anglian Water Services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1-09-28" calcext:value-type="date">
            <text:p>2021-09-28</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5" calcext:value-type="float">
            <text:p>165</text:p>
          </table:table-cell>
          <table:table-cell table:style-name="ce1" office:value-type="string" calcext:value-type="string">
            <text:p>Provision of data matching and sharing services to support Northumbrian Water Limited deliver assistance to eligible customers living in water poverty.</text:p>
          </table:table-cell>
          <table:table-cell table:style-name="ce1" office:value-type="string" calcext:value-type="string">
            <text:p>This data matching service provides a route to identify certain Northumbrian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Northumbrian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Northumbrian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Northumbrian Water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2-03-02" calcext:value-type="date">
            <text:p>2022-03-02</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6" calcext:value-type="float">
            <text:p>166</text:p>
          </table:table-cell>
          <table:table-cell table:style-name="ce1" office:value-type="string" calcext:value-type="string">
            <text:p>Provision of data matching and sharing services to support Severn Trent Water Limited deliver assistance to eligible customers living in water poverty.</text:p>
          </table:table-cell>
          <table:table-cell table:style-name="ce1" office:value-type="string" calcext:value-type="string">
            <text:p>This data matching service provides a route to identify certain Severn Trent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Severn Trent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Severn Trent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Severn Trent Water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1-11-10" calcext:value-type="date">
            <text:p>2021-11-10</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7" calcext:value-type="float">
            <text:p>167</text:p>
          </table:table-cell>
          <table:table-cell table:style-name="ce1" office:value-type="string" calcext:value-type="string">
            <text:p>Provision of data matching and sharing services to support Southern Water Services Limited deliver assistance to eligible customers living in water poverty.</text:p>
          </table:table-cell>
          <table:table-cell table:style-name="ce1" office:value-type="string" calcext:value-type="string">
            <text:p>This data matching service provides a route to identify certain Southern Water Services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Southern Water Servic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Southern Water Servic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Southern Water Services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1-11-09" calcext:value-type="date">
            <text:p>2021-11-09</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8" calcext:value-type="float">
            <text:p>168</text:p>
          </table:table-cell>
          <table:table-cell table:style-name="ce1" office:value-type="string" calcext:value-type="string">
            <text:p>Provision of data matching and sharing services to support Thames Water Utilities Limited deliver assistance to eligible customers living in water poverty.</text:p>
          </table:table-cell>
          <table:table-cell table:style-name="ce1" office:value-type="string" calcext:value-type="string">
            <text:p>This data matching service provides a route to identify certain Thames Water Utilities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Thames Water Utiliti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hames Water Utiliti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Thames Water Utilities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2-02-22" calcext:value-type="date">
            <text:p>2022-02-22</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69" calcext:value-type="float">
            <text:p>169</text:p>
          </table:table-cell>
          <table:table-cell table:style-name="ce1" office:value-type="string" calcext:value-type="string">
            <text:p>Provision of data matching and sharing services to support United Utilities Water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United Utilities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United Utilities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United Utilities Water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2-02-18" calcext:value-type="date">
            <text:p>2022-02-18</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70" calcext:value-type="float">
            <text:p>170</text:p>
          </table:table-cell>
          <table:table-cell table:style-name="ce1" office:value-type="string" calcext:value-type="string">
            <text:p>Provision of data matching and sharing services to support DŴR CYMRU CYFYNGEDIG deliver assistance to eligible customers living in water poverty.</text:p>
          </table:table-cell>
          <table:table-cell table:style-name="ce1" office:value-type="string" calcext:value-type="string">
            <text:p>This data matching service provides a route to identify certain DŴR CYMRU CYFYNGEDIG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DŴR CYMRU CYFYNGEDIG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DŴR CYMRU CYFYNGEDIG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Wales: DŴR CYMRU CYFYNGEDIG</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1-10-31" calcext:value-type="date">
            <text:p>2021-10-31</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71" calcext:value-type="float">
            <text:p>171</text:p>
          </table:table-cell>
          <table:table-cell table:style-name="ce1" office:value-type="string" calcext:value-type="string">
            <text:p>Provision of data matching and sharing services to support YORKSHIRE WATER SERVICES LTD deliver assistance to eligible customers living in water poverty.</text:p>
          </table:table-cell>
          <table:table-cell table:style-name="ce1" office:value-type="string" calcext:value-type="string">
            <text:p>This data matching service provides a route to identify certain YORKSHIRE WATER SERVICES LT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YORKSHIRE WATER SERVICES LT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YORKSHIRE WATER SERVICES LT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Yorkshire water services limited</text:p>
          </table:table-cell>
          <table:table-cell table:style-name="ce3" office:value-type="string" calcext:value-type="string">
            <text:p>Via email within assured transport network</text:p>
          </table:table-cell>
          <table:table-cell table:style-name="ce1"/>
          <table:table-cell table:style-name="ce1" office:value-type="string" calcext:value-type="string">
            <text:p>P1Y6M</text:p>
          </table:table-cell>
          <table:table-cell table:style-name="ce4" office:value-type="date" office:date-value="2021-11-09" calcext:value-type="date">
            <text:p>2021-11-09</text:p>
          </table:table-cell>
          <table:table-cell table:style-name="ce4" office:value-type="date" office:date-value="2025-03-31" calcext:value-type="date">
            <text:p>2025-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72" calcext:value-type="float">
            <text:p>172</text:p>
          </table:table-cell>
          <table:table-cell table:style-name="ce1" office:value-type="string" calcext:value-type="string">
            <text:p>HMRC Use of Bounce Back Loan Data for Fraud Purposes</text:p>
          </table:table-cell>
          <table:table-cell table:style-name="ce1" office:value-type="string" calcext:value-type="string">
            <text:p>The use of Bounce Back Loan application data to help identity and support action against suspected fraud in HMRC</text:p>
          </table:table-cell>
          <table:table-cell table:style-name="ce1" office:value-type="string" calcext:value-type="string">
            <text:p>Assist in the identification and evidencing of potential fraud against HMRC that may result in investigation, leading up to and including prosecution.</text:p>
            <text:p/>
            <text:p>Increased public confidence that ‘Government’ takes fraud seriously.</text:p>
          </table:table-cell>
          <table:table-cell table:style-name="ce1" office:value-type="string" calcext:value-type="string">
            <text:p>Fraud</text:p>
          </table:table-cell>
          <table:table-cell table:style-name="ce1" office:value-type="string" calcext:value-type="string">
            <text:p>Bounce Back Loan application data</text:p>
          </table:table-cell>
          <table:table-cell table:style-name="ce1" office:value-type="string" calcext:value-type="string">
            <text:p>HM Revenue and Customs,"Secretary of State for Business, Energy, and Industrial Strategy"</text:p>
          </table:table-cell>
          <table:table-cell table:style-name="ce1" office:value-type="string" calcext:value-type="string">
            <text:p>Government secure folders</text:p>
          </table:table-cell>
          <table:table-cell table:style-name="ce1" office:value-type="string" calcext:value-type="string">
            <text:p>Minister for the Cabinet Office</text:p>
          </table:table-cell>
          <table:table-cell table:style-name="ce1" office:value-type="string" calcext:value-type="string">
            <text:p>P14M</text:p>
          </table:table-cell>
          <table:table-cell table:style-name="ce4" office:value-type="date" office:date-value="2022-05-15" calcext:value-type="date">
            <text:p>2022-05-15</text:p>
          </table:table-cell>
          <table:table-cell table:style-name="ce4" office:value-type="date" office:date-value="2023-07-31" calcext:value-type="date">
            <text:p>2023-07-31</text:p>
          </table:table-cell>
          <table:table-cell table:style-name="ce4" office:value-type="date" office:date-value="2023-03-31" calcext:value-type="date">
            <text:p>2023-03-31</text:p>
          </table:table-cell>
          <table:table-cell table:style-name="ce3" office:value-type="string" calcext:value-type="string">
            <text:p>foi.requests@beis.gov.uk</text:p>
          </table:table-cell>
          <table:table-cell table:style-name="ce1"/>
          <table:table-cell table:number-columns-repeated="1009"/>
        </table:table-row>
        <table:table-row table:style-name="ro1">
          <table:table-cell table:style-name="ce2" office:value-type="float" office:value="173" calcext:value-type="float">
            <text:p>173</text:p>
          </table:table-cell>
          <table:table-cell table:style-name="ce1" office:value-type="string" calcext:value-type="string">
            <text:p><text:s text:c="2"/>Bounce Back Loan (BBL) Fraud Analytics variant Pilot between BEIS, Cabinet Office, HMRC and Lenders associated with the scheme</text:p>
          </table:table-cell>
          <table:table-cell table:style-name="ce1" office:value-type="string" calcext:value-type="string">
            <text:p>BEIS, Cabinet Office and HMRC to complete a pilot that will match BBL data against data sets held by HMRC to detect suspected fraud in the BBL scheme - A variation to this pilot now allows BEIS and Lenders associated with the Bounce Back Loan Scheme to investigate fraud.</text:p>
          </table:table-cell>
          <table:table-cell table:style-name="ce1" office:value-type="string" calcext:value-type="string">
            <text:p>Identifying and analysing fraud within the BBL Scheme - A variation to this pilot now allows BEIS and Lenders associated with the Bounce Back Loan Scheme to investigate fraud.</text:p>
          </table:table-cell>
          <table:table-cell table:style-name="ce1" office:value-type="string" calcext:value-type="string">
            <text:p>Fraud</text:p>
          </table:table-cell>
          <table:table-cell table:style-name="ce1" office:value-type="string" calcext:value-type="string">
            <text:p>Data items disclosed by BEIS and returned by HMRC will be the minimum data items to allow this pilot’s aims to be achieved.</text:p>
          </table:table-cell>
          <table:table-cell table:style-name="ce1" office:value-type="string" calcext:value-type="string">
            <text:p>"Secretary of State for Business, Energy, and Industrial Strategy",HM Revenue and Customs,A person providing services to a specified person who is a public authority in respect of the taking of action in connection with fraud against a public authority: British Business Financial Services Limited (BBFSL),A person providing services to a specified person who is a public authority in respect of the taking of action in connection with fraud against a public authority: Bank of Scotland,A person providing services to a specified person who is a public authority in respect of the taking of action in connection with fraud against a public authority: Barclays,A person providing services to a specified person who is a public authority in respect of the taking of action in connection with fraud against a public authority: Clydesdale / Yorkshire Banks,A person providing services to a specified person who is a public authority in respect of the taking of action in connection with fraud against a public authority: Danske Bank,A person providing services to a specified person who is a public authority in respect of the taking of action in connection with fraud against a public authority: HSBC,A person providing services to a specified person who is a public authority in respect of the taking of action in connection with fraud against a public authority: Lloyds Bank,A person providing services to a specified person who is a public authority in respect of the taking of action in connection with fraud against a public authority: NatWest,A person providing services to a specified person who is a public authority in respect of the taking of action in connection with fraud against a public authority: RBS,A person providing services to a specified person who is a public authority in respect of the taking of action in connection with fraud against a public authority: Santander,A person providing services to a specified person who is a public authority in respect of the taking of action in connection with fraud against a public authority: Ulster Bank,A person providing services to a specified person who is a public authority in respect of the taking of action in connection with fraud against a public authority: TSB,A person providing services to a specified person who is a public authority in respect of the taking of action in connection with fraud against a public authority: AIB,A person providing services to a specified person who is a public authority in respect of the taking of action in connection with fraud against a public authority: Starling Bank,A person providing services to a specified person who is a public authority in respect of the taking of action in connection with fraud against a public authority: The Co-operative Bank,A person providing services to a specified person who is a public authority in respect of the taking of action in connection with fraud against a public authority: Bank of Ireland (UK),A person providing services to a specified person who is a public authority in respect of the taking of action in connection with fraud against a public authority: Skipton Business Finance,A person providing services to a specified person who is a public authority in respect of the taking of action in connection with fraud against a public authority: Tide,A person providing services to a specified person who is a public authority in respect of the taking of action in connection with fraud against a public authority: Metro Bank,A person providing services to a specified person who is a public authority in respect of the taking of action in connection with fraud against a public authority: Paragon Bank,A person providing services to a specified person who is a public authority in respect of the taking of action in connection with fraud against a public authority: JCB Finance,A person providing services to a specified person who is a public authority in respect of the taking of action in connection with fraud against a public authority: Investec,A person providing services to a specified person who is a public authority in respect of the taking of action in connection with fraud against a public authority: Arbuthnot Latham,A person providing services to a specified person who is a public authority in respect of the taking of action in connection with fraud against a public authority: Coutts,A person providing services to a specified person who is a public authority in respect of the taking of action in connection with fraud against a public authority: Adam &amp; Co,A person providing services to a specified person who is a public authority in respect of the taking of action in connection with fraud against a public authority: Capital on Tap,A person providing services to a specified person who is a public authority in respect of the taking of action in connection with fraud against a public authority: Funding Circle,A person providing services to a specified person who is a public authority in respect of the taking of action in connection with fraud against a public authority: Conister,A person providing services to a specified person who is a public authority in respect of the taking of action in connection with fraud against a public authority: GC Business Finance,A person providing services to a specified person who is a public authority in respect of the taking of action in connection with fraud against a public authority: Close Brothers,A person providing services to a specified person who is a public authority in respect of the taking of action in connection with fraud against a public authority: Bank of Scotland,A person providing services to a specified person who is a public authority in respect of the taking of action in connection with fraud against a public authority: Barclays,A person providing services to a specified person who is a public authority in respect of the taking of action in connection with fraud against a public authority: Clydesdale / Yorkshire Banks,A person providing services to a specified person who is a public authority in respect of the taking of action in connection with fraud against a public authority: Danske Bank,A person providing services to a specified person who is a public authority in respect of the taking of action in connection with fraud against a public authority: HSBC,A person providing services to a specified person who is a public authority in respect of the taking of action in connection with fraud against a public authority: Lloyds Bank,A person providing services to a specified person who is a public authority in respect of the taking of action in connection with fraud against a public authority: NatWest,A person providing services to a specified person who is a public authority in respect of the taking of action in connection with fraud against a public authority: RBS,A person providing services to a specified person who is a public authority in respect of the taking of action in connection with fraud against a public authority: Santander,A person providing services to a specified person who is a public authority in respect of the taking of action in connection with fraud against a public authority: Ulster Bank,A person providing services to a specified person who is a public authority in respect of the taking of action in connection with fraud against a public authority: TSB,A person providing services to a specified person who is a public authority in respect of the taking of action in connection with fraud against a public authority: AIB,A person providing services to a specified person who is a public authority in respect of the taking of action in connection with fraud against a public authority: Starling Bank,A person providing services to a specified person who is a public authority in respect of the taking of action in connection with fraud against a public authority: The Co-operative Bank,A person providing services to a specified person who is a public authority in respect of the taking of action in connection with fraud against a public authority: Bank of Ireland (UK),A person providing services to a specified person who is a public authority in respect of the taking of action in connection with fraud against a public authority: Skipton Business Finance,A person providing services to a specified person who is a public authority in respect of the taking of action in connection with fraud against a public authority: Tide,A person providing services to a specified person who is a public authority in respect of the taking of action in connection with fraud against a public authority: Metro Bank,A person providing services to a specified person who is a public authority in respect of the taking of action in connection with fraud against a public authority: Paragon Bank,A person providing services to a specified person who is a public authority in respect of the taking of action in connection with fraud against a public authority: JCB Finance,A person providing services to a specified person who is a public authority in respect of the taking of action in connection with fraud against a public authority: Investec,A person providing services to a specified person who is a public authority in respect of the taking of action in connection with fraud against a public authority: Arbuthnot Latham,A person providing services to a specified person who is a public authority in respect of the taking of action in connection with fraud against a public authority: Coutts,A person providing services to a specified person who is a public authority in respect of the taking of action in connection with fraud against a public authority: Adam &amp; Co,A person providing services to a specified person who is a public authority in respect of the taking of action in connection with fraud against a public authority: Capital on Tap,A person providing services to a specified person who is a public authority in respect of the taking of action in connection with fraud against a public authority: Funding Circle,A person providing services to a specified person who is a public authority in respect of the taking of action in connection with fraud against a public authority: Conister,A person providing services to a specified person who is a public authority in respect of the taking of action in connection with fraud against a public authority: GC Business Finance,A person providing services to a specified person who is a public authority in respect of the taking of action in connection with fraud against a public authority: Close Brothers</text:p>
          </table:table-cell>
          <table:table-cell table:style-name="ce1" office:value-type="string" calcext:value-type="string">
            <text:p>Secure file transfer via CBAS and BBFSL’s Live Lender Gateway (Citrix ShareFile).</text:p>
          </table:table-cell>
          <table:table-cell table:style-name="ce1" office:value-type="string" calcext:value-type="string">
            <text:p>Minister for the Cabinet Office</text:p>
          </table:table-cell>
          <table:table-cell table:style-name="ce1" office:value-type="string" calcext:value-type="string">
            <text:p>P24M</text:p>
          </table:table-cell>
          <table:table-cell table:style-name="ce4" office:value-type="date" office:date-value="2021-06-16" calcext:value-type="date">
            <text:p>2021-06-16</text:p>
          </table:table-cell>
          <table:table-cell table:number-columns-repeated="2" table:style-name="ce4" office:value-type="date" office:date-value="2022-06-30" calcext:value-type="date">
            <text:p>2022-06-30</text:p>
          </table:table-cell>
          <table:table-cell table:style-name="ce1" table:number-columns-repeated="2"/>
          <table:table-cell table:number-columns-repeated="1009"/>
        </table:table-row>
        <table:table-row table:style-name="ro1">
          <table:table-cell table:style-name="ce2" office:value-type="float" office:value="174" calcext:value-type="float">
            <text:p>174</text:p>
          </table:table-cell>
          <table:table-cell table:style-name="ce1" office:value-type="string" calcext:value-type="string">
            <text:p>National Fraud Initiative - HMRC and Local Authority Counter Fraud Pilot 2</text:p>
          </table:table-cell>
          <table:table-cell table:style-name="ce1" office:value-type="string" calcext:value-type="string">
            <text:p>The National Fraud Initiative (NFI) is the Cabinet Office’s UK-wide data matching exercise. It is exploring the potential value and effectiveness of using HMRC data to better identify and prevent fraud. We will share records containing personal data with HMRC. These will be matched against HMRC records and additional HMRC information appended and fed back to the NFI who will release them to NFI participants for them to review and investigate as applicable in order to prevent and detect fraud. The pilot will then be evaluated as to how it may improve the NFI national exercise in prevention and detection of fraud.</text:p>
          </table:table-cell>
          <table:table-cell table:style-name="ce1" office:value-type="string" calcext:value-type="string">
            <text:p>To provide additional intelligence on data matches already generated and released by the NFI for participant organisations to consider and investigate where appropriate; 2. To allow the NFI to update its fraud risk scoring of these released matches; 3. To assist with the reduction of potential false positive data match disclosure within the existing NFI data matching: and 4. To allow additional counter fraud data matches to be generated from just the additional HMRC results.</text:p>
          </table:table-cell>
          <table:table-cell table:style-name="ce1" office:value-type="string" calcext:value-type="string">
            <text:p>Fraud</text:p>
          </table:table-cell>
          <table:table-cell table:style-name="ce1" office:value-type="string" calcext:value-type="string">
            <text:p>Data items will relate to: Employed and self-employed earnings, Household composition, Property ownership</text:p>
          </table:table-cell>
          <table:table-cell table:style-name="ce1" office:value-type="string" calcext:value-type="string">
            <text:p>Minister for the Cabinet Office,HM Revenue and Customs</text:p>
          </table:table-cell>
          <table:table-cell table:style-name="ce1" office:value-type="string" calcext:value-type="string">
            <text:p>Secure File Transfer (batch basis)</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4" office:value-type="date" office:date-value="2020-12-01" calcext:value-type="date">
            <text:p>2020-12-01</text:p>
          </table:table-cell>
          <table:table-cell table:style-name="ce4" office:value-type="date" office:date-value="2022-12-31" calcext:value-type="date">
            <text:p>2022-12-31</text:p>
          </table:table-cell>
          <table:table-cell table:style-name="ce4" office:value-type="date" office:date-value="2021-12-01" calcext:value-type="date">
            <text:p>2021-12-01</text:p>
          </table:table-cell>
          <table:table-cell table:style-name="ce3" office:value-type="string" calcext:value-type="string">
            <text:p>nfiqueries@cabinetoffice.gov.uk</text:p>
          </table:table-cell>
          <table:table-cell table:style-name="ce1"/>
          <table:table-cell table:number-columns-repeated="1009"/>
        </table:table-row>
        <table:table-row table:style-name="ro1">
          <table:table-cell table:style-name="ce2" office:value-type="float" office:value="175" calcext:value-type="float">
            <text:p>175</text:p>
          </table:table-cell>
          <table:table-cell table:style-name="ce1" office:value-type="string" calcext:value-type="string">
            <text:p>Immigration Enforcement and Registrar General - sharing of <text:s/>Births, Deaths, Marriages &amp; Civil Partnerships data.</text:p>
          </table:table-cell>
          <table:table-cell table:style-name="ce1" office:value-type="string" calcext:value-type="string">
            <text:p>Immigration Enforcement to have access to Life Events Verification (LEV) to confirm the status of applicants</text:p>
          </table:table-cell>
          <table:table-cell table:style-name="ce1" office:value-type="string" calcext:value-type="string">
            <text:p>This will remove the need for paper certificates. Access to the data will support a streamlined process to expedite decisions.</text:p>
          </table:table-cell>
          <table:table-cell table:style-name="ce1" office:value-type="string" calcext:value-type="string">
            <text:p>Civil registration</text:p>
          </table:table-cell>
          <table:table-cell table:style-name="ce1" office:value-type="string" calcext:value-type="string">
            <text:p>System number</text:p>
            <text:p>Registration district/ sub district.</text:p>
            <text:p>Administrative area where registered.</text:p>
            <text:p>Date of registration.</text:p>
            <text:p>Name(s) and forename(s)  </text:p>
            <text:p/>
            <text:p>Births:</text:p>
            <text:p>Child’s Sex and  Place of birth.</text:p>
            <text:p>Mother’s name,  maiden name and  previous married name and place of birth.</text:p>
            <text:p>Father’s name and  place of birth</text:p>
            <text:p/>
            <text:p>Deaths:</text:p>
            <text:p>Date of Birth, Sex</text:p>
            <text:p>Address, Date of Death.</text:p>
            <text:p>System number</text:p>
            <text:p>Registration district/ sub district.</text:p>
            <text:p>Administrative area where registered.</text:p>
            <text:p>Date of registration.</text:p>
            <text:p/>
            <text:p>Marriage/Civil Partnerships:</text:p>
            <text:p>Date of marriage/ civil partnership</text:p>
            <text:p>Place of Marriage/civil partnership </text:p>
            <text:p>Surname and Forename(s) of couple</text:p>
            <text:p>Address(s) of couple</text:p>
            <text:p>Registration district/sub district</text:p>
            <text:p>Administrative area.</text:p>
            <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15Y</text:p>
          </table:table-cell>
          <table:table-cell table:style-name="ce4" office:value-type="date" office:date-value="2022-06-16" calcext:value-type="date">
            <text:p>2022-06-16</text:p>
          </table:table-cell>
          <table:table-cell table:style-name="ce1"/>
          <table:table-cell table:style-name="ce4" office:value-type="date" office:date-value="2023-05-16" calcext:value-type="date">
            <text:p>2023-05-16</text:p>
          </table:table-cell>
          <table:table-cell table:style-name="ce3" office:value-type="string" calcext:value-type="string">
            <text:p>Mark.Fidler@Homeoffice.gov.uk</text:p>
          </table:table-cell>
          <table:table-cell table:style-name="ce1"/>
          <table:table-cell table:number-columns-repeated="1009"/>
        </table:table-row>
        <table:table-row table:style-name="ro1">
          <table:table-cell table:style-name="ce2" office:value-type="float" office:value="176" calcext:value-type="float">
            <text:p>176</text:p>
          </table:table-cell>
          <table:table-cell table:style-name="ce1" office:value-type="string" calcext:value-type="string">
            <text:p>Department for Work and Pensions - Tell Us Once and The Registrar General for England and Wales - sharing of volumetric death registration data.</text:p>
          </table:table-cell>
          <table:table-cell table:style-name="ce1" office:value-type="string" calcext:value-type="string">
            <text:p>The Department for Work and Pensions requires the data to monitor compliance to the capture of deaths for the Tell Us Once IT system</text:p>
          </table:table-cell>
          <table:table-cell table:style-name="ce1" office:value-type="string" calcext:value-type="string">
            <text:p>Tell Us Once is a government service offered when a death is registered. It allows information to be shared across most government departments in once go. The sharing of this data will allow Department for Work and Pensions the to monitor compliance to the capture of deaths for the Tell Us Once IT system.</text:p>
            <text:p/>
          </table:table-cell>
          <table:table-cell table:style-name="ce1" office:value-type="string" calcext:value-type="string">
            <text:p>Civil registration</text:p>
          </table:table-cell>
          <table:table-cell table:style-name="ce1" office:value-type="string" calcext:value-type="string">
            <text:p>The data provider will supply monthly volumetric data on the numbers of deaths registered by each registration district in England and Wales on monthly basis.</text:p>
          </table:table-cell>
          <table:table-cell table:style-name="ce1" office:value-type="string" calcext:value-type="string">
            <text:p>The Registrar General</text:p>
          </table:table-cell>
          <table:table-cell table:style-name="ce1" office:value-type="string" calcext:value-type="string">
            <text:p>secure email</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4" office:value-type="date" office:date-value="2022-07-12" calcext:value-type="date">
            <text:p>2022-07-12</text:p>
          </table:table-cell>
          <table:table-cell table:style-name="ce1"/>
          <table:table-cell table:style-name="ce4" office:value-type="date" office:date-value="2023-07-12" calcext:value-type="date">
            <text:p>2023-07-12</text:p>
          </table:table-cell>
          <table:table-cell table:style-name="ce3" office:value-type="string" calcext:value-type="string">
            <text:p>CIARAN.SCOTT@DWP.GOV.UK</text:p>
          </table:table-cell>
          <table:table-cell table:style-name="ce1"/>
          <table:table-cell table:number-columns-repeated="1009"/>
        </table:table-row>
        <table:table-row table:style-name="ro1">
          <table:table-cell table:style-name="ce2" office:value-type="float" office:value="177" calcext:value-type="float">
            <text:p>177</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British Gas Trading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British Gas Trading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13" calcext:value-type="date">
            <text:p>2022-07-13</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78" calcext:value-type="float">
            <text:p>178</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Bulb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Bulb</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4" calcext:value-type="date">
            <text:p>2022-07-04</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79" calcext:value-type="float">
            <text:p>179</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 (Gas and Electricit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 (Gas and Electricit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5" calcext:value-type="date">
            <text:p>2022-07-05</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0" calcext:value-type="float">
            <text:p>180</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cotricit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cotricit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7" calcext:value-type="date">
            <text:p>2022-07-07</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1" calcext:value-type="float">
            <text:p>181</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on Next Retail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on Next Retail Energ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15" calcext:value-type="date">
            <text:p>2022-07-15</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2" calcext:value-type="float">
            <text:p>182</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Foxglove Energy Suppl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Foxglove Energy Suppl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1" calcext:value-type="date">
            <text:p>2022-07-01</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3" calcext:value-type="float">
            <text:p>183</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Green Energy (UK)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Green Network Energy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4" calcext:value-type="date">
            <text:p>2022-07-04</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4" calcext:value-type="float">
            <text:p>184</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Good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Good Energ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7" calcext:value-type="date">
            <text:p>2022-07-07</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5" calcext:value-type="float">
            <text:p>185</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Octopus Energy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Octopus Energy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7" calcext:value-type="date">
            <text:p>2022-07-07</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6" calcext:value-type="float">
            <text:p>186</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Ovo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Ovo Energ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8" calcext:value-type="date">
            <text:p>2022-07-08</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7" calcext:value-type="float">
            <text:p>187</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Cilleni Energy Suppl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Cilleni Energy Supply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1" calcext:value-type="date">
            <text:p>2022-07-01</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8" calcext:value-type="float">
            <text:p>188</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ScottishPower Energy Retail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Scottish Power</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12" calcext:value-type="date">
            <text:p>2022-07-12</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89" calcext:value-type="float">
            <text:p>189</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Shell Energy Retail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Shell Energy Retail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1" calcext:value-type="date">
            <text:p>2022-07-01</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90" calcext:value-type="float">
            <text:p>190</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So Energy Trading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So Energy Trading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5" calcext:value-type="date">
            <text:p>2022-07-05</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91" calcext:value-type="float">
            <text:p>191</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Utilita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Utilita Energy Limite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5" calcext:value-type="date">
            <text:p>2022-07-05</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92" calcext:value-type="float">
            <text:p>192</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Utility Warehouse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Utility Warehouse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05" calcext:value-type="date">
            <text:p>2022-07-05</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93" calcext:value-type="float">
            <text:p>193</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DF Energy Customers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DF Energy Customers Ltd</text:p>
          </table:table-cell>
          <table:table-cell table:style-name="ce3" office:value-type="string" calcext:value-type="string">
            <text:p>Secure email transfer between controllers accredited as Trusted Partners.</text:p>
          </table:table-cell>
          <table:table-cell table:style-name="ce1"/>
          <table:table-cell table:style-name="ce1" office:value-type="string" calcext:value-type="string">
            <text:p>P18M</text:p>
          </table:table-cell>
          <table:table-cell table:style-name="ce4" office:value-type="date" office:date-value="2022-07-11" calcext:value-type="date">
            <text:p>2022-07-11</text:p>
          </table:table-cell>
          <table:table-cell table:style-name="ce4" office:value-type="date" office:date-value="2023-03-31" calcext:value-type="date">
            <text:p>2023-03-31</text:p>
          </table:table-cell>
          <table:table-cell table:style-name="ce1"/>
          <table:table-cell table:style-name="ce3" office:value-type="string" calcext:value-type="string">
            <text:p>data.protectionofficer@dwp.gov.uk</text:p>
          </table:table-cell>
          <table:table-cell table:style-name="ce3"/>
          <table:table-cell table:number-columns-repeated="1009"/>
        </table:table-row>
        <table:table-row table:style-name="ro1">
          <table:table-cell table:style-name="ce2" office:value-type="float" office:value="194" calcext:value-type="float">
            <text:p>194</text:p>
          </table:table-cell>
          <table:table-cell table:style-name="ce1" office:value-type="string" calcext:value-type="string">
            <text:p>Future Fund (FF) pilot between British Business Financial Services Limited (BBFSL) and HMRC to identify potential fraud.</text:p>
          </table:table-cell>
          <table:table-cell table:style-name="ce1" office:value-type="string" calcext:value-type="string">
            <text:p>To detect potential fraud relating to a specific entity and related borrowers.</text:p>
          </table:table-cell>
          <table:table-cell table:style-name="ce1" office:value-type="string" calcext:value-type="string">
            <text:p>The main benefit of the information share is to identify potential misuse of Future Fund loans with the view to taking appropriate action to recover money for the tax payer.</text:p>
          </table:table-cell>
          <table:table-cell table:style-name="ce1" office:value-type="string" calcext:value-type="string">
            <text:p>Fraud</text:p>
          </table:table-cell>
          <table:table-cell table:style-name="ce1" office:value-type="string" calcext:value-type="string">
            <text:p>Data items disclosed by HMRC to BBFSL will be the minimum data items to allow this pilot’s aims to be achieved.</text:p>
            <text:p>Information about individuals, businesses, and their trading and financial affairs in bank statements, financial records, company records, communications, director names, business and company addresses, and email addresses.</text:p>
            <text:p/>
          </table:table-cell>
          <table:table-cell table:style-name="ce1" office:value-type="string" calcext:value-type="string">
            <text:p>HM Revenue and Customs,A person providing services to a specified person who is a public authority in respect of the taking of action in connection with fraud against a public authority: British Business Financial Services Limited (BBFSL)</text:p>
          </table:table-cell>
          <table:table-cell table:style-name="ce1" office:value-type="string" calcext:value-type="string">
            <text:p>Secure Data Exchange Service (SDES)</text:p>
          </table:table-cell>
          <table:table-cell table:style-name="ce1" office:value-type="string" calcext:value-type="string">
            <text:p>A person providing services to a specified person who is a public authority in respect of the taking of action in connection with fraud against a public authority: British Business Financial Services Limited (BBFSL)</text:p>
          </table:table-cell>
          <table:table-cell table:style-name="ce1" office:value-type="string" calcext:value-type="string">
            <text:p>P6M</text:p>
          </table:table-cell>
          <table:table-cell table:style-name="ce4" office:value-type="date" office:date-value="2022-07-19" calcext:value-type="date">
            <text:p>2022-07-19</text:p>
          </table:table-cell>
          <table:table-cell table:number-columns-repeated="2" table:style-name="ce4" office:value-type="date" office:date-value="2023-01-31" calcext:value-type="date">
            <text:p>2023-01-31</text:p>
          </table:table-cell>
          <table:table-cell table:style-name="ce3" office:value-type="string" calcext:value-type="string">
            <text:p>foirequests@british-business-bank.co.uk; foi.team@hmrc.gov.uk</text:p>
          </table:table-cell>
          <table:table-cell table:style-name="ce3"/>
          <table:table-cell table:number-columns-repeated="1009"/>
        </table:table-row>
        <table:table-row table:style-name="ro1">
          <table:table-cell table:style-name="ce2" office:value-type="float" office:value="195" calcext:value-type="float">
            <text:p>195</text:p>
          </table:table-cell>
          <table:table-cell table:style-name="ce1" office:value-type="string" calcext:value-type="string">
            <text:p>Transform Data View - Schools / Education Setting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The proprietor of a school within the meaning of the Education Act 1996: South Somerset partnership school,The proprietor of a school within the meaning of the Education Act 1996: Ash CofE Primary School,The proprietor of a school within the meaning of the Education Act 1996: Ashcott Primary School,The proprietor of a school within the meaning of the Education Act 1996: Ashill Primary,The proprietor of an Academy within the meaning of that Act: Axbridge Church of England First School Academy,The proprietor of a school within the meaning of the Education Act 1996: Baltonsborough CofE VC Primary School,The proprietor of a school within the meaning of the Education Act 1996: St Mary and St Peter's CE VC Primary School,The proprietor of a school within the meaning of the Education Act 1996: Barwick and Stowford Primary School ,The proprietor of a school within the meaning of the Education Act 1996: Beckington CofE First School,The proprietor of a school within the meaning of the Education Act 1996: Berkley CofE First School,The proprietor of a school within the meaning of the Education Act 1996: Berrow CofE Primary School,The proprietor of a school within the meaning of the Education Act 1996: Bishops Hull Primary School,The proprietor of a school within the meaning of the Education Act 1996: Bishops Lydeard CofE VC Primary School,The proprietor of a school within the meaning of the Education Act 1996: Bowlish Infants School,The proprietor of a school within the meaning of the Education Act 1996: Brent Knoll CofE Primary School,The proprietor of an Academy within the meaning of that Act: Willowdown Primary Academy,The proprietor of a school within the meaning of the Education Act 1996: Eastover Community Primary School,The proprietor of a school within the meaning of the Education Act 1996: Westover Green School,The proprietor of a school within the meaning of the Education Act 1996: Hamp Nursery and Infants School,The proprietor of a school within the meaning of the Education Act 1996: Hamp Community Junior School,The proprietor of a school within the meaning of the Education Act 1996: St John and St Francis CofE Primary School,The proprietor of a school within the meaning of the Education Act 1996: St Joseph's Catholic Primary School,The proprietor of a school within the meaning of the Education Act 1996: St Mary's CofE VC Primary School,The proprietor of a school within the meaning of the Education Act 1996: Neroche Primary School,The proprietor of a school within the meaning of the Education Act 1996: Bruton Primary ,The proprietor of a school within the meaning of the Education Act 1996: Buckland St Mary CofE School,The proprietor of a school within the meaning of the Education Act 1996: Burnham-on-Sea Infants School,The proprietor of a school within the meaning of the Education Act 1996: St Andrew's CofE VC Junior School,The proprietor of a school within the meaning of the Education Act 1996: St Joseph's RC Primary School,The proprietor of a school within the meaning of the Education Act 1996: Butleigh CofE Primary School,The proprietor of a school within the meaning of the Education Act 1996: Cannington CofE Primary School,The proprietor of a school within the meaning of the Education Act 1996: Castle Cary Primary School,The proprietor of a school within the meaning of the Education Act 1996: Catcott Primary School,The proprietor of a school within the meaning of the Education Act 1996: Avishayes Primary School and Early Years Centre,The proprietor of a school within the meaning of the Education Act 1996: The Redstart Primary School,The proprietor of a school within the meaning of the Education Act 1996: Manor Court Community Primary School,The proprietor of a school within the meaning of the Education Act 1996: Charlton Horethorne Primary School,The proprietor of a school within the meaning of the Education Act 1996: Charlton Mackrell CofE Primary School,The proprietor of a school within the meaning of the Education Act 1996: Cheddar First School,The proprietor of a school within the meaning of the Education Act 1996: Cheddon Fitzpaine CofE Primary School,The proprietor of a school within the meaning of the Education Act 1996: Chewton Mendip CofE VA Primary School,The proprietor of a school within the meaning of the Education Act 1996: St Vigor and St John CofE Primary School,The proprietor of a school within the meaning of the Education Act 1996: Chilthorne Domer CofE Primary School,The proprietor of a school within the meaning of the Education Act 1996: Churchstanton Primary School ,The proprietor of a school within the meaning of the Education Act 1996: Bishop Henderson CofE Primary School,The proprietor of a school within the meaning of the Education Act 1996: Combe St Nicholas CofE VA Primary School,The proprietor of a school within the meaning of the Education Act 1996: Cotford St Luke Primary School,The proprietor of a school within the meaning of the Education Act 1996: Coxley Primary School,The proprietor of a school within the meaning of the Education Act 1996: Creech St.Michael CofE Primary School,The proprietor of a school within the meaning of the Education Act 1996: St Bartholomew's CofE First School,The proprietor of a school within the meaning of the Education Act 1996: Ashlands Cof E First School,The proprietor of a school within the meaning of the Education Act 1996: Croscombe CofE Primary School,The proprietor of a school within the meaning of the Education Act 1996: Crowcombe VA CofE Primary School,The proprietor of a school within the meaning of the Education Act 1996: Curry Mallet CofE Primary School,The proprietor of a school within the meaning of the Education Act 1996: Curry Rivel CofE VC Primary School,The proprietor of a school within the meaning of the Education Act 1996: Cutcombe CofE First School,The proprietor of a school within the meaning of the Education Act 1996: Ditcheat Primary School,The proprietor of a school within the meaning of the Education Act 1996: St Aldhelms Doulting,The proprietor of a school within the meaning of the Education Act 1996: Draycott and Rodney Stoke CofE First School,"The proprietor of a school within the meaning of the Education Act 1996: All Saints CofE VC School, Dulverton",The proprietor of a school within the meaning of the Education Act 1996: Dunster First School,The proprietor of a school within the meaning of the Education Act 1996: East Brent CofE VC First School,The proprietor of a school within the meaning of the Education Act 1996: East Coker Community Primary School,The proprietor of a school within the meaning of the Education Act 1996: East Huntspill School,The proprietor of a school within the meaning of the Education Act 1996: Enmore Primary School ,The proprietor of a school within the meaning of the Education Act 1996: Evercreech CofE Primary School,The proprietor of a school within the meaning of the Education Act 1996: Exford CofE First School,The proprietor of a school within the meaning of the Education Act 1996: Trinity CofE First School,The proprietor of a school within the meaning of the Education Act 1996: Christ Church CofE First School,The proprietor of a school within the meaning of the Education Act 1996: Hayesdown First School,"The proprietor of a school within the meaning of the Education Act 1996: St John's CofE VA First School, Frome",The proprietor of a school within the meaning of the Education Act 1996: St Louis Catholic Primary School,The proprietor of a school within the meaning of the Education Act 1996: Vallis First School,The proprietor of a school within the meaning of the Education Act 1996: St Benedict's CofE VA Junior School,The proprietor of a school within the meaning of the Education Act 1996: St John's First Glastonbury,The proprietor of a school within the meaning of the Education Act 1996: Hambridge Community Primary School,The proprietor of a school within the meaning of the Education Act 1996: Haselbury Plucknett CofE First School,The proprietor of a school within the meaning of the Education Act 1996: Hatch Beauchamp CofE Primary School,The proprietor of a school within the meaning of the Education Act 1996: Hemington Primary School,"The proprietor of a school within the meaning of the Education Act 1996: St Nicholas Primary, Henstridge",The proprietor of a school within the meaning of the Education Act 1996: Churchfield School,The proprietor of a school within the meaning of the Education Act 1996: High Ham CofE Primary School,The proprietor of a school within the meaning of the Education Act 1996: Hinton St.George CofE School,The proprietor of a school within the meaning of the Education Act 1996: Horrington Primary School,The proprietor of a school within the meaning of the Education Act 1996: Horsington CofE Primary School,The proprietor of a school within the meaning of the Education Act 1996: Huish Episcopi Primary School,The proprietor of a school within the meaning of the Education Act 1996: Ilchester Community School,The proprietor of a school within the meaning of the Education Act 1996: Greenfylde CofE First School,The proprietor of a school within the meaning of the Education Act 1996: Keinton Mandeville Primary School,The proprietor of a school within the meaning of the Education Act 1996: Kilmersdon CofE Primary School,The proprietor of a school within the meaning of the Education Act 1996: Kingsbury Episcopi Primary School,The proprietor of a school within the meaning of the Education Act 1996: Kingston St Mary CofE Primary School,The proprietor of a school within the meaning of the Education Act 1996: Kingsmoor Primary School,The proprietor of a school within the meaning of the Education Act 1996: Langford Budville CofE Primary School,The proprietor of a school within the meaning of the Education Act 1996: Leigh on Mendip First School,The proprietor of a school within the meaning of the Education Act 1996: Long Sutton CofE Primary School,The proprietor of a school within the meaning of the Education Act 1996: Lovington CofE Primary School,The proprietor of a school within the meaning of the Education Act 1996: Lydeard St Lawrence Community Primary School ,The proprietor of a school within the meaning of the Education Act 1996: Lympsham CofE VC First School,The proprietor of a school within the meaning of the Education Act 1996: Mark CofE VC First School,The proprietor of a school within the meaning of the Education Act 1996: Martock CofE VA Primary School ,The proprietor of a school within the meaning of the Education Act 1996: Meare Village Primary School,The proprietor of a school within the meaning of the Education Act 1996: Mells CofE First School,The proprietor of a school within the meaning of the Education Act 1996: Merriott First School,The proprietor of a school within the meaning of the Education Act 1996: Milborne Port Primary School,The proprietor of a school within the meaning of the Education Act 1996: Middlezoy Primary School,The proprietor of a school within the meaning of the Education Act 1996: Milverton Community Primary School,The proprietor of a school within the meaning of the Education Act 1996: St Michael's CofE First School,The proprietor of a school within the meaning of the Education Act 1996: Minehead First School,The proprietor of a school within the meaning of the Education Act 1996: Misterton CofE VC First School ,"The proprietor of a school within the meaning of the Education Act 1996: All Saints CofE VA Primary School, Montacute",The proprietor of a school within the meaning of the Education Act 1996: Nether Stowey CofE Primary School,The proprietor of a school within the meaning of the Education Act 1996: North Cadbury CofE Primary School,The proprietor of a school within the meaning of the Education Act 1996: North Curry CofE VC Primary School,The proprietor of a school within the meaning of the Education Act 1996: North Newton Community Primary School,The proprietor of a school within the meaning of the Education Act 1996: North Petherton Primary,The proprietor of a school within the meaning of the Education Act 1996: Norton Fitzwarren CofE Primary School,The proprietor of a school within the meaning of the Education Act 1996: Norton St Philip CofE First School,The proprietor of a school within the meaning of the Education Act 1996: Norton-sub-Hamdon CofE Primary School,The proprietor of a school within the meaning of the Education Act 1996: Nunney First School,The proprietor of a school within the meaning of the Education Act 1996: Oakhill CofE Primary School,"The proprietor of a school within the meaning of the Education Act 1996: Oake, Bradford and Nynehead VC Primary School ",The proprietor of a school within the meaning of the Education Act 1996: Old Cleeve CofE School,The proprietor of a school within the meaning of the Education Act 1996: Othery Village School,The proprietor of a school within the meaning of the Education Act 1996: Otterhampton Primary School,The proprietor of a school within the meaning of the Education Act 1996: Pawlett Primary School,The proprietor of a school within the meaning of the Education Act 1996: St Dubricius CofE VA School,The proprietor of a school within the meaning of the Education Act 1996: Priddy Primary School,The proprietor of a school within the meaning of the Education Act 1996: Puriton Primary School,The proprietor of a school within the meaning of the Education Act 1996: The Countess Gytha School,The proprietor of a school within the meaning of the Education Act 1996: Rockwell Green CofE Primary School,The proprietor of a school within the meaning of the Education Act 1996: Rode Methodist VC First School,The proprietor of a school within the meaning of the Education Act 1996: Ruishton CofE Primary School,The proprietor of a school within the meaning of the Education Act 1996: Sampford Arundel Community Primary School,The proprietor of a school within the meaning of the Education Act 1996: Shepton Beauchamp CofE Primary School,The proprietor of a school within the meaning of the Education Act 1996: Shepton Mallet Community Infants School,The proprietor of a school within the meaning of the Education Act 1996: St Pauls CofE VC Junior School,The proprietor of a school within the meaning of the Education Act 1996: Shipham CofE First School,The proprietor of a school within the meaning of the Education Act 1996: Somerset Bridge Primary School,The proprietor of an Academy within the meaning of that Act: King Ina Academy,The proprietor of a school within the meaning of the Education Act 1996: South Petherton CofE Infants School,The proprietor of a school within the meaning of the Education Act 1996: South Petherton Junior School,The proprietor of a school within the meaning of the Education Act 1996: Spaxton CofE School,The proprietor of a school within the meaning of the Education Act 1996: Staplegrove CofE Primary School,The proprietor of a school within the meaning of the Education Act 1996: Stawley Primary School,The proprietor of a school within the meaning of the Education Act 1996: Stogumber VC CofE Primary School,The proprietor of a school within the meaning of the Education Act 1996: Stogursey CofE Primary School,The proprietor of a school within the meaning of the Education Act 1996: Stoke St Gregory CofE Primary School,The proprietor of a school within the meaning of the Education Act 1996: Stoke St Michael Primary School,The proprietor of a school within the meaning of the Education Act 1996: Castle Primary School,The proprietor of a school within the meaning of the Education Act 1996: St Benedict's Catholic Primary School,The proprietor of a school within the meaning of the Education Act 1996: Brookside Community Primary School,The proprietor of a school within the meaning of the Education Act 1996: Elmhurst Junior School,The proprietor of a school within the meaning of the Education Act 1996: Hindhayes Infants School,The proprietor of a school within the meaning of the Education Act 1996: Tatworth Primary School ,The proprietor of a school within the meaning of the Education Act 1996: Blackbrook Primary School,The proprietor of a school within the meaning of the Education Act 1996: Bishop Henderson CofE VA Primary School,The proprietor of a school within the meaning of the Education Act 1996: Holway Park Community Primary School,The proprietor of a school within the meaning of the Education Act 1996: Minerva Primary School,The proprietor of a school within the meaning of the Education Act 1996: Lyngford Park Primary School,The proprietor of a school within the meaning of the Education Act 1996: Nerrols Primary School ,The proprietor of a school within the meaning of the Education Act 1996: North Town Primary School,The proprietor of a school within the meaning of the Education Act 1996: Parkfield School,The proprietor of a school within the meaning of the Education Act 1996: Priorswood Primary School,The proprietor of a school within the meaning of the Education Act 1996: St James Church School,"The proprietor of a school within the meaning of the Education Act 1996: St Andrew's CofE Primary School, Taunton",The proprietor of a school within the meaning of the Education Act 1996: St George's Catholic School,"The proprietor of a school within the meaning of the Education Act 1996: Holy Trinity CofE School, Taunton",The proprietor of a school within the meaning of the Education Act 1996: Wellspring Primary School ,The proprietor of a school within the meaning of the Education Act 1996: Abbas and Templecombe CofE Primary School,The proprietor of a school within the meaning of the Education Act 1996: Thurlbear CofE Primary School,The proprietor of a school within the meaning of the Education Act 1996: Timberscombe CofE First School,The proprietor of a school within the meaning of the Education Act 1996: St Margaret's School,The proprietor of a school within the meaning of the Education Act 1996: Trull CofE VA Primary School,The proprietor of a school within the meaning of the Education Act 1996: Upton Noble CofE VC Primary School,The proprietor of a school within the meaning of the Education Act 1996: Walton CofE VC Primary School,The proprietor of a school within the meaning of the Education Act 1996: Knights Templar CofE/Methodist Community School,The proprietor of an Academy within the meaning of that Act: Weare Academy First School,The proprietor of a school within the meaning of the Education Act 1996: Wedmore First School,The proprietor of a school within the meaning of the Education Act 1996: Beech Grove Primary School,The proprietor of a school within the meaning of the Education Act 1996: St John's Cof E VA Primary (Wellington),The proprietor of a school within the meaning of the Education Act 1996: Wellesley Park School,The proprietor of a school within the meaning of the Education Act 1996: Isambard Kingdom Brunel School,The proprietor of a school within the meaning of the Education Act 1996: St Cuthbert's CofE Infants School,The proprietor of a school within the meaning of the Education Act 1996: St Cuthberts CofE Junior School,The proprietor of a school within the meaning of the Education Act 1996: St Josephs &amp; St Theresa Catholic Primary School ,The proprietor of a school within the meaning of the Education Act 1996: Stoberry Park School,The proprietor of a school within the meaning of the Education Act 1996: Wembdon St Georges CofE Primary School,The proprietor of a school within the meaning of the Education Act 1996: West Buckland Community Primary School,The proprietor of a school within the meaning of the Education Act 1996: St Lawrence Primary School,The proprietor of a school within the meaning of the Education Act 1996: West Chinnock CofE Primary School,The proprietor of a school within the meaning of the Education Act 1996: West Coker CofE VC Primary School,The proprietor of a school within the meaning of the Education Act 1996: West Huntspill Community Primary School,The proprietor of a school within the meaning of the Education Act 1996: West Monkton CofE Primary School,The proprietor of a school within the meaning of the Education Act 1996: West Pennard CofE Primary School,The proprietor of a school within the meaning of the Education Act 1996: Westonzoyland School,The proprietor of a school within the meaning of the Education Act 1996: St Peters First School ,The proprietor of a school within the meaning of the Education Act 1996: Our Lady of Mount Carmel Catholic Primary School,The proprietor of a school within the meaning of the Education Act 1996: Wincanton Primary School,The proprietor of a school within the meaning of the Education Act 1996: Winsham School,The proprietor of a school within the meaning of the Education Act 1996: Wiveliscombe Primary School,The proprietor of a school within the meaning of the Education Act 1996: Wookey Primary School,The proprietor of a school within the meaning of the Education Act 1996: Woolavington Community Primary School,The proprietor of a school within the meaning of the Education Act 1996: Birchfield Primary School,The proprietor of an Academy within the meaning of that Act:St Michael's Academy,"The proprietor of a school within the meaning of the Education Act 1996: Holy Trinity CofE Primary School, Yeovil",The proprietor of a school within the meaning of the Education Act 1996: Huish Primary School,The proprietor of a school within the meaning of the Education Act 1996: Kingfisher Primary School ,The proprietor of a school within the meaning of the Education Act 1996: Milford Infants School,The proprietor of a school within the meaning of the Education Act 1996: Milford Junior School,The proprietor of a school within the meaning of the Education Act 1996: Oaklands Primary School,The proprietor of an Academy within the meaning of that Act: Pen Mill Infant and Nursery Academy,PThe proprietor of a school within the meaning of the Education Act 1996: reston CofE VC Primary School,The proprietor of a school within the meaning of the Education Act 1996: Primrose Lane Primary,The proprietor of a school within the meaning of the Education Act 1996: Reckleford Community School and Children's Centre,The proprietor of a school within the meaning of the Education Act 1996: St Gildas Catholic Primary School,The proprietor of a school within the meaning of the Education Act 1996: Hugh Sexey CofE Middle School,The proprietor of a school within the meaning of the Education Act 1996: Fairlands Middle School,The proprietor of an Academy within the meaning of that Act: Maiden Beech Academy,The proprietor of a school within the meaning of the Education Act 1996: Dulverton junior School,The proprietor of a school within the meaning of the Education Act 1996: Oakfield School,The proprietor of an Academy within the meaning of that Act: Selwood Academy,The proprietor of a school within the meaning of the Education Act 1996: Swanmead Community School,The proprietor of a school within the meaning of the Education Act 1996: Minehead Middle,The proprietor of a school within the meaning of the Education Act 1996: Danesfield C of E School,The proprietor of an Academy within the meaning of that Act: Bridgwater College Academy ,The proprietor of a school within the meaning of the Education Act 1996: Robert Blake Science College,The proprietor of a school within the meaning of the Education Act 1996: Chilton Trinity Technology College ,The proprietor of a school within the meaning of the Education Act 1996: Haygrove School,The proprietor of a school within the meaning of the Education Act 1996: The King Alfred School,The proprietor of an Academy within the meaning of that Act: Holyrood Academy,"The proprietor of a school within the meaning of the Education Act 1996: The Kings of Wessex School, Cheddar",The proprietor of a school within the meaning of the Education Act 1996: Wadham CofE VC Community School,The proprietor of a school within the meaning of the Education Act 1996: Frome Community College,The proprietor of an Academy within the meaning of that Act: St Dunstan's Academy ,The proprietor of an Academy within the meaning of that Act: Huish Episcopi Academy,The proprietor of a school within the meaning of the Education Act 1996: West Somerset College,The proprietor of a school within the meaning of the Education Act 1996: Whitstone School,The proprietor of an Academy within the meaning of that Act: Stanchester Community School Academy,The proprietor of a school within the meaning of the Education Act 1996: Crispin School,The proprietor of a school within the meaning of the Education Act 1996: Court Fields Community School,The proprietor of a school within the meaning of the Education Act 1996: The Blue School,The proprietor of a school within the meaning of the Education Act 1996: Kingsmead School,The proprietor of an Academy within the meaning of that Act: Buckler's Mead Academy,"The proprietor of an Academy within the meaning of that Act: Preston School, A Business &amp; Enterprise Academy",The proprietor of an Academy within the meaning of that Act: Westfield Academy,The proprietor of an Academy within the meaning of that Act: Ansford Academy,The proprietor of a school within the meaning of the Education Act 1996: The Castle School,The proprietor of a school within the meaning of the Education Act 1996: Heathfield Community School,The proprietor of a school within the meaning of the Education Act 1996: King Arthur's Community School,The proprietor of a school within the meaning of the Education Act 1996: Bishop Fox's School,The proprietor of a school within the meaning of the Education Act 1996: Sexey's School ,The proprietor of a school within the meaning of the Education Act 1996: Brymore School,The proprietor of an Academy within the meaning of that Act: Taunton Academy,The proprietor of a school within the meaning of the Education Act 1996: Polden Bower School ,The proprietor of a school within the meaning of the Education Act 1996: Critchill School,The proprietor of a school within the meaning of the Education Act 1996: Avalon School,The proprietor of a school within the meaning of the Education Act 1996: Sky College,The proprietor of a school within the meaning of the Education Act 1996: Selworthy School,The proprietor of a school within the meaning of the Education Act 1996: Fairmead School,The proprietor of a school within the meaning of the Education Act 1996: Fiveways Special School,The proprietor of a school within the meaning of the Education Act 1996: The Bridge School ,The proprietor of a school within the meaning of the Education Act 1996: The Tor school ,The proprietor of a school within the meaning of the Education Act 1996: Taunton Deane Partnership College ,The proprietor of a school within the meaning of the Education Act 1996: South Somerset partnership school,The proprietor of a school within the meaning of the Education Act 1996: Barwick and Stowford Primary School,The proprietor of a school within the meaning of the Education Act 1996: Bruton Primary,The proprietor of a school within the meaning of the Education Act 1996: Churchstanton Primary School,The proprietor of a school within the meaning of the Education Act 1996: Enmore Primary School,The proprietor of a school within the meaning of the Education Act 1996: Lydeard St Lawrence Community Primary School,The proprietor of a school within the meaning of the Education Act 1996: Martock CofE VA Primary School,The proprietor of a school within the meaning of the Education Act 1996: Misterton CofE VC First School,The proprietor of a school within the meaning of the Education Act 1996: Tatworth Primary School,The proprietor of a school within the meaning of the Education Act 1996: Nerrols Primary School,The proprietor of a school within the meaning of the Education Act 1996: Wellspring Primary School,The proprietor of a school within the meaning of the Education Act 1996: St Josephs &amp; St Theresa Catholic Primary School,The proprietor of a school within the meaning of the Education Act 1996: St Peters First School,The proprietor of a school within the meaning of the Education Act 1996: Kingfisher Primary School,The proprietor of an Academy within the meaning of that Act: Bridgwater College Academy,The proprietor of a school within the meaning of the Education Act 1996: Chilton Trinity Technology College,The proprietor of an Academy within the meaning of that Act: St Dunstan's Academy,The proprietor of a school within the meaning of the Education Act 1996: Sexey's School,The proprietor of a school within the meaning of the Education Act 1996: Polden Bower School,The proprietor of a school within the meaning of the Education Act 1996: The Bridge School,The proprietor of a school within the meaning of the Education Act 1996: The Tor school,The proprietor of a school within the meaning of the Education Act 1996: Taunton Deane Partnership College,The proprietor of a school within the meaning of the Education Act 1996: South Somerset partnership school</text:p>
          </table:table-cell>
          <table:table-cell table:style-name="ce1" office:value-type="string" calcext:value-type="string">
            <text:p>P0D</text:p>
          </table:table-cell>
          <table:table-cell table:style-name="ce4" office:value-type="date" office:date-value="2022-06-01" calcext:value-type="date">
            <text:p>2022-06-01</text:p>
          </table:table-cell>
          <table:table-cell table:style-name="ce4" office:value-type="date" office:date-value="2025-09-30" calcext:value-type="date">
            <text:p>2025-09-30</text:p>
          </table:table-cell>
          <table:table-cell table:style-name="ce4" office:value-type="date" office:date-value="2023-08-31" calcext:value-type="date">
            <text:p>2023-08-31</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96" calcext:value-type="float">
            <text:p>196</text:p>
          </table:table-cell>
          <table:table-cell table:style-name="ce1" office:value-type="string" calcext:value-type="string">
            <text:p>Transform Data View - VCS- Promise Works</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Promise Works</text:p>
          </table:table-cell>
          <table:table-cell table:style-name="ce1" office:value-type="string" calcext:value-type="string">
            <text:p>P0D</text:p>
          </table:table-cell>
          <table:table-cell table:style-name="ce4" office:value-type="date" office:date-value="2022-05-01" calcext:value-type="date">
            <text:p>2022-05-01</text:p>
          </table:table-cell>
          <table:table-cell table:style-name="ce4" office:value-type="date" office:date-value="2025-05-31" calcext:value-type="date">
            <text:p>2025-05-31</text:p>
          </table:table-cell>
          <table:table-cell table:style-name="ce4" office:value-type="date" office:date-value="2023-05-31" calcext:value-type="date">
            <text:p>2023-05-31</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97" calcext:value-type="float">
            <text:p>197</text:p>
          </table:table-cell>
          <table:table-cell table:style-name="ce1" office:value-type="string" calcext:value-type="string">
            <text:p>Transform Data View - VCS- Home Start</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Home Start</text:p>
          </table:table-cell>
          <table:table-cell table:style-name="ce1" office:value-type="string" calcext:value-type="string">
            <text:p>P0D</text:p>
          </table:table-cell>
          <table:table-cell table:style-name="ce4" office:value-type="date" office:date-value="2022-05-01" calcext:value-type="date">
            <text:p>2022-05-01</text:p>
          </table:table-cell>
          <table:table-cell table:style-name="ce4" office:value-type="date" office:date-value="2025-05-31" calcext:value-type="date">
            <text:p>2025-05-31</text:p>
          </table:table-cell>
          <table:table-cell table:style-name="ce4" office:value-type="date" office:date-value="2023-05-31" calcext:value-type="date">
            <text:p>2023-05-31</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98" calcext:value-type="float">
            <text:p>198</text:p>
          </table:table-cell>
          <table:table-cell table:style-name="ce1" office:value-type="string" calcext:value-type="string">
            <text:p>Transform Data View - VCS- Young Somerset</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Young Somerset</text:p>
          </table:table-cell>
          <table:table-cell table:style-name="ce1" office:value-type="string" calcext:value-type="string">
            <text:p>P0D</text:p>
          </table:table-cell>
          <table:table-cell table:style-name="ce4" office:value-type="date" office:date-value="2022-06-01" calcext:value-type="date">
            <text:p>2022-06-01</text:p>
          </table:table-cell>
          <table:table-cell table:style-name="ce4" office:value-type="date" office:date-value="2025-06-30" calcext:value-type="date">
            <text:p>2025-06-30</text:p>
          </table:table-cell>
          <table:table-cell table:style-name="ce4" office:value-type="date" office:date-value="2023-06-30" calcext:value-type="date">
            <text:p>2023-06-30</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199" calcext:value-type="float">
            <text:p>199</text:p>
          </table:table-cell>
          <table:table-cell table:style-name="ce1" office:value-type="string" calcext:value-type="string">
            <text:p>Transform Data View - VCS- Yeovil Opportunity Group</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Yeovil Opportunity Group (YOG)</text:p>
          </table:table-cell>
          <table:table-cell table:style-name="ce1" office:value-type="string" calcext:value-type="string">
            <text:p>P0D</text:p>
          </table:table-cell>
          <table:table-cell table:style-name="ce4" office:value-type="date" office:date-value="2022-06-01" calcext:value-type="date">
            <text:p>2022-06-01</text:p>
          </table:table-cell>
          <table:table-cell table:style-name="ce4" office:value-type="date" office:date-value="2025-06-30" calcext:value-type="date">
            <text:p>2025-06-30</text:p>
          </table:table-cell>
          <table:table-cell table:style-name="ce4" office:value-type="date" office:date-value="2023-06-30" calcext:value-type="date">
            <text:p>2023-06-30</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200" calcext:value-type="float">
            <text:p>200</text:p>
          </table:table-cell>
          <table:table-cell table:style-name="ce1" office:value-type="string" calcext:value-type="string">
            <text:p>Transform Data View - Somerset West and Taunton Council</text:p>
          </table:table-cell>
          <table:table-cell table:style-name="ce1" office:value-type="string" calcext:value-type="string">
            <text:p>To provide a joined up collaborative view on an individuals vulnerability and a true picture of threat, harm and risk within households.</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 Name</text:p>
            <text:p>• Address</text:p>
            <text:p>• DOB</text:p>
            <text:p>• Student ID</text:p>
            <text:p>• NHS ID</text:p>
            <text:p>• LCS Case ID</text:p>
            <text:p>• Careworks ID</text:p>
            <text:p>• Active Social Care / Early help involvement vulnerability flag</text:p>
            <text:p>• Known to Social Care / early help vulnerability flag</text:p>
            <text:p>• Known to other supporting services vulnerability flag</text:p>
            <text:p>• Child Looked After individual flag</text:p>
            <text:p>• Child Protection individual flag</text:p>
            <text:p>• Child in Need individual flag</text:p>
            <text:p>• Young Carer individual flag</text:p>
            <text:p>• Education &amp; Health Care Plan individual flag</text:p>
            <text:p>• Special Educational Needs / CwD support individual flag</text:p>
            <text:p>• Supporting Families indicator – Education</text:p>
            <text:p>• Supporting Families indicator – Health</text:p>
            <text:p>• Supporting Families indicator – Worklessness</text:p>
            <text:p>• Supporting Families indicator - Need Support</text:p>
            <text:p>• Supporting Families indicator - Services supported</text:p>
            <text:p>• Supporting Families indicator - Substance misuse</text:p>
            <text:p>• Supporting Families indicator – Crime</text:p>
            <text:p>• Supporting Families indicator - Anti-Social Behaviour</text:p>
            <text:p>• Supporting Families indicator - Domestic Violence</text:p>
            <text:p>• Involvements (list of agency involvements i.e. CSC, FIS)</text:p>
            <text:p>• Agency</text:p>
            <text:p>• Start and End Date</text:p>
            <text:p>• Worker</text:p>
            <text:p>• Lead Professional Email Address</text:p>
            <text:p>• Assessments (Assessment forms i.e. Child in need plan)</text:p>
            <text:p>• Assessment type</text:p>
            <text:p>• Assessment date</text:p>
            <text:p>• Document creator</text:p>
            <text:p>• Education (School term attendance)</text:p>
            <text:p>• Rent arrears of more than 6 weeks</text:p>
            <text:p>• Housing related ASB</text:p>
            <text:p>• Domestic abuse incidents</text:p>
            <text:p>• Mental Health vulnerability</text:p>
            <text:p>• Cases referred to NHS / MH support</text:p>
            <text:p>• In receipt of benefits</text:p>
            <text:p>• Safeguarding Child &amp; Adult cases</text:p>
            <text:p>• Accessing food bank </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district council in England: Somerset West and Taunton Council</text:p>
          </table:table-cell>
          <table:table-cell table:style-name="ce1" office:value-type="string" calcext:value-type="string">
            <text:p>P0D</text:p>
          </table:table-cell>
          <table:table-cell table:style-name="ce4" office:value-type="date" office:date-value="2022-06-01" calcext:value-type="date">
            <text:p>2022-06-01</text:p>
          </table:table-cell>
          <table:table-cell table:style-name="ce4" office:value-type="date" office:date-value="2025-06-30" calcext:value-type="date">
            <text:p>2025-06-30</text:p>
          </table:table-cell>
          <table:table-cell table:style-name="ce4" office:value-type="date" office:date-value="2023-06-30" calcext:value-type="date">
            <text:p>2023-06-30</text:p>
          </table:table-cell>
          <table:table-cell table:style-name="ce3" office:value-type="string" calcext:value-type="string">
            <text:p>Lucy Wilkins </text:p>
            <text:p>Informationgovernance@somerset.gov.uk </text:p>
          </table:table-cell>
          <table:table-cell table:style-name="ce3"/>
          <table:table-cell table:number-columns-repeated="1009"/>
        </table:table-row>
        <table:table-row table:style-name="ro1">
          <table:table-cell table:style-name="ce2" office:value-type="float" office:value="201" calcext:value-type="float">
            <text:p>201</text:p>
          </table:table-cell>
          <table:table-cell table:style-name="ce1" office:value-type="string" calcext:value-type="string">
            <text:p>Adults’ Services Systems and Information Team and Registration Service, The Record Office sharing death registration data</text:p>
          </table:table-cell>
          <table:table-cell table:style-name="ce1" office:value-type="string" calcext:value-type="string">
            <text:p>Access to civil registration information is necessary to augment existing death notifications received under the Tell Us Once initiative. The Local Authority has a duty of care where the person registering a death does not use the Tell Us Once process as they may be unaware of the services provided.</text:p>
          </table:table-cell>
          <table:table-cell table:style-name="ce1" office:value-type="string" calcext:value-type="string">
            <text:p>The sharing of this data will lead to financial and non-monetary benefits. Prompt action in regards to a notification of death can benefit carers, care teams and WSCC by leading to better financial and communication management allowing for a more compassionate approach as well as improving data quality and better management of data retention/management.</text:p>
            <text:p>.cv</text:p>
          </table:table-cell>
          <table:table-cell table:style-name="ce1" office:value-type="string" calcext:value-type="string">
            <text:p>Civil registration</text:p>
          </table:table-cell>
          <table:table-cell table:style-name="ce1" office:value-type="string" calcext:value-type="string">
            <text:p>The information required is Council Tax extract from the registration ‘weekly return’ including deceased name, address and date of death.</text:p>
          </table:table-cell>
          <table:table-cell table:style-name="ce1" office:value-type="string" calcext:value-type="string">
            <text:p>A civil registration official for a county council in England: Superintendent Registrar West Sussex County Council</text:p>
          </table:table-cell>
          <table:table-cell table:style-name="ce1" office:value-type="string" calcext:value-type="string">
            <text:p>The format of the data sharing will be an electronic file (opens in notepad) by secure LA email</text:p>
          </table:table-cell>
          <table:table-cell table:style-name="ce1" office:value-type="string" calcext:value-type="string">
            <text:p>A county council in England: West Sussex County Council</text:p>
          </table:table-cell>
          <table:table-cell table:style-name="ce1" office:value-type="string" calcext:value-type="string">
            <text:p>P0D</text:p>
          </table:table-cell>
          <table:table-cell table:style-name="ce4" office:value-type="date" office:date-value="2022-08-01" calcext:value-type="date">
            <text:p>2022-08-01</text:p>
          </table:table-cell>
          <table:table-cell table:style-name="ce1"/>
          <table:table-cell table:style-name="ce4" office:value-type="date" office:date-value="2023-08-01" calcext:value-type="date">
            <text:p>2023-08-01</text:p>
          </table:table-cell>
          <table:table-cell table:style-name="ce1" office:value-type="string" calcext:value-type="string">
            <text:p>Amanda.willis@westsussex.gov.uk</text:p>
          </table:table-cell>
          <table:table-cell table:style-name="ce1"/>
          <table:table-cell table:number-columns-repeated="1009"/>
        </table:table-row>
        <table:table-row table:style-name="ro1" table:number-rows-repeated="798">
          <table:table-cell table:style-name="ce1" table:number-columns-repeated="14"/>
          <table:table-cell table:number-columns-repeated="1010"/>
        </table:table-row>
        <table:table-row table:style-name="ro2" table:number-rows-repeated="1047575">
          <table:table-cell table:number-columns-repeated="1024"/>
        </table:table-row>
        <table:table-row table:style-name="ro2">
          <table:table-cell table:number-columns-repeated="1024"/>
        </table:table-row>
      </table:table>
      <table:table table:name="Persons" table:style-name="ta3">
        <table:table-column table:style-name="co7" table:default-cell-style-name="Default"/>
        <table:table-column table:style-name="co2" table:number-columns-repeated="5" table:default-cell-style-name="Default"/>
        <table:table-column table:style-name="co3" table:number-columns-repeated="20" table:default-cell-style-name="Default"/>
        <table:table-column table:style-name="co2" table:number-columns-repeated="998" table:default-cell-style-name="Default"/>
        <table:table-row table:style-name="ro1">
          <table:table-cell table:style-name="ce1" office:value-type="string" calcext:value-type="string">
            <text:p>name</text:p>
          </table:table-cell>
          <table:table-cell table:style-name="ce1" office:value-type="string" calcext:value-type="string">
            <text:p>powers</text:p>
          </table:table-cell>
          <table:table-cell table:number-columns-repeated="1022"/>
        </table:table-row>
        <table:table-row table:style-name="ro1">
          <table:table-cell table:style-name="ce1" office:value-type="string" calcext:value-type="string">
            <text:p>Secretary of State for the Home Department</text:p>
          </table:table-cell>
          <table:table-cell table:style-name="ce3" office:value-type="string" calcext:value-type="string">
            <text:p>Debt,Fraud,PSD - Multiple disadvantages</text:p>
          </table:table-cell>
          <table:table-cell table:number-columns-repeated="1022"/>
        </table:table-row>
        <table:table-row table:style-name="ro1">
          <table:table-cell table:style-name="ce1" office:value-type="string" calcext:value-type="string">
            <text:p>Secretary of State for Defence</text:p>
          </table:table-cell>
          <table:table-cell table:style-name="ce3" office:value-type="string" calcext:value-type="string">
            <text:p>PSD - Multiple disadvantages,PSD - TV retuning,Fraud</text:p>
          </table:table-cell>
          <table:table-cell table:number-columns-repeated="1022"/>
        </table:table-row>
        <table:table-row table:style-name="ro1">
          <table:table-cell table:style-name="ce1" office:value-type="string" calcext:value-type="string">
            <text:p>The Lord Chancellor</text:p>
          </table:table-cell>
          <table:table-cell table:style-name="ce3" office:value-type="string" calcext:value-type="string">
            <text:p>PSD - Multiple disadvantages,Debt,Fraud</text:p>
          </table:table-cell>
          <table:table-cell table:number-columns-repeated="1022"/>
        </table:table-row>
        <table:table-row table:style-name="ro1">
          <table:table-cell table:style-name="ce1" office:value-type="string" calcext:value-type="string">
            <text:p>Secretary of State for Justice</text:p>
          </table:table-cell>
          <table:table-cell table:style-name="ce3" office:value-type="string" calcext:value-type="string">
            <text:p>PSD - Multiple disadvantages,Debt,Fraud</text:p>
          </table:table-cell>
          <table:table-cell table:number-columns-repeated="1022"/>
        </table:table-row>
        <table:table-row table:style-name="ro1">
          <table:table-cell table:style-name="ce1" office:value-type="string" calcext:value-type="string">
            <text:p>Secretary of State for Education</text:p>
          </table:table-cell>
          <table:table-cell table:style-name="ce3" office:value-type="string" calcext:value-type="string">
            <text:p>PSD - Multiple disadvantages,Debt,Fraud</text:p>
          </table:table-cell>
          <table:table-cell table:number-columns-repeated="1022"/>
        </table:table-row>
        <table:table-row table:style-name="ro1">
          <table:table-cell table:style-name="ce1" office:value-type="string" calcext:value-type="string">
            <text:p>Secretary of State for Business, Energy, and Industrial Strategy</text:p>
          </table:table-cell>
          <table:table-cell table:style-name="ce3" office:value-type="string" calcext:value-type="string">
            <text:p>PSD - Fuel poverty,Debt,Fraud</text:p>
          </table:table-cell>
          <table:table-cell table:number-columns-repeated="1022"/>
        </table:table-row>
        <table:table-row table:style-name="ro1">
          <table:table-cell table:style-name="ce1" office:value-type="string" calcext:value-type="string">
            <text:p>Secretary of State for Work and Pensions</text:p>
          </table:table-cell>
          <table:table-cell table:style-name="ce3" office:value-type="string" calcext:value-type="string">
            <text:p>PSD - Multiple disadvantages,PSD - TV retuning,PSD - Fuel poverty,Civil registration,Debt,Fraud</text:p>
          </table:table-cell>
          <table:table-cell table:number-columns-repeated="1022"/>
        </table:table-row>
        <table:table-row table:style-name="ro1">
          <table:table-cell table:style-name="ce1" office:value-type="string" calcext:value-type="string">
            <text:p>Secretary of State for Housing, Communities and Local Government</text:p>
          </table:table-cell>
          <table:table-cell table:style-name="ce3" office:value-type="string" calcext:value-type="string">
            <text:p>Fraud,PSD - Water poverty,PSD - Fuel poverty,PSD - Multiple disadvantages</text:p>
          </table:table-cell>
          <table:table-cell table:number-columns-repeated="1022"/>
        </table:table-row>
        <table:table-row table:style-name="ro1">
          <table:table-cell table:style-name="ce1" office:value-type="string" calcext:value-type="string">
            <text:p>Secretary of State for Culture, Media and Sport</text:p>
          </table:table-cell>
          <table:table-cell table:style-name="ce3" office:value-type="string" calcext:value-type="string">
            <text:p>PSD - Water poverty,Fraud</text:p>
          </table:table-cell>
          <table:table-cell table:number-columns-repeated="1022"/>
        </table:table-row>
        <table:table-row table:style-name="ro1">
          <table:table-cell table:style-name="ce1" office:value-type="string" calcext:value-type="string">
            <text:p>Secretary of State for Transport</text:p>
          </table:table-cell>
          <table:table-cell table:style-name="ce1" office:value-type="string" calcext:value-type="string">
            <text:p>Debt,Fraud</text:p>
          </table:table-cell>
          <table:table-cell table:number-columns-repeated="1022"/>
        </table:table-row>
        <table:table-row table:style-name="ro1">
          <table:table-cell table:style-name="ce1" office:value-type="string" calcext:value-type="string">
            <text:p>Secretary of State for the Environment, Food and Rural Affairs</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Secretary of State for International Development</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Minister for the Cabinet Office</text:p>
          </table:table-cell>
          <table:table-cell table:style-name="ce1" office:value-type="string" calcext:value-type="string">
            <text:p>Debt,Fraud</text:p>
          </table:table-cell>
          <table:table-cell table:number-columns-repeated="1022"/>
        </table:table-row>
        <table:table-row table:style-name="ro1">
          <table:table-cell table:style-name="ce1" office:value-type="string" calcext:value-type="string">
            <text:p>A Minister of the Crown</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HM Revenue and Customs</text:p>
          </table:table-cell>
          <table:table-cell table:style-name="ce3" office:value-type="string" calcext:value-type="string">
            <text:p>PSD - Multiple disadvantages,PSD - Fuel poverty,Civil registration,Debt,Fraud</text:p>
          </table:table-cell>
          <table:table-cell table:number-columns-repeated="1022"/>
        </table:table-row>
        <table:table-row table:style-name="ro1">
          <table:table-cell table:style-name="ce1" office:value-type="string" calcext:value-type="string">
            <text:p>The Export Credits Guarantee Department</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A Department of the Government of the United Kingdom</text:p>
          </table:table-cell>
          <table:table-cell table:style-name="ce3"/>
          <table:table-cell table:number-columns-repeated="1022"/>
        </table:table-row>
        <table:table-row table:style-name="ro1">
          <table:table-cell table:style-name="ce1" office:value-type="string" calcext:value-type="string">
            <text:p>Welsh Ministers</text:p>
          </table:table-cell>
          <table:table-cell table:style-name="ce3" office:value-type="string" calcext:value-type="string">
            <text:p>PSD - Multiple disadvantages,PSD - Fuel poverty,Civil registration,PSD - TV retuning,Fraud,Debt</text:p>
          </table:table-cell>
          <table:table-cell table:number-columns-repeated="1022"/>
        </table:table-row>
        <table:table-row table:style-name="ro1">
          <table:table-cell table:style-name="ce1" office:value-type="string" calcext:value-type="string">
            <text:p>The Chief Land Registrar</text:p>
          </table:table-cell>
          <table:table-cell table:style-name="ce3" office:value-type="string" calcext:value-type="string">
            <text:p>PSD - Fuel poverty,Civil registration,Fraud</text:p>
          </table:table-cell>
          <table:table-cell table:number-columns-repeated="1022"/>
        </table:table-row>
        <table:table-row table:style-name="ro1">
          <table:table-cell table:style-name="ce1" office:value-type="string" calcext:value-type="string">
            <text:p>The Registrar General</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The Nuclear Decommissioning Authority</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Environment Agency</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Homes and Communities Agency</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Gas and Electricity Markets Authority</text:p>
          </table:table-cell>
          <table:table-cell table:style-name="ce3" office:value-type="string" calcext:value-type="string">
            <text:p>PSD - Fuel poverty</text:p>
          </table:table-cell>
          <table:table-cell table:number-columns-repeated="1022"/>
        </table:table-row>
        <table:table-row table:style-name="ro1">
          <table:table-cell table:style-name="ce1" office:value-type="string" calcext:value-type="string">
            <text:p>The Historic Buildings and Monuments Commission for England</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Britis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Arts Council of England</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Big Lottery Fund</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English Sports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Technology Strategy Board</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Arts and Humanities Researc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Medical Researc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Natural Environment Researc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Biotechnology and Biological Sciences Researc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Economic and Social Researc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Engineering and Physical Sciences Research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Science and Technology Facilities Council</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Higher Education Funding Council for England</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Student Loans Company</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proprietor of a school within the meaning of the Education Act 1996</text:p>
          </table:table-cell>
          <table:table-cell table:style-name="ce3" office:value-type="string" calcext:value-type="string">
            <text:p>PSD - Multiple disadvantages</text:p>
          </table:table-cell>
          <table:table-cell table:number-columns-repeated="1022"/>
        </table:table-row>
        <table:table-row table:style-name="ro1">
          <table:table-cell table:style-name="ce1" office:value-type="string" calcext:value-type="string">
            <text:p>The proprietor of an Academy within the meaning of that Act</text:p>
          </table:table-cell>
          <table:table-cell table:style-name="ce3" office:value-type="string" calcext:value-type="string">
            <text:p>PSD - Multiple disadvantages</text:p>
          </table:table-cell>
          <table:table-cell table:number-columns-repeated="1022"/>
        </table:table-row>
        <table:table-row table:style-name="ro1">
          <table:table-cell table:style-name="ce1" office:value-type="string" calcext:value-type="string">
            <text:p>The responsible person in relation to an educational institution as defined by section 72(5) of the Education and Skills Act 2008 (other than a person within paragraph 23 or 24)</text:p>
          </table:table-cell>
          <table:table-cell table:style-name="ce3" office:value-type="string" calcext:value-type="string">
            <text:p>PSD - Multiple disadvantages</text:p>
          </table:table-cell>
          <table:table-cell table:number-columns-repeated="1022"/>
        </table:table-row>
        <table:table-row table:style-name="ro1">
          <table:table-cell table:style-name="ce1" office:value-type="string" calcext:value-type="string">
            <text:p>A county council in England</text:p>
          </table:table-cell>
          <table:table-cell table:style-name="ce3" office:value-type="string" calcext:value-type="string">
            <text:p>PSD - Multiple disadvantages,PSD - TV retuning,PSD - Fuel poverty,Civil registration,,Debt,Fraud</text:p>
          </table:table-cell>
          <table:table-cell table:number-columns-repeated="1022"/>
        </table:table-row>
        <table:table-row table:style-name="ro1">
          <table:table-cell table:style-name="ce1" office:value-type="string" calcext:value-type="string">
            <text:p>A civil registration official for a county council in England</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A district council in England</text:p>
          </table:table-cell>
          <table:table-cell table:style-name="ce3" office:value-type="string" calcext:value-type="string">
            <text:p>PSD - Multiple disadvantages,PSD - TV retuning,PSD - Fuel poverty,Civil registration,,Debt,Fraud</text:p>
          </table:table-cell>
          <table:table-cell table:number-columns-repeated="1022"/>
        </table:table-row>
        <table:table-row table:style-name="ro1">
          <table:table-cell table:style-name="ce1" office:value-type="string" calcext:value-type="string">
            <text:p>A civil registration official for the council of any district in England comprised in an area for which there is no county council</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A London Borough Council</text:p>
          </table:table-cell>
          <table:table-cell table:style-name="ce3" office:value-type="string" calcext:value-type="string">
            <text:p>PSD - Multiple disadvantages,PSD - TV retuning,PSD - Fuel poverty,Civil registration,,Debt,Fraud</text:p>
          </table:table-cell>
          <table:table-cell table:number-columns-repeated="1022"/>
        </table:table-row>
        <table:table-row table:style-name="ro1">
          <table:table-cell table:style-name="ce1" office:value-type="string" calcext:value-type="string">
            <text:p>A civil registration official for a London Borough Council</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A combined authority established under section 103 of the Local Democracy, Economic Development and Construction Act 2009.</text:p>
          </table:table-cell>
          <table:table-cell table:style-name="ce3" office:value-type="string" calcext:value-type="string">
            <text:p>PSD - Water poverty,PSD - TV retuning,PSD - Fuel poverty,PSD - Multiple disadvantages</text:p>
          </table:table-cell>
          <table:table-cell table:number-columns-repeated="1022"/>
        </table:table-row>
        <table:table-row table:style-name="ro1">
          <table:table-cell table:style-name="ce1" office:value-type="string" calcext:value-type="string">
            <text:p>The Common Council of the City of London in its capacity as a local authority</text:p>
          </table:table-cell>
          <table:table-cell table:style-name="ce3" office:value-type="string" calcext:value-type="string">
            <text:p>PSD - Multiple disadvantages,PSD - TV retuning,PSD - Fuel poverty,Civil registration,,Debt,Fraud</text:p>
          </table:table-cell>
          <table:table-cell table:number-columns-repeated="1022"/>
        </table:table-row>
        <table:table-row table:style-name="ro1">
          <table:table-cell table:style-name="ce1" office:value-type="string" calcext:value-type="string">
            <text:p>A civil registration official for the Common Council of the City of London</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The Council of the Isles of Scilly</text:p>
          </table:table-cell>
          <table:table-cell table:style-name="ce3" office:value-type="string" calcext:value-type="string">
            <text:p>PSD - Multiple disadvantages,PSD - TV retuning,PSD - Fuel poverty,Civil registration,,Debt,Fraud</text:p>
          </table:table-cell>
          <table:table-cell table:number-columns-repeated="1022"/>
        </table:table-row>
        <table:table-row table:style-name="ro1">
          <table:table-cell table:style-name="ce1" office:value-type="string" calcext:value-type="string">
            <text:p>A civil registration official for the Council of the Isles of Scilly</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The Greater London Authority</text:p>
          </table:table-cell>
          <table:table-cell table:style-name="ce3" office:value-type="string" calcext:value-type="string">
            <text:p>PSD - TV retuning,PSD - Fuel poverty,Civil registration,,Debt,Fraud</text:p>
          </table:table-cell>
          <table:table-cell table:number-columns-repeated="1022"/>
        </table:table-row>
        <table:table-row table:style-name="ro1">
          <table:table-cell table:style-name="ce1" office:value-type="string" calcext:value-type="string">
            <text:p>A county council in Wales</text:p>
          </table:table-cell>
          <table:table-cell table:style-name="ce3" office:value-type="string" calcext:value-type="string">
            <text:p>PSD - Multiple disadvantages,PSD - Fuel poverty,Civil registration,PSD - TV retuning,Debt,Fraud</text:p>
          </table:table-cell>
          <table:table-cell table:number-columns-repeated="1022"/>
        </table:table-row>
        <table:table-row table:style-name="ro1">
          <table:table-cell table:style-name="ce1" office:value-type="string" calcext:value-type="string">
            <text:p>A civil registration official for a county council in Wales</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A county borough council in Wales</text:p>
          </table:table-cell>
          <table:table-cell table:style-name="ce3" office:value-type="string" calcext:value-type="string">
            <text:p>PSD - Multiple disadvantages,PSD - Fuel poverty,Civil registration,PSD - TV retuning,Debt,Fraud</text:p>
          </table:table-cell>
          <table:table-cell table:number-columns-repeated="1022"/>
        </table:table-row>
        <table:table-row table:style-name="ro1">
          <table:table-cell table:style-name="ce1" office:value-type="string" calcext:value-type="string">
            <text:p>A civil registration official for a county borough council in Wales</text:p>
          </table:table-cell>
          <table:table-cell table:style-name="ce3" office:value-type="string" calcext:value-type="string">
            <text:p>Civil Registration</text:p>
          </table:table-cell>
          <table:table-cell table:number-columns-repeated="1022"/>
        </table:table-row>
        <table:table-row table:style-name="ro1">
          <table:table-cell table:style-name="ce1" office:value-type="string" calcext:value-type="string">
            <text:p>A metropolitan county fire and rescue authority</text:p>
          </table:table-cell>
          <table:table-cell table:style-name="ce3" office:value-type="string" calcext:value-type="string">
            <text:p>PSD - Multiple disadvantages,PSD - Fuel poverty</text:p>
          </table:table-cell>
          <table:table-cell table:number-columns-repeated="1022"/>
        </table:table-row>
        <table:table-row table:style-name="ro1">
          <table:table-cell table:style-name="ce1" office:value-type="string" calcext:value-type="string">
            <text:p>The London Fire Commissioner</text:p>
          </table:table-cell>
          <table:table-cell table:style-name="ce3" office:value-type="string" calcext:value-type="string">
            <text:p>PSD - Multiple disadvantages,PSD - Fuel poverty</text:p>
          </table:table-cell>
          <table:table-cell table:number-columns-repeated="1022"/>
        </table:table-row>
        <table:table-row table:style-name="ro1">
          <table:table-cell table:style-name="ce1" office:value-type="string" calcext:value-type="string">
            <text:p>A fire and rescue authority in England constituted by a scheme under section 2 of the Fire and Rescue Services Act 2004 or a scheme to which section 4 of that Act applies</text:p>
          </table:table-cell>
          <table:table-cell table:style-name="ce3" office:value-type="string" calcext:value-type="string">
            <text:p>PSD - Multiple disadvantages,PSD - Fuel poverty</text:p>
          </table:table-cell>
          <table:table-cell table:number-columns-repeated="1022"/>
        </table:table-row>
        <table:table-row table:style-name="ro1">
          <table:table-cell table:style-name="ce1" office:value-type="string" calcext:value-type="string">
            <text:p>A fire and rescue authority created by a scheme under section 4A of the Fire and Rescue Services Act 2004</text:p>
          </table:table-cell>
          <table:table-cell table:style-name="ce3" office:value-type="string" calcext:value-type="string">
            <text:p>PSD - Multiple disadvantages,PSD - Fuel poverty</text:p>
          </table:table-cell>
          <table:table-cell table:number-columns-repeated="1022"/>
        </table:table-row>
        <table:table-row table:style-name="ro1">
          <table:table-cell table:style-name="ce1" office:value-type="string" calcext:value-type="string">
            <text:p>A chief officer of police for a police area in England and Wales.</text:p>
          </table:table-cell>
          <table:table-cell table:style-name="ce3" office:value-type="string" calcext:value-type="string">
            <text:p>PSD - Multiple disadvantages</text:p>
          </table:table-cell>
          <table:table-cell table:number-columns-repeated="1022"/>
        </table:table-row>
        <table:table-row table:style-name="ro1">
          <table:table-cell table:style-name="ce1" office:value-type="string" calcext:value-type="string">
            <text:p>An NHS body within the meaning of the National Health Service Act 2006 (see section 275 of that Act)</text:p>
          </table:table-cell>
          <table:table-cell table:style-name="ce3"/>
          <table:table-cell table:number-columns-repeated="1022"/>
        </table:table-row>
        <table:table-row table:style-name="ro1">
          <table:table-cell table:style-name="ce1" office:value-type="string" calcext:value-type="string">
            <text:p>A person providing services in connection with a specified objective (within the meaning of section 35) to a specified person who is a public authority</text:p>
          </table:table-cell>
          <table:table-cell table:style-name="ce3" office:value-type="string" calcext:value-type="string">
            <text:p>PSD - Multiple disadvantages,PSD - TV retuning</text:p>
          </table:table-cell>
          <table:table-cell table:number-columns-repeated="1022"/>
        </table:table-row>
        <table:table-row table:style-name="ro1">
          <table:table-cell table:style-name="ce1" office:value-type="string" calcext:value-type="string">
            <text:p>A person providing services in connection with a fuel poverty objective (within the meaning of section 36) to a specified person who is a public authority</text:p>
          </table:table-cell>
          <table:table-cell table:style-name="ce3" office:value-type="string" calcext:value-type="string">
            <text:p>PSD - Fuel poverty</text:p>
          </table:table-cell>
          <table:table-cell table:number-columns-repeated="1022"/>
        </table:table-row>
        <table:table-row table:style-name="ro1">
          <table:table-cell table:style-name="ce1" office:value-type="string" calcext:value-type="string">
            <text:p>A person providing services in connection with a water poverty objective (within the meaning of section 38) to a specified person who is a public authority.</text:p>
          </table:table-cell>
          <table:table-cell table:style-name="ce1" office:value-type="string" calcext:value-type="string">
            <text:p>Civil registration</text:p>
          </table:table-cell>
          <table:table-cell table:number-columns-repeated="1022"/>
        </table:table-row>
        <table:table-row table:style-name="ro1">
          <table:table-cell table:style-name="ce1" office:value-type="string" calcext:value-type="string">
            <text:p>A person providing services to a specified person who is a public authority in respect of the taking of action in connection with debt owed to a public authority or to the Crown</text:p>
          </table:table-cell>
          <table:table-cell table:style-name="ce1" office:value-type="string" calcext:value-type="string">
            <text:p>Debt</text:p>
          </table:table-cell>
          <table:table-cell table:number-columns-repeated="1022"/>
        </table:table-row>
        <table:table-row table:style-name="ro1">
          <table:table-cell table:style-name="ce1" office:value-type="string" calcext:value-type="string">
            <text:p>A person providing services to a specified person who is a public authority in respect of the taking of action in connection with fraud against a public authority</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Counsel General to the Welsh Government</text:p>
          </table:table-cell>
          <table:table-cell table:style-name="ce3" office:value-type="string" calcext:value-type="string">
            <text:p>PSD - Multiple disadvantages,PSD - Fuel poverty,Civil registration,PSD - TV retuning,Debt,Fraud</text:p>
          </table:table-cell>
          <table:table-cell table:number-columns-repeated="1022"/>
        </table:table-row>
        <table:table-row table:style-name="ro1">
          <table:table-cell table:style-name="ce1" office:value-type="string" calcext:value-type="string">
            <text:p>The Welsh Revenue Authority</text:p>
          </table:table-cell>
          <table:table-cell table:style-name="ce3" office:value-type="string" calcext:value-type="string">
            <text:p>PSD - Multiple disadvantages,PSD - Fuel poverty,Civil registration,PSD - TV retuning,Debt,Fraud</text:p>
          </table:table-cell>
          <table:table-cell table:number-columns-repeated="1022"/>
        </table:table-row>
        <table:table-row table:style-name="ro1">
          <table:table-cell table:style-name="ce1" office:value-type="string" calcext:value-type="string">
            <text:p>A community Council in Wales</text:p>
          </table:table-cell>
          <table:table-cell table:style-name="ce3" office:value-type="string" calcext:value-type="string">
            <text:p>PSD - Multiple disadvantages,PSD - Fuel poverty,Civil registration,PSD - TV retuning,Debt,Fraud</text:p>
          </table:table-cell>
          <table:table-cell table:number-columns-repeated="1022"/>
        </table:table-row>
        <table:table-row table:style-name="ro1">
          <table:table-cell table:style-name="ce1" office:value-type="string" calcext:value-type="string">
            <text:p>A fire and rescue authority constituted by a scheme under section 2 of the Fire and Rescue Services Act 2004, or a scheme to which section 4 of that Act applies, for an area in Wales</text:p>
          </table:table-cell>
          <table:table-cell table:style-name="ce3" office:value-type="string" calcext:value-type="string">
            <text:p>Fraud,PSD - Fuel poverty,PSD - Multiple disadvantages</text:p>
          </table:table-cell>
          <table:table-cell table:number-columns-repeated="1022"/>
        </table:table-row>
        <table:table-row table:style-name="ro1">
          <table:table-cell table:style-name="ce1" office:value-type="string" calcext:value-type="string">
            <text:p>Career Choices Dewis Gyfra Ltd (company number 07442837, operating as Careers Wales)</text:p>
          </table:table-cell>
          <table:table-cell table:style-name="ce3" office:value-type="string" calcext:value-type="string">
            <text:p>PSD - Multiple disadvantages</text:p>
          </table:table-cell>
          <table:table-cell table:number-columns-repeated="1022"/>
        </table:table-row>
        <table:table-row table:style-name="ro1">
          <table:table-cell table:style-name="ce1" office:value-type="string" calcext:value-type="string">
            <text:p>The governing body of an educational establishment maintained by a Welsh local authority (within the meaning of section 162 of the Education and Inspections Act 2006)</text:p>
          </table:table-cell>
          <table:table-cell table:style-name="ce3" office:value-type="string" calcext:value-type="string">
            <text:p>PSD - Multiple disadvantages,PSD - Fuel poverty,Civil registration</text:p>
          </table:table-cell>
          <table:table-cell table:number-columns-repeated="1022"/>
        </table:table-row>
        <table:table-row table:style-name="ro1">
          <table:table-cell table:style-name="ce1" office:value-type="string" calcext:value-type="string">
            <text:p>The governing body of an institution in Wales within the further education sector (within the meaning of section 91(3) of the Further and Higher Education Act 1992) whose activities are carried on, or principally carried on, in Wales</text:p>
          </table:table-cell>
          <table:table-cell table:style-name="ce3" office:value-type="string" calcext:value-type="string">
            <text:p>PSD - Water poverty,PSD - Fuel poverty,PSD - Multiple disadvantages</text:p>
          </table:table-cell>
          <table:table-cell table:number-columns-repeated="1022"/>
        </table:table-row>
        <table:table-row table:style-name="ro1">
          <table:table-cell table:style-name="ce1" office:value-type="string" calcext:value-type="string">
            <text:p>The governing body of an institution in Wales within the higher education sector (within the meaning of section 91(5) of the Further and Higher Education Act 1992) whose activities are carried on, or principally carried on, in Wales</text:p>
          </table:table-cell>
          <table:table-cell table:style-name="ce3" office:value-type="string" calcext:value-type="string">
            <text:p>PSD - Water poverty,PSD - Fuel poverty,PSD - Multiple disadvantages</text:p>
          </table:table-cell>
          <table:table-cell table:number-columns-repeated="1022"/>
        </table:table-row>
        <table:table-row table:style-name="ro1">
          <table:table-cell table:style-name="ce1" office:value-type="string" calcext:value-type="string">
            <text:p>A regulated institution within the meaning of the Higher Education (Wales) Act 2015 (ignoring section 26 of that Act) other than an institution within the higher education sector (within the meaning of section 91(5) of the Further and Higher Education Act 1992)</text:p>
          </table:table-cell>
          <table:table-cell table:style-name="ce3" office:value-type="string" calcext:value-type="string">
            <text:p>PSD - Multiple disadvantages,PSD - Fuel poverty,Civil registration</text:p>
          </table:table-cell>
          <table:table-cell table:number-columns-repeated="1022"/>
        </table:table-row>
        <table:table-row table:style-name="ro1">
          <table:table-cell table:style-name="ce1" office:value-type="string" calcext:value-type="string">
            <text:p>The Natural Resources Body for Wales</text:p>
          </table:table-cell>
          <table:table-cell table:style-name="ce3" office:value-type="string" calcext:value-type="string">
            <text:p>PSD - Multiple disadvantages,PSD - Fuel poverty,Civil registration,Fraud</text:p>
          </table:table-cell>
          <table:table-cell table:number-columns-repeated="1022"/>
        </table:table-row>
        <table:table-row table:style-name="ro1">
          <table:table-cell table:style-name="ce1" office:value-type="string" calcext:value-type="string">
            <text:p>A registered social landlord being a body registered in the register maintained under section 1 of the Housing Act 1996</text:p>
          </table:table-cell>
          <table:table-cell table:style-name="ce3" office:value-type="string" calcext:value-type="string">
            <text:p>PSD - Multiple disadvantages,PSD - Fuel poverty,Civil registration,PSD - TV retuning,Fraud</text:p>
          </table:table-cell>
          <table:table-cell table:number-columns-repeated="1022"/>
        </table:table-row>
        <table:table-row table:style-name="ro1">
          <table:table-cell table:style-name="ce1" office:value-type="string" calcext:value-type="string">
            <text:p>The Higher Education Funding Council for Wales</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Arts Council of Wales</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Sports Council for Wales</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Royal Commission on Ancient and Historical Monuments in Wales</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The National Library of Wales</text:p>
          </table:table-cell>
          <table:table-cell table:style-name="ce1" office:value-type="string" calcext:value-type="string">
            <text:p>Fraud</text:p>
          </table:table-cell>
          <table:table-cell table:number-columns-repeated="1022"/>
        </table:table-row>
        <table:table-row table:style-name="ro1">
          <table:table-cell table:style-name="ce1" office:value-type="string" calcext:value-type="string">
            <text:p>Scottish Ministers</text:p>
          </table:table-cell>
          <table:table-cell table:style-name="ce3" office:value-type="string" calcext:value-type="string">
            <text:p>PSD - Multiple disadvantages,PSD - Fuel poverty</text:p>
          </table:table-cell>
          <table:table-cell table:number-columns-repeated="1022"/>
        </table:table-row>
        <table:table-row table:style-name="ro1">
          <table:table-cell table:style-name="ce1" office:value-type="string" calcext:value-type="string">
            <text:p>A council constituted under section 2 of the Local Government etc (Scotland) Act 1994 (c)</text:p>
          </table:table-cell>
          <table:table-cell table:style-name="ce3" office:value-type="string" calcext:value-type="string">
            <text:p>PSD - Multiple disadvantages,PSD - Fuel poverty,PSD - TV retuning</text:p>
          </table:table-cell>
          <table:table-cell table:number-columns-repeated="1022"/>
        </table:table-row>
        <table:table-row table:style-name="ro1">
          <table:table-cell table:style-name="ce1" office:value-type="string" calcext:value-type="string">
            <text:p>The Skills Development Scotland Co. Limited (company registration number SC202659)</text:p>
          </table:table-cell>
          <table:table-cell table:style-name="ce8" office:value-type="string" calcext:value-type="string">
            <text:p>PSD - Multiple disadvantages</text:p>
          </table:table-cell>
          <table:table-cell table:number-columns-repeated="1022"/>
        </table:table-row>
        <table:table-row table:style-name="ro1">
          <table:table-cell table:style-name="ce7" office:value-type="string" calcext:value-type="string">
            <text:p>A Community Health Council in Wales</text:p>
          </table:table-cell>
          <table:table-cell table:style-name="ce1"/>
          <table:table-cell table:number-columns-repeated="1022"/>
        </table:table-row>
        <table:table-row table:style-name="ro1">
          <table:table-cell table:style-name="ce7" office:value-type="string" calcext:value-type="string">
            <text:p>Local Health Board established under section 11 of the National Health Service (Wales) Act 2006</text:p>
          </table:table-cell>
          <table:table-cell table:style-name="ce1"/>
          <table:table-cell table:number-columns-repeated="1022"/>
        </table:table-row>
        <table:table-row table:style-name="ro1">
          <table:table-cell table:style-name="ce7" office:value-type="string" calcext:value-type="string">
            <text:p>An NHS Trust established under section 18 of the National Health Service (Wales) Act 2006</text:p>
          </table:table-cell>
          <table:table-cell table:style-name="ce1"/>
          <table:table-cell table:number-columns-repeated="1022"/>
        </table:table-row>
        <table:table-row table:style-name="ro1">
          <table:table-cell table:style-name="ce7" office:value-type="string" calcext:value-type="string">
            <text:p>The Board of Community Health Councils in Wales</text:p>
          </table:table-cell>
          <table:table-cell table:style-name="ce1"/>
          <table:table-cell table:number-columns-repeated="1022"/>
        </table:table-row>
        <table:table-row table:style-name="ro1">
          <table:table-cell table:style-name="ce7" office:value-type="string" calcext:value-type="string">
            <text:p>A Special Health Authority established under section 22 of the National Health Service (Wales) Act 2006</text:p>
          </table:table-cell>
          <table:table-cell table:style-name="ce1"/>
          <table:table-cell table:number-columns-repeated="1022"/>
        </table:table-row>
        <table:table-row table:style-name="ro1">
          <table:table-cell table:style-name="ce1" office:value-type="string" calcext:value-type="string">
            <text:p>A licensed gas and/or electricity supplier</text:p>
          </table:table-cell>
          <table:table-cell table:style-name="ce9" office:value-type="string" calcext:value-type="string">
            <text:p>PSD - Fuel poverty</text:p>
          </table:table-cell>
          <table:table-cell table:number-columns-repeated="1022"/>
        </table:table-row>
        <table:table-row table:style-name="ro1">
          <table:table-cell table:style-name="ce1" office:value-type="string" calcext:value-type="string">
            <text:p>A water or sewerage undertaker for an area which is wholly or mainly in England</text:p>
          </table:table-cell>
          <table:table-cell table:style-name="ce1" office:value-type="string" calcext:value-type="string">
            <text:p>Civil registration</text:p>
          </table:table-cell>
          <table:table-cell table:number-columns-repeated="1022"/>
        </table:table-row>
        <table:table-row table:style-name="ro1">
          <table:table-cell table:style-name="ce1" office:value-type="string" calcext:value-type="string">
            <text:p>A water or sewerage undertaker for an area which is wholly or mainly in Wales</text:p>
          </table:table-cell>
          <table:table-cell table:style-name="ce1" office:value-type="string" calcext:value-type="string">
            <text:p>Civil registration</text:p>
          </table:table-cell>
          <table:table-cell table:number-columns-repeated="1022"/>
        </table:table-row>
        <table:table-row table:style-name="ro1" table:number-rows-repeated="24">
          <table:table-cell table:style-name="ce1" table:number-columns-repeated="2"/>
          <table:table-cell table:number-columns-repeated="1022"/>
        </table:table-row>
        <table:table-row table:style-name="ro1" table:number-rows-repeated="87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wers_20_-_20_Objectives" style:display-name="PageStyle_Powers - Objectives" style:page-layout-name="Mpm3">
      <style:header style:display="false"/>
      <style:header-left style:display="false"/>
      <style:footer style:display="false"/>
      <style:footer-left style:display="false"/>
    </style:master-page>
    <style:master-page style:name="PageStyle_5f_DEA_20_Information_20_Sharing_20_Agreements" style:display-name="PageStyle_DEA Information Sharing Agreements" style:page-layout-name="Mpm3">
      <style:header style:display="false"/>
      <style:header-left style:display="false"/>
      <style:footer style:display="false"/>
      <style:footer-left style:display="false"/>
    </style:master-page>
    <style:master-page style:name="PageStyle_5f_Persons" style:display-name="PageStyle_Pers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865" meta:object-count="0"/>
    <meta:generator>LibreOfficeDev/6.0.5.2$Linux_X86_64 LibreOffice_project/</meta:generator>
  </office:meta>
</office:document-meta>
</file>